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Tabla3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0.746cm" style:rel-column-width="423*"/>
    </style:style>
    <style:style style:name="Tabla3.B" style:family="table-column">
      <style:table-column-properties style:column-width="0.75cm" style:rel-column-width="425*"/>
    </style:style>
    <style:style style:name="Tabla3.C" style:family="table-column">
      <style:table-column-properties style:column-width="0.751cm" style:rel-column-width="426*"/>
    </style:style>
    <style:style style:name="Tabla3.E" style:family="table-column">
      <style:table-column-properties style:column-width="0.753cm" style:rel-column-width="427*"/>
    </style:style>
    <style:style style:name="Tabla3.G" style:family="table-column">
      <style:table-column-properties style:column-width="0.748cm" style:rel-column-width="424*"/>
    </style:style>
    <style:style style:name="Tabla3.B1" style:family="table-cell">
      <style:table-cell-properties fo:padding="0.097cm" fo:border-left="0.05pt solid #000000" fo:border-right="none" fo:border-top="none" fo:border-bottom="0.05pt solid #000000"/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" style:family="table">
      <style:table-properties style:width="6.791cm" fo:margin-left="0.3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0.949cm"/>
    </style:style>
    <style:style style:name="Tabla4.B" style:family="table-column">
      <style:table-column-properties style:column-width="0.88cm"/>
    </style:style>
    <style:style style:name="Tabla4.C" style:family="table-column">
      <style:table-column-properties style:column-width="0.815cm"/>
    </style:style>
    <style:style style:name="Tabla4.D" style:family="table-column">
      <style:table-column-properties style:column-width="0.746cm"/>
    </style:style>
    <style:style style:name="Tabla4.E" style:family="table-column">
      <style:table-column-properties style:column-width="0.679cm"/>
    </style:style>
    <style:style style:name="Tabla4.F" style:family="table-column">
      <style:table-column-properties style:column-width="0.61cm"/>
    </style:style>
    <style:style style:name="Tabla4.G" style:family="table-column">
      <style:table-column-properties style:column-width="0.543cm"/>
    </style:style>
    <style:style style:name="Tabla4.H" style:family="table-column">
      <style:table-column-properties style:column-width="0.474cm"/>
    </style:style>
    <style:style style:name="Tabla4.I" style:family="table-column">
      <style:table-column-properties style:column-width="0.406cm"/>
    </style:style>
    <style:style style:name="Tabla4.J" style:family="table-column">
      <style:table-column-properties style:column-width="0.342cm"/>
    </style:style>
    <style:style style:name="Tabla4.K" style:family="table-column">
      <style:table-column-properties style:column-width="0.346cm"/>
    </style:style>
    <style:style style:name="Tabla4.A1" style:family="table-cell">
      <style:table-cell-properties fo:padding="0cm" fo:border="none"/>
    </style:style>
    <style:style style:name="Tabla4.B1" style:family="table-cell">
      <style:table-cell-properties fo:padding="0.097cm" fo:border-left="0.05pt solid #000000" fo:border-right="none" fo:border-top="none" fo:border-bottom="0.05pt solid #000000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J8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956cm" style:rel-column-width="497*"/>
    </style:style>
    <style:style style:name="Tabla2.B" style:family="table-column">
      <style:table-column-properties style:column-width="0.958cm" style:rel-column-width="498*"/>
    </style:style>
    <style:style style:name="Tabla2.C" style:family="table-column">
      <style:table-column-properties style:column-width="0.882cm" style:rel-column-width="459*"/>
    </style:style>
    <style:style style:name="Tabla2.E" style:family="table-column">
      <style:table-column-properties style:column-width="0.88cm" style:rel-column-width="458*"/>
    </style:style>
    <style:style style:name="Tabla2.H" style:family="table-column">
      <style:table-column-properties style:column-width="0.425cm" style:rel-column-width="221*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.097cm" fo:border-left="0.05pt solid #000000" fo:border-right="none" fo:border-top="none" fo:border-bottom="0.05pt solid #000000"/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8" style:family="table-cell">
      <style:table-cell-properties fo:padding="0.097cm" fo:border="none"/>
    </style:style>
    <style:style style:name="Tabla5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0.949cm" style:rel-column-width="538*"/>
    </style:style>
    <style:style style:name="Tabla5.B" style:family="table-column">
      <style:table-column-properties style:column-width="0.88cm" style:rel-column-width="499*"/>
    </style:style>
    <style:style style:name="Tabla5.C" style:family="table-column">
      <style:table-column-properties style:column-width="0.815cm" style:rel-column-width="462*"/>
    </style:style>
    <style:style style:name="Tabla5.D" style:family="table-column">
      <style:table-column-properties style:column-width="0.746cm" style:rel-column-width="423*"/>
    </style:style>
    <style:style style:name="Tabla5.E" style:family="table-column">
      <style:table-column-properties style:column-width="0.679cm" style:rel-column-width="385*"/>
    </style:style>
    <style:style style:name="Tabla5.F" style:family="table-column">
      <style:table-column-properties style:column-width="0.61cm" style:rel-column-width="346*"/>
    </style:style>
    <style:style style:name="Tabla5.G" style:family="table-column">
      <style:table-column-properties style:column-width="0.543cm" style:rel-column-width="308*"/>
    </style:style>
    <style:style style:name="Tabla5.H" style:family="table-column">
      <style:table-column-properties style:column-width="0.474cm" style:rel-column-width="269*"/>
    </style:style>
    <style:style style:name="Tabla5.I" style:family="table-column">
      <style:table-column-properties style:column-width="0.499cm" style:rel-column-width="283*"/>
    </style:style>
    <style:style style:name="Tabla5.J" style:family="table-column">
      <style:table-column-properties style:column-width="0.552cm" style:rel-column-width="313*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97cm" fo:border-left="0.05pt solid #000000" fo:border-right="none" fo:border-top="none" fo:border-bottom="0.05pt solid #000000"/>
    </style:style>
    <style:style style:name="Tabla5.5" style:family="table-row">
      <style:table-row-properties fo:background-color="transparent" fo:keep-together="auto">
        <style:background-image/>
      </style:table-row-properties>
    </style:style>
    <style:style style:name="Tabla5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J8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5.J10" style:family="table-cell">
      <style:table-cell-properties fo:padding="0.097cm" fo:border="none"/>
    </style:style>
    <style:style style:name="Tabla6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0.949cm" style:rel-column-width="538*"/>
    </style:style>
    <style:style style:name="Tabla6.B" style:family="table-column">
      <style:table-column-properties style:column-width="0.88cm" style:rel-column-width="499*"/>
    </style:style>
    <style:style style:name="Tabla6.C" style:family="table-column">
      <style:table-column-properties style:column-width="0.815cm" style:rel-column-width="462*"/>
    </style:style>
    <style:style style:name="Tabla6.D" style:family="table-column">
      <style:table-column-properties style:column-width="0.746cm" style:rel-column-width="423*"/>
    </style:style>
    <style:style style:name="Tabla6.E" style:family="table-column">
      <style:table-column-properties style:column-width="0.679cm" style:rel-column-width="385*"/>
    </style:style>
    <style:style style:name="Tabla6.F" style:family="table-column">
      <style:table-column-properties style:column-width="0.61cm" style:rel-column-width="346*"/>
    </style:style>
    <style:style style:name="Tabla6.G" style:family="table-column">
      <style:table-column-properties style:column-width="0.543cm" style:rel-column-width="308*"/>
    </style:style>
    <style:style style:name="Tabla6.H" style:family="table-column">
      <style:table-column-properties style:column-width="0.474cm" style:rel-column-width="269*"/>
    </style:style>
    <style:style style:name="Tabla6.I" style:family="table-column">
      <style:table-column-properties style:column-width="0.406cm" style:rel-column-width="230*"/>
    </style:style>
    <style:style style:name="Tabla6.J" style:family="table-column">
      <style:table-column-properties style:column-width="0.342cm" style:rel-column-width="194*"/>
    </style:style>
    <style:style style:name="Tabla6.K" style:family="table-column">
      <style:table-column-properties style:column-width="0.303cm" style:rel-column-width="172*"/>
    </style:style>
    <style:style style:name="Tabla6.A1" style:family="table-cell">
      <style:table-cell-properties fo:padding="0cm" fo:border="none"/>
    </style:style>
    <style:style style:name="Tabla6.B1" style:family="table-cell">
      <style:table-cell-properties fo:padding="0.097cm" fo:border-left="0.05pt solid #000000" fo:border-right="none" fo:border-top="none" fo:border-bottom="0.05pt solid #000000"/>
    </style:style>
    <style:style style:name="Tabla6.5" style:family="table-row">
      <style:table-row-properties fo:background-color="transparent" fo:keep-together="auto">
        <style:background-image/>
      </style:table-row-properties>
    </style:style>
    <style:style style:name="Tabla6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J8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954cm" style:rel-column-width="541*"/>
    </style:style>
    <style:style style:name="Tabla7.B" style:family="table-column">
      <style:table-column-properties style:column-width="0.958cm" style:rel-column-width="543*"/>
    </style:style>
    <style:style style:name="Tabla7.C" style:family="table-column">
      <style:table-column-properties style:column-width="0.882cm" style:rel-column-width="500*"/>
    </style:style>
    <style:style style:name="Tabla7.E" style:family="table-column">
      <style:table-column-properties style:column-width="0.884cm" style:rel-column-width="501*"/>
    </style:style>
    <style:style style:name="Tabla7.G" style:family="table-column">
      <style:table-column-properties style:column-width="0.88cm" style:rel-column-width="499*"/>
    </style:style>
    <style:style style:name="Tabla7.H" style:family="table-column">
      <style:table-column-properties style:column-width="0.427cm" style:rel-column-width="242*"/>
    </style:style>
    <style:style style:name="Tabla7.A1" style:family="table-cell">
      <style:table-cell-properties fo:padding="0cm" fo:border="none"/>
    </style:style>
    <style:style style:name="Tabla7.B1" style:family="table-cell">
      <style:table-cell-properties fo:padding="0.097cm" fo:border-left="0.05pt solid #000000" fo:border-right="none" fo:border-top="none" fo:border-bottom="0.05pt solid #000000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H8" style:family="table-cell">
      <style:table-cell-properties fo:padding="0.097cm" fo:border="none"/>
    </style:style>
    <style:style style:name="Tabla8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113cm" style:rel-column-width="631*"/>
    </style:style>
    <style:style style:name="Tabla8.B" style:family="table-column">
      <style:table-column-properties style:column-width="1.028cm" style:rel-column-width="583*"/>
    </style:style>
    <style:style style:name="Tabla8.C" style:family="table-column">
      <style:table-column-properties style:column-width="1.027cm" style:rel-column-width="582*"/>
    </style:style>
    <style:style style:name="Tabla8.D" style:family="table-column">
      <style:table-column-properties style:column-width="1.03cm" style:rel-column-width="584*"/>
    </style:style>
    <style:style style:name="Tabla8.E" style:family="table-column">
      <style:table-column-properties style:column-width="1.381cm" style:rel-column-width="783*"/>
    </style:style>
    <style:style style:name="Tabla8.F" style:family="table-column">
      <style:table-column-properties style:column-width="1.169cm" style:rel-column-width="663*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padding="0.097cm" fo:border-left="0.05pt solid #000000" fo:border-right="none" fo:border-top="none" fo:border-bottom="0.05pt solid #000000"/>
    </style:style>
    <style:style style:name="Tabla8.C1" style:family="table-cell">
      <style:table-cell-properties fo:padding="0cm" fo:border="none"/>
    </style:style>
    <style:style style:name="Tabla8.4" style:family="table-row">
      <style:table-row-properties fo:background-color="transparent" fo:keep-together="auto">
        <style:background-image/>
      </style:table-row-properties>
    </style:style>
    <style:style style:name="Tabla8.E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9" style:family="table">
      <style:table-properties style:width="6.749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0.949cm" style:rel-column-width="538*"/>
    </style:style>
    <style:style style:name="Tabla9.B" style:family="table-column">
      <style:table-column-properties style:column-width="0.88cm" style:rel-column-width="499*"/>
    </style:style>
    <style:style style:name="Tabla9.C" style:family="table-column">
      <style:table-column-properties style:column-width="0.815cm" style:rel-column-width="462*"/>
    </style:style>
    <style:style style:name="Tabla9.D" style:family="table-column">
      <style:table-column-properties style:column-width="0.746cm" style:rel-column-width="423*"/>
    </style:style>
    <style:style style:name="Tabla9.E" style:family="table-column">
      <style:table-column-properties style:column-width="0.679cm" style:rel-column-width="385*"/>
    </style:style>
    <style:style style:name="Tabla9.F" style:family="table-column">
      <style:table-column-properties style:column-width="0.61cm" style:rel-column-width="346*"/>
    </style:style>
    <style:style style:name="Tabla9.G" style:family="table-column">
      <style:table-column-properties style:column-width="0.543cm" style:rel-column-width="308*"/>
    </style:style>
    <style:style style:name="Tabla9.H" style:family="table-column">
      <style:table-column-properties style:column-width="0.474cm" style:rel-column-width="269*"/>
    </style:style>
    <style:style style:name="Tabla9.I" style:family="table-column">
      <style:table-column-properties style:column-width="0.406cm" style:rel-column-width="230*"/>
    </style:style>
    <style:style style:name="Tabla9.J" style:family="table-column">
      <style:table-column-properties style:column-width="0.646cm" style:rel-column-width="366*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fo:padding="0.097cm" fo:border-left="0.05pt solid #000000" fo:border-right="none" fo:border-top="none" fo:border-bottom="0.05pt solid #000000"/>
    </style:style>
    <style:style style:name="Tabla9.5" style:family="table-row">
      <style:table-row-properties fo:background-color="transparent" fo:keep-together="auto">
        <style:background-image/>
      </style:table-row-properties>
    </style:style>
    <style:style style:name="Tabla9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9.J8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9.J10" style:family="table-cell">
      <style:table-cell-properties fo:padding="0cm" fo:border-left="none" fo:border-right="0.05pt solid #000000" fo:border-top="none" fo:border-bottom="none"/>
    </style:style>
    <style:style style:name="eje2-1" style:family="table">
      <style:table-properties style:width="6.749cm" style:rel-width="90%" table:align="center" style:writing-mode="lr-tb"/>
    </style:style>
    <style:style style:name="eje2-1.A" style:family="table-column">
      <style:table-column-properties style:column-width="0.607cm" style:rel-column-width="344*"/>
    </style:style>
    <style:style style:name="eje2-1.B" style:family="table-column">
      <style:table-column-properties style:column-width="0.609cm" style:rel-column-width="345*"/>
    </style:style>
    <style:style style:name="eje2-1.J" style:family="table-column">
      <style:table-column-properties style:column-width="1.279cm" style:rel-column-width="725*"/>
    </style:style>
    <style:style style:name="Tabla11" style:family="table">
      <style:table-properties style:width="6.6cm" table:align="center" style:writing-mode="lr-tb"/>
    </style:style>
    <style:style style:name="Tabla11.A" style:family="table-column">
      <style:table-column-properties style:column-width="0.594cm"/>
    </style:style>
    <style:style style:name="Tabla11.J" style:family="table-column">
      <style:table-column-properties style:column-width="1.251cm"/>
    </style:style>
    <style:style style:name="Tabla12" style:family="table">
      <style:table-properties style:width="6.6cm" table:align="center" style:writing-mode="lr-tb"/>
    </style:style>
    <style:style style:name="Tabla12.A" style:family="table-column">
      <style:table-column-properties style:column-width="0.594cm"/>
    </style:style>
    <style:style style:name="Tabla12.J" style:family="table-column">
      <style:table-column-properties style:column-width="1.251cm"/>
    </style:style>
    <style:style style:name="Tabla12.2" style:family="table-row">
      <style:table-row-properties style:min-row-height="0.423cm"/>
    </style:style>
    <style:style style:name="Tabla13" style:family="table">
      <style:table-properties style:width="6.6cm" table:align="center" style:writing-mode="lr-tb"/>
    </style:style>
    <style:style style:name="Tabla13.A" style:family="table-column">
      <style:table-column-properties style:column-width="0.594cm"/>
    </style:style>
    <style:style style:name="Tabla13.J" style:family="table-column">
      <style:table-column-properties style:column-width="1.251cm"/>
    </style:style>
    <style:style style:name="Tabla14" style:family="table">
      <style:table-properties style:width="6.6cm" table:align="center" style:writing-mode="lr-tb"/>
    </style:style>
    <style:style style:name="Tabla14.A" style:family="table-column">
      <style:table-column-properties style:column-width="0.594cm"/>
    </style:style>
    <style:style style:name="Tabla14.J" style:family="table-column">
      <style:table-column-properties style:column-width="1.251cm"/>
    </style:style>
    <style:style style:name="Tabla15" style:family="table">
      <style:table-properties style:width="6.6cm" table:align="center" style:writing-mode="lr-tb"/>
    </style:style>
    <style:style style:name="Tabla15.A" style:family="table-column">
      <style:table-column-properties style:column-width="0.594cm"/>
    </style:style>
    <style:style style:name="Tabla15.J" style:family="table-column">
      <style:table-column-properties style:column-width="1.251cm"/>
    </style:style>
    <style:style style:name="Tabla10" style:family="table">
      <style:table-properties style:width="4.498cm" style:rel-width="90%" table:align="center" style:writing-mode="lr-tb"/>
    </style:style>
    <style:style style:name="Tabla10.A" style:family="table-column">
      <style:table-column-properties style:column-width="0.224cm" style:rel-column-width="127*"/>
    </style:style>
    <style:style style:name="Tabla10.B" style:family="table-column">
      <style:table-column-properties style:column-width="2.249cm" style:rel-column-width="1275*"/>
    </style:style>
    <style:style style:name="Tabla10.E" style:family="table-column">
      <style:table-column-properties style:column-width="1.577cm" style:rel-column-width="894*"/>
    </style:style>
    <style:style style:name="Tabla10.B3" style:family="table-cell">
      <style:table-cell-properties fo:padding="0.097cm" fo:border-left="none" fo:border-right="none" fo:border-top="0.05pt solid #000000" fo:border-bottom="none"/>
    </style:style>
    <style:style style:name="Tabla16" style:family="table">
      <style:table-properties style:width="4.498cm" style:rel-width="90%" table:align="center" style:writing-mode="lr-tb"/>
    </style:style>
    <style:style style:name="Tabla16.A" style:family="table-column">
      <style:table-column-properties style:column-width="0.224cm" style:rel-column-width="127*"/>
    </style:style>
    <style:style style:name="Tabla16.B" style:family="table-column">
      <style:table-column-properties style:column-width="2.249cm" style:rel-column-width="1275*"/>
    </style:style>
    <style:style style:name="Tabla16.E" style:family="table-column">
      <style:table-column-properties style:column-width="1.577cm" style:rel-column-width="894*"/>
    </style:style>
    <style:style style:name="Tabla16.B3" style:family="table-cell">
      <style:table-cell-properties fo:padding="0.097cm" fo:border-left="none" fo:border-right="none" fo:border-top="0.05pt solid #000000" fo:border-bottom="none"/>
    </style:style>
    <style:style style:name="Tabla17" style:family="table">
      <style:table-properties style:width="4.498cm" style:rel-width="90%" table:align="center" style:writing-mode="lr-tb"/>
    </style:style>
    <style:style style:name="Tabla17.A" style:family="table-column">
      <style:table-column-properties style:column-width="0.224cm" style:rel-column-width="127*"/>
    </style:style>
    <style:style style:name="Tabla17.B" style:family="table-column">
      <style:table-column-properties style:column-width="2.249cm" style:rel-column-width="1275*"/>
    </style:style>
    <style:style style:name="Tabla17.E" style:family="table-column">
      <style:table-column-properties style:column-width="1.577cm" style:rel-column-width="894*"/>
    </style:style>
    <style:style style:name="Tabla17.B3" style:family="table-cell">
      <style:table-cell-properties fo:padding="0.097cm" fo:border-left="none" fo:border-right="none" fo:border-top="0.05pt solid #000000" fo:border-bottom="none"/>
    </style:style>
    <style:style style:name="Tabla18" style:family="table">
      <style:table-properties style:width="4.498cm" style:rel-width="90%" table:align="center" style:writing-mode="lr-tb"/>
    </style:style>
    <style:style style:name="Tabla18.A" style:family="table-column">
      <style:table-column-properties style:column-width="0.224cm" style:rel-column-width="127*"/>
    </style:style>
    <style:style style:name="Tabla18.B" style:family="table-column">
      <style:table-column-properties style:column-width="2.249cm" style:rel-column-width="1275*"/>
    </style:style>
    <style:style style:name="Tabla18.E" style:family="table-column">
      <style:table-column-properties style:column-width="1.577cm" style:rel-column-width="894*"/>
    </style:style>
    <style:style style:name="Tabla18.B3" style:family="table-cell">
      <style:table-cell-properties fo:padding="0.097cm" fo:border-left="none" fo:border-right="none" fo:border-top="0.05pt solid #000000" fo:border-bottom="none"/>
    </style:style>
    <style:style style:name="Tabla19" style:family="table">
      <style:table-properties style:width="4.498cm" style:rel-width="90%" table:align="center" style:writing-mode="lr-tb"/>
    </style:style>
    <style:style style:name="Tabla19.A" style:family="table-column">
      <style:table-column-properties style:column-width="0.224cm" style:rel-column-width="127*"/>
    </style:style>
    <style:style style:name="Tabla19.B" style:family="table-column">
      <style:table-column-properties style:column-width="2.249cm" style:rel-column-width="1275*"/>
    </style:style>
    <style:style style:name="Tabla19.E" style:family="table-column">
      <style:table-column-properties style:column-width="1.577cm" style:rel-column-width="894*"/>
    </style:style>
    <style:style style:name="Tabla19.B3" style:family="table-cell">
      <style:table-cell-properties fo:padding="0.097cm" fo:border-left="none" fo:border-right="none" fo:border-top="0.05pt solid #000000" fo:border-bottom="none"/>
    </style:style>
    <style:style style:name="Tabla20" style:family="table">
      <style:table-properties style:width="4.498cm" style:rel-width="90%" table:align="center" style:writing-mode="lr-tb"/>
    </style:style>
    <style:style style:name="Tabla20.A" style:family="table-column">
      <style:table-column-properties style:column-width="0.224cm" style:rel-column-width="127*"/>
    </style:style>
    <style:style style:name="Tabla20.B" style:family="table-column">
      <style:table-column-properties style:column-width="2.249cm" style:rel-column-width="1275*"/>
    </style:style>
    <style:style style:name="Tabla20.E" style:family="table-column">
      <style:table-column-properties style:column-width="1.577cm" style:rel-column-width="894*"/>
    </style:style>
    <style:style style:name="Tabla20.B3" style:family="table-cell">
      <style:table-cell-properties fo:padding="0.097cm" fo:border-left="none" fo:border-right="none" fo:border-top="0.05pt solid #000000" fo:border-bottom="none"/>
    </style:style>
    <style:style style:name="Tabla21" style:family="table">
      <style:table-properties style:width="4.498cm" style:rel-width="90%" table:align="center" style:writing-mode="lr-tb"/>
    </style:style>
    <style:style style:name="Tabla21.A" style:family="table-column">
      <style:table-column-properties style:column-width="0.224cm" style:rel-column-width="127*"/>
    </style:style>
    <style:style style:name="Tabla21.B" style:family="table-column">
      <style:table-column-properties style:column-width="2.249cm" style:rel-column-width="1275*"/>
    </style:style>
    <style:style style:name="Tabla21.E" style:family="table-column">
      <style:table-column-properties style:column-width="1.577cm" style:rel-column-width="894*"/>
    </style:style>
    <style:style style:name="Tabla21.B3" style:family="table-cell">
      <style:table-cell-properties fo:padding="0.097cm" fo:border-left="none" fo:border-right="none" fo:border-top="0.05pt solid #000000" fo:border-bottom="none"/>
    </style:style>
    <style:style style:name="Tabla22" style:family="table">
      <style:table-properties style:width="4.498cm" style:rel-width="90%" table:align="center" style:writing-mode="lr-tb"/>
    </style:style>
    <style:style style:name="Tabla22.A" style:family="table-column">
      <style:table-column-properties style:column-width="0.224cm" style:rel-column-width="127*"/>
    </style:style>
    <style:style style:name="Tabla22.B" style:family="table-column">
      <style:table-column-properties style:column-width="2.249cm" style:rel-column-width="1275*"/>
    </style:style>
    <style:style style:name="Tabla22.E" style:family="table-column">
      <style:table-column-properties style:column-width="1.577cm" style:rel-column-width="894*"/>
    </style:style>
    <style:style style:name="Tabla22.B3" style:family="table-cell">
      <style:table-cell-properties fo:padding="0.097cm" fo:border-left="none" fo:border-right="none" fo:border-top="0.05pt solid #000000" fo:border-bottom="none"/>
    </style:style>
    <style:style style:name="Tabla23" style:family="table">
      <style:table-properties style:width="4.498cm" style:rel-width="90%" table:align="center" style:writing-mode="lr-tb"/>
    </style:style>
    <style:style style:name="Tabla23.A" style:family="table-column">
      <style:table-column-properties style:column-width="0.222cm" style:rel-column-width="126*"/>
    </style:style>
    <style:style style:name="Tabla23.B" style:family="table-column">
      <style:table-column-properties style:column-width="1.801cm" style:rel-column-width="1021*"/>
    </style:style>
    <style:style style:name="Tabla23.C" style:family="table-column">
      <style:table-column-properties style:column-width="0.448cm" style:rel-column-width="254*"/>
    </style:style>
    <style:style style:name="Tabla23.D" style:family="table-column">
      <style:table-column-properties style:column-width="0.226cm" style:rel-column-width="128*"/>
    </style:style>
    <style:style style:name="Tabla23.B3" style:family="table-cell">
      <style:table-cell-properties fo:padding="0.097cm" fo:border-left="none" fo:border-right="none" fo:border-top="0.05pt solid #000000" fo:border-bottom="none"/>
    </style:style>
    <style:style style:name="Tabla23.B8" style:family="table-cell">
      <style:table-cell-properties fo:padding="0.097cm" fo:border="none"/>
    </style:style>
    <style:style style:name="Tabla24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4.A" style:family="table-column">
      <style:table-column-properties style:column-width="0.222cm" style:rel-column-width="126*"/>
    </style:style>
    <style:style style:name="Tabla24.B" style:family="table-column">
      <style:table-column-properties style:column-width="1.801cm" style:rel-column-width="1021*"/>
    </style:style>
    <style:style style:name="Tabla24.C" style:family="table-column">
      <style:table-column-properties style:column-width="0.448cm" style:rel-column-width="254*"/>
    </style:style>
    <style:style style:name="Tabla24.D" style:family="table-column">
      <style:table-column-properties style:column-width="0.226cm" style:rel-column-width="128*"/>
    </style:style>
    <style:style style:name="Tabla24.1" style:family="table-row">
      <style:table-row-properties style:min-row-height="0.011cm"/>
    </style:style>
    <style:style style:name="Tabla24.3" style:family="table-row">
      <style:table-row-properties style:min-row-height="0.011cm" fo:background-color="transparent" fo:keep-together="auto">
        <style:background-image/>
      </style:table-row-properties>
    </style:style>
    <style:style style:name="Tabla24.B3" style:family="table-cell">
      <style:table-cell-properties fo:padding="0.097cm" fo:border-left="none" fo:border-right="none" fo:border-top="0.05pt solid #000000" fo:border-bottom="none"/>
    </style:style>
    <style:style style:name="Tabla24.E3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24.E7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24.B8" style:family="table-cell">
      <style:table-cell-properties fo:padding="0.097cm" fo:border="none"/>
    </style:style>
    <style:style style:name="Tabla24.B10" style:family="table-cell">
      <style:table-cell-properties fo:padding="0.097cm" fo:border="none"/>
    </style:style>
    <style:style style:name="Tabla25" style:family="table">
      <style:table-properties style:width="4.498cm" style:rel-width="90%" table:align="center" style:writing-mode="lr-tb"/>
    </style:style>
    <style:style style:name="Tabla25.A" style:family="table-column">
      <style:table-column-properties style:column-width="0.224cm" style:rel-column-width="127*"/>
    </style:style>
    <style:style style:name="Tabla25.B" style:family="table-column">
      <style:table-column-properties style:column-width="2.249cm" style:rel-column-width="1275*"/>
    </style:style>
    <style:style style:name="Tabla25.E" style:family="table-column">
      <style:table-column-properties style:column-width="1.577cm" style:rel-column-width="894*"/>
    </style:style>
    <style:style style:name="Tabla25.B3" style:family="table-cell">
      <style:table-cell-properties fo:padding="0.097cm" fo:border-left="none" fo:border-right="none" fo:border-top="0.05pt solid #000000" fo:border-bottom="none"/>
    </style:style>
    <style:style style:name="Tabla26" style:family="table">
      <style:table-properties style:width="4.498cm" style:rel-width="90%" table:align="center" style:writing-mode="lr-tb"/>
    </style:style>
    <style:style style:name="Tabla26.A" style:family="table-column">
      <style:table-column-properties style:column-width="0.224cm" style:rel-column-width="127*"/>
    </style:style>
    <style:style style:name="Tabla26.B" style:family="table-column">
      <style:table-column-properties style:column-width="2.249cm" style:rel-column-width="1276*"/>
    </style:style>
    <style:style style:name="Tabla26.D" style:family="table-column">
      <style:table-column-properties style:column-width="0.226cm" style:rel-column-width="128*"/>
    </style:style>
    <style:style style:name="Tabla26.E" style:family="table-column">
      <style:table-column-properties style:column-width="1.575cm" style:rel-column-width="894*"/>
    </style:style>
    <style:style style:name="Tabla26.B3" style:family="table-cell">
      <style:table-cell-properties fo:padding="0.097cm" fo:border-left="none" fo:border-right="none" fo:border-top="0.05pt solid #000000" fo:border-bottom="none"/>
    </style:style>
    <style:style style:name="Tabla27" style:family="table">
      <style:table-properties style:width="4.498cm" style:rel-width="90%" table:align="center" style:writing-mode="lr-tb"/>
    </style:style>
    <style:style style:name="Tabla27.A" style:family="table-column">
      <style:table-column-properties style:column-width="0.205cm" style:rel-column-width="116*"/>
    </style:style>
    <style:style style:name="Tabla27.B" style:family="table-column">
      <style:table-column-properties style:column-width="2.256cm" style:rel-column-width="1280*"/>
    </style:style>
    <style:style style:name="Tabla27.C" style:family="table-column">
      <style:table-column-properties style:column-width="0.235cm" style:rel-column-width="133*"/>
    </style:style>
    <style:style style:name="Tabla27.D" style:family="table-column">
      <style:table-column-properties style:column-width="0.22cm" style:rel-column-width="125*"/>
    </style:style>
    <style:style style:name="Tabla27.E" style:family="table-column">
      <style:table-column-properties style:column-width="1.582cm" style:rel-column-width="898*"/>
    </style:style>
    <style:style style:name="Tabla27.B3" style:family="table-cell">
      <style:table-cell-properties fo:padding="0.097cm" fo:border-left="none" fo:border-right="none" fo:border-top="0.05pt solid #000000" fo:border-bottom="none"/>
    </style:style>
    <style:style style:name="Tabla28" style:family="table">
      <style:table-properties style:width="4.498cm" style:rel-width="90%" table:align="center" style:writing-mode="lr-tb"/>
    </style:style>
    <style:style style:name="Tabla28.A" style:family="table-column">
      <style:table-column-properties style:column-width="0.224cm" style:rel-column-width="127*"/>
    </style:style>
    <style:style style:name="Tabla28.B" style:family="table-column">
      <style:table-column-properties style:column-width="2.249cm" style:rel-column-width="1276*"/>
    </style:style>
    <style:style style:name="Tabla28.D" style:family="table-column">
      <style:table-column-properties style:column-width="0.226cm" style:rel-column-width="128*"/>
    </style:style>
    <style:style style:name="Tabla28.E" style:family="table-column">
      <style:table-column-properties style:column-width="1.575cm" style:rel-column-width="894*"/>
    </style:style>
    <style:style style:name="Tabla28.B3" style:family="table-cell">
      <style:table-cell-properties fo:padding="0.097cm" fo:border-left="none" fo:border-right="none" fo:border-top="0.05pt solid #000000" fo:border-bottom="none"/>
    </style:style>
    <style:style style:name="Tabla29" style:family="table">
      <style:table-properties style:width="4.498cm" style:rel-width="90%" table:align="center" style:writing-mode="lr-tb"/>
    </style:style>
    <style:style style:name="Tabla29.A" style:family="table-column">
      <style:table-column-properties style:column-width="0.224cm" style:rel-column-width="127*"/>
    </style:style>
    <style:style style:name="Tabla29.B" style:family="table-column">
      <style:table-column-properties style:column-width="2.249cm" style:rel-column-width="1276*"/>
    </style:style>
    <style:style style:name="Tabla29.D" style:family="table-column">
      <style:table-column-properties style:column-width="0.226cm" style:rel-column-width="128*"/>
    </style:style>
    <style:style style:name="Tabla29.E" style:family="table-column">
      <style:table-column-properties style:column-width="1.575cm" style:rel-column-width="894*"/>
    </style:style>
    <style:style style:name="Tabla29.B3" style:family="table-cell">
      <style:table-cell-properties fo:padding="0.097cm" fo:border-left="none" fo:border-right="none" fo:border-top="0.05pt solid #000000" fo:border-bottom="none"/>
    </style:style>
    <style:style style:name="Tabla30" style:family="table">
      <style:table-properties style:width="4.498cm" style:rel-width="90%" table:align="center" style:writing-mode="lr-tb"/>
    </style:style>
    <style:style style:name="Tabla30.A" style:family="table-column">
      <style:table-column-properties style:column-width="0.224cm" style:rel-column-width="127*"/>
    </style:style>
    <style:style style:name="Tabla30.B" style:family="table-column">
      <style:table-column-properties style:column-width="2.249cm" style:rel-column-width="1276*"/>
    </style:style>
    <style:style style:name="Tabla30.D" style:family="table-column">
      <style:table-column-properties style:column-width="0.226cm" style:rel-column-width="128*"/>
    </style:style>
    <style:style style:name="Tabla30.E" style:family="table-column">
      <style:table-column-properties style:column-width="1.575cm" style:rel-column-width="894*"/>
    </style:style>
    <style:style style:name="Tabla30.B3" style:family="table-cell">
      <style:table-cell-properties fo:padding="0.097cm" fo:border-left="none" fo:border-right="none" fo:border-top="0.05pt solid #000000" fo:border-bottom="none"/>
    </style:style>
    <style:style style:name="Tabla31" style:family="table">
      <style:table-properties style:width="4.498cm" style:rel-width="90%" table:align="center" style:writing-mode="lr-tb"/>
    </style:style>
    <style:style style:name="Tabla31.A" style:family="table-column">
      <style:table-column-properties style:column-width="0.224cm" style:rel-column-width="127*"/>
    </style:style>
    <style:style style:name="Tabla31.B" style:family="table-column">
      <style:table-column-properties style:column-width="2.249cm" style:rel-column-width="1276*"/>
    </style:style>
    <style:style style:name="Tabla31.D" style:family="table-column">
      <style:table-column-properties style:column-width="0.226cm" style:rel-column-width="128*"/>
    </style:style>
    <style:style style:name="Tabla31.E" style:family="table-column">
      <style:table-column-properties style:column-width="1.575cm" style:rel-column-width="894*"/>
    </style:style>
    <style:style style:name="Tabla31.B3" style:family="table-cell">
      <style:table-cell-properties fo:padding="0.097cm" fo:border-left="none" fo:border-right="none" fo:border-top="0.05pt solid #000000" fo:border-bottom="none"/>
    </style:style>
    <style:style style:name="Tabla42" style:family="table">
      <style:table-properties style:width="4.501cm" style:rel-width="90%" table:align="center" style:writing-mode="lr-tb"/>
    </style:style>
    <style:style style:name="Tabla42.A" style:family="table-column">
      <style:table-column-properties style:column-width="0.224cm" style:rel-column-width="191*"/>
    </style:style>
    <style:style style:name="Tabla42.B" style:family="table-column">
      <style:table-column-properties style:column-width="2.251cm" style:rel-column-width="1913*"/>
    </style:style>
    <style:style style:name="Tabla42.E" style:family="table-column">
      <style:table-column-properties style:column-width="1.577cm" style:rel-column-width="1340*"/>
    </style:style>
    <style:style style:name="Tabla42.B3" style:family="table-cell">
      <style:table-cell-properties fo:padding="0.097cm" fo:border-left="none" fo:border-right="none" fo:border-top="0.05pt solid #000000" fo:border-bottom="none"/>
    </style:style>
    <style:style style:name="Tabla42.E4" style:family="table-cell">
      <style:table-cell-properties fo:padding="0.097cm" fo:border="none"/>
    </style:style>
    <style:style style:name="Tabla43" style:family="table">
      <style:table-properties style:width="4.501cm" style:rel-width="90%" table:align="center" style:writing-mode="lr-tb"/>
    </style:style>
    <style:style style:name="Tabla43.A" style:family="table-column">
      <style:table-column-properties style:column-width="0.224cm" style:rel-column-width="191*"/>
    </style:style>
    <style:style style:name="Tabla43.B" style:family="table-column">
      <style:table-column-properties style:column-width="2.251cm" style:rel-column-width="1913*"/>
    </style:style>
    <style:style style:name="Tabla43.E" style:family="table-column">
      <style:table-column-properties style:column-width="1.577cm" style:rel-column-width="1340*"/>
    </style:style>
    <style:style style:name="Tabla43.B3" style:family="table-cell">
      <style:table-cell-properties fo:padding="0.097cm" fo:border-left="none" fo:border-right="none" fo:border-top="0.05pt solid #000000" fo:border-bottom="none"/>
    </style:style>
    <style:style style:name="Tabla43.E4" style:family="table-cell">
      <style:table-cell-properties fo:padding="0.097cm" fo:border="none"/>
    </style:style>
    <style:style style:name="Tabla44" style:family="table">
      <style:table-properties style:width="4.501cm" style:rel-width="90%" table:align="center" style:writing-mode="lr-tb"/>
    </style:style>
    <style:style style:name="Tabla44.A" style:family="table-column">
      <style:table-column-properties style:column-width="0.224cm" style:rel-column-width="191*"/>
    </style:style>
    <style:style style:name="Tabla44.B" style:family="table-column">
      <style:table-column-properties style:column-width="2.251cm" style:rel-column-width="1913*"/>
    </style:style>
    <style:style style:name="Tabla44.E" style:family="table-column">
      <style:table-column-properties style:column-width="1.577cm" style:rel-column-width="1340*"/>
    </style:style>
    <style:style style:name="Tabla44.B3" style:family="table-cell">
      <style:table-cell-properties fo:padding="0.097cm" fo:border-left="none" fo:border-right="none" fo:border-top="0.05pt solid #000000" fo:border-bottom="none"/>
    </style:style>
    <style:style style:name="Tabla44.E4" style:family="table-cell">
      <style:table-cell-properties fo:padding="0.097cm" fo:border="none"/>
    </style:style>
    <style:style style:name="Tabla45" style:family="table">
      <style:table-properties style:width="4.501cm" style:rel-width="90%" table:align="center" style:writing-mode="lr-tb"/>
    </style:style>
    <style:style style:name="Tabla45.A" style:family="table-column">
      <style:table-column-properties style:column-width="0.224cm" style:rel-column-width="191*"/>
    </style:style>
    <style:style style:name="Tabla45.B" style:family="table-column">
      <style:table-column-properties style:column-width="2.251cm" style:rel-column-width="1913*"/>
    </style:style>
    <style:style style:name="Tabla45.E" style:family="table-column">
      <style:table-column-properties style:column-width="1.577cm" style:rel-column-width="1340*"/>
    </style:style>
    <style:style style:name="Tabla45.B3" style:family="table-cell">
      <style:table-cell-properties fo:padding="0.097cm" fo:border-left="none" fo:border-right="none" fo:border-top="0.05pt solid #000000" fo:border-bottom="none"/>
    </style:style>
    <style:style style:name="Tabla45.E4" style:family="table-cell">
      <style:table-cell-properties fo:padding="0.097cm" fo:border="none"/>
    </style:style>
    <style:style style:name="Tabla46" style:family="table">
      <style:table-properties style:width="4.501cm" style:rel-width="90%" table:align="center" style:writing-mode="lr-tb"/>
    </style:style>
    <style:style style:name="Tabla46.A" style:family="table-column">
      <style:table-column-properties style:column-width="0.224cm" style:rel-column-width="191*"/>
    </style:style>
    <style:style style:name="Tabla46.B" style:family="table-column">
      <style:table-column-properties style:column-width="2.251cm" style:rel-column-width="1913*"/>
    </style:style>
    <style:style style:name="Tabla46.E" style:family="table-column">
      <style:table-column-properties style:column-width="1.577cm" style:rel-column-width="1340*"/>
    </style:style>
    <style:style style:name="Tabla46.B3" style:family="table-cell">
      <style:table-cell-properties fo:padding="0.097cm" fo:border-left="none" fo:border-right="none" fo:border-top="0.05pt solid #000000" fo:border-bottom="none"/>
    </style:style>
    <style:style style:name="Tabla46.E4" style:family="table-cell">
      <style:table-cell-properties fo:padding="0.097cm" fo:border="none"/>
    </style:style>
    <style:style style:name="Tabla47" style:family="table">
      <style:table-properties style:width="4.501cm" style:rel-width="90%" table:align="center" style:writing-mode="lr-tb"/>
    </style:style>
    <style:style style:name="Tabla47.A" style:family="table-column">
      <style:table-column-properties style:column-width="0.224cm" style:rel-column-width="190*"/>
    </style:style>
    <style:style style:name="Tabla47.B" style:family="table-column">
      <style:table-column-properties style:column-width="2.251cm" style:rel-column-width="1913*"/>
    </style:style>
    <style:style style:name="Tabla47.C" style:family="table-column">
      <style:table-column-properties style:column-width="0.224cm" style:rel-column-width="191*"/>
    </style:style>
    <style:style style:name="Tabla47.E" style:family="table-column">
      <style:table-column-properties style:column-width="1.577cm" style:rel-column-width="1341*"/>
    </style:style>
    <style:style style:name="Tabla47.B3" style:family="table-cell">
      <style:table-cell-properties fo:padding="0.097cm" fo:border-left="none" fo:border-right="none" fo:border-top="0.05pt solid #000000" fo:border-bottom="none"/>
    </style:style>
    <style:style style:name="Tabla47.E4" style:family="table-cell">
      <style:table-cell-properties fo:padding="0.097cm" fo:border="none"/>
    </style:style>
    <style:style style:name="Tabla48" style:family="table">
      <style:table-properties style:width="6.749cm" style:rel-width="90%" table:align="center" style:writing-mode="lr-tb"/>
    </style:style>
    <style:style style:name="Tabla48.A" style:family="table-column">
      <style:table-column-properties style:column-width="1.688cm" style:rel-column-width="638*"/>
    </style:style>
    <style:style style:name="Tabla48.C" style:family="table-column">
      <style:table-column-properties style:column-width="0.339cm" style:rel-column-width="128*"/>
    </style:style>
    <style:style style:name="Tabla48.D" style:family="table-column">
      <style:table-column-properties style:column-width="1.681cm" style:rel-column-width="635*"/>
    </style:style>
    <style:style style:name="Tabla48.E" style:family="table-column">
      <style:table-column-properties style:column-width="1.353cm" style:rel-column-width="511*"/>
    </style:style>
    <style:style style:name="Tabla48.A1" style:family="table-cell">
      <style:table-cell-properties fo:padding="0.097cm" fo:border="none"/>
    </style:style>
    <style:style style:name="Tabla48.B1" style:family="table-cell">
      <style:table-cell-properties fo:padding="0.097cm" fo:border-left="0.05pt solid #000000" fo:border-right="none" fo:border-top="none" fo:border-bottom="0.05pt solid #000000"/>
    </style:style>
    <style:style style:name="Tabla48.A2" style:family="table-cell">
      <style:table-cell-properties fo:padding="0.097cm" fo:border-left="none" fo:border-right="none" fo:border-top="none" fo:border-bottom="0.05pt solid #000000"/>
    </style:style>
    <style:style style:name="Tabla49" style:family="table">
      <style:table-properties style:width="6.749cm" style:rel-width="90%" table:align="center" style:writing-mode="lr-tb"/>
    </style:style>
    <style:style style:name="Tabla49.A" style:family="table-column">
      <style:table-column-properties style:column-width="1.688cm" style:rel-column-width="638*"/>
    </style:style>
    <style:style style:name="Tabla49.C" style:family="table-column">
      <style:table-column-properties style:column-width="0.339cm" style:rel-column-width="128*"/>
    </style:style>
    <style:style style:name="Tabla49.D" style:family="table-column">
      <style:table-column-properties style:column-width="1.681cm" style:rel-column-width="635*"/>
    </style:style>
    <style:style style:name="Tabla49.E" style:family="table-column">
      <style:table-column-properties style:column-width="1.353cm" style:rel-column-width="511*"/>
    </style:style>
    <style:style style:name="Tabla49.A1" style:family="table-cell">
      <style:table-cell-properties fo:padding="0.097cm" fo:border="none"/>
    </style:style>
    <style:style style:name="Tabla49.B1" style:family="table-cell">
      <style:table-cell-properties fo:padding="0.097cm" fo:border-left="0.05pt solid #000000" fo:border-right="none" fo:border-top="none" fo:border-bottom="0.05pt solid #000000"/>
    </style:style>
    <style:style style:name="Tabla49.A2" style:family="table-cell">
      <style:table-cell-properties fo:padding="0.097cm" fo:border-left="none" fo:border-right="none" fo:border-top="none" fo:border-bottom="0.05pt solid #000000"/>
    </style:style>
    <style:style style:name="Tabla49.A7" style:family="table-cell">
      <style:table-cell-properties style:vertical-align="middle" fo:padding="0.097cm" fo:border="none"/>
    </style:style>
    <style:style style:name="Tabla50" style:family="table">
      <style:table-properties style:width="6.749cm" style:rel-width="90%" table:align="center" style:writing-mode="lr-tb"/>
    </style:style>
    <style:style style:name="Tabla50.A" style:family="table-column">
      <style:table-column-properties style:column-width="1.688cm" style:rel-column-width="638*"/>
    </style:style>
    <style:style style:name="Tabla50.C" style:family="table-column">
      <style:table-column-properties style:column-width="0.339cm" style:rel-column-width="128*"/>
    </style:style>
    <style:style style:name="Tabla50.E" style:family="table-column">
      <style:table-column-properties style:column-width="1.344cm" style:rel-column-width="508*"/>
    </style:style>
    <style:style style:name="Tabla50.A1" style:family="table-cell">
      <style:table-cell-properties fo:padding="0.097cm" fo:border="none"/>
    </style:style>
    <style:style style:name="Tabla50.B1" style:family="table-cell">
      <style:table-cell-properties fo:padding="0.097cm" fo:border-left="0.05pt solid #000000" fo:border-right="none" fo:border-top="none" fo:border-bottom="0.05pt solid #000000"/>
    </style:style>
    <style:style style:name="Tabla50.A2" style:family="table-cell">
      <style:table-cell-properties fo:padding="0.097cm" fo:border-left="none" fo:border-right="none" fo:border-top="none" fo:border-bottom="0.05pt solid #000000"/>
    </style:style>
    <style:style style:name="Tabla51" style:family="table">
      <style:table-properties style:width="6.749cm" style:rel-width="90%" table:align="center" style:writing-mode="lr-tb"/>
    </style:style>
    <style:style style:name="Tabla51.A" style:family="table-column">
      <style:table-column-properties style:column-width="1.688cm" style:rel-column-width="638*"/>
    </style:style>
    <style:style style:name="Tabla51.C" style:family="table-column">
      <style:table-column-properties style:column-width="0.339cm" style:rel-column-width="128*"/>
    </style:style>
    <style:style style:name="Tabla51.D" style:family="table-column">
      <style:table-column-properties style:column-width="1.685cm" style:rel-column-width="637*"/>
    </style:style>
    <style:style style:name="Tabla51.E" style:family="table-column">
      <style:table-column-properties style:column-width="1.351cm" style:rel-column-width="511*"/>
    </style:style>
    <style:style style:name="Tabla51.A1" style:family="table-cell">
      <style:table-cell-properties fo:padding="0.097cm" fo:border="none"/>
    </style:style>
    <style:style style:name="Tabla51.B1" style:family="table-cell">
      <style:table-cell-properties fo:padding="0.097cm" fo:border-left="0.05pt solid #000000" fo:border-right="none" fo:border-top="none" fo:border-bottom="0.05pt solid #000000"/>
    </style:style>
    <style:style style:name="Tabla51.A2" style:family="table-cell">
      <style:table-cell-properties fo:padding="0.097cm" fo:border-left="none" fo:border-right="none" fo:border-top="none" fo:border-bottom="0.05pt solid #000000"/>
    </style:style>
    <style:style style:name="Tabla32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2.A" style:family="table-column">
      <style:table-column-properties style:column-width="1.529cm" style:rel-column-width="2602*"/>
    </style:style>
    <style:style style:name="Tabla32.B" style:family="table-column">
      <style:table-column-properties style:column-width="1.485cm" style:rel-column-width="2526*"/>
    </style:style>
    <style:style style:name="Tabla32.A1" style:family="table-cell">
      <style:table-cell-properties fo:padding="0cm" fo:border="none"/>
    </style:style>
    <style:style style:name="Tabla32.B1" style:family="table-cell">
      <style:table-cell-properties fo:padding="0.097cm" fo:border-left="0.05pt solid #000000" fo:border-right="none" fo:border-top="none" fo:border-bottom="0.05pt solid #000000"/>
    </style:style>
    <style:style style:name="Tabla32.C3" style:family="table-cell">
      <style:table-cell-properties fo:padding="0.097cm" fo:border="none"/>
    </style:style>
    <style:style style:name="Tabla33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3.A" style:family="table-column">
      <style:table-column-properties style:column-width="2.249cm" style:rel-column-width="3826*"/>
    </style:style>
    <style:style style:name="Tabla33.B" style:family="table-column">
      <style:table-column-properties style:column-width="2.249cm" style:rel-column-width="3828*"/>
    </style:style>
    <style:style style:name="Tabla33.A1" style:family="table-cell">
      <style:table-cell-properties fo:padding="0cm" fo:border="none"/>
    </style:style>
    <style:style style:name="Tabla33.B1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="none"/>
    </style:style>
    <style:style style:name="Tabla34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4.A" style:family="table-column">
      <style:table-column-properties style:column-width="1.15cm" style:rel-column-width="1956*"/>
    </style:style>
    <style:style style:name="Tabla34.B" style:family="table-column">
      <style:table-column-properties style:column-width="1.117cm" style:rel-column-width="1899*"/>
    </style:style>
    <style:style style:name="Tabla34.C" style:family="table-column">
      <style:table-column-properties style:column-width="1.117cm" style:rel-column-width="1900*"/>
    </style:style>
    <style:style style:name="Tabla34.A1" style:family="table-cell">
      <style:table-cell-properties fo:padding="0cm" fo:border="none"/>
    </style:style>
    <style:style style:name="Tabla34.B1" style:family="table-cell">
      <style:table-cell-properties fo:padding="0.097cm" fo:border-left="0.05pt solid #000000" fo:border-right="none" fo:border-top="none" fo:border-bottom="0.05pt solid #000000"/>
    </style:style>
    <style:style style:name="Tabla34.D2" style:family="table-cell">
      <style:table-cell-properties fo:padding="0.097cm" fo:border="none"/>
    </style:style>
    <style:style style:name="Tabla35" style:family="table">
      <style:table-properties style:width="4.498cm" style:rel-width="90%" table:align="center" style:writing-mode="lr-tb"/>
    </style:style>
    <style:style style:name="Tabla35.A" style:family="table-column">
      <style:table-column-properties style:column-width="0.45cm" style:rel-column-width="765*"/>
    </style:style>
    <style:style style:name="Tabla35.I" style:family="table-column">
      <style:table-column-properties style:column-width="0.901cm" style:rel-column-width="1534*"/>
    </style:style>
    <style:style style:name="Tabla36" style:family="table">
      <style:table-properties style:width="4.501cm" style:rel-width="90%" table:align="center" style:writing-mode="lr-tb"/>
    </style:style>
    <style:style style:name="Tabla36.A" style:family="table-column">
      <style:table-column-properties style:column-width="0.45cm" style:rel-column-width="765*"/>
    </style:style>
    <style:style style:name="Tabla36.I" style:family="table-column">
      <style:table-column-properties style:column-width="0.901cm" style:rel-column-width="1534*"/>
    </style:style>
    <style:style style:name="Tabla37" style:family="table">
      <style:table-properties style:width="4.501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7.A" style:family="table-column">
      <style:table-column-properties style:column-width="1.531cm" style:rel-column-width="2603*"/>
    </style:style>
    <style:style style:name="Tabla37.B" style:family="table-column">
      <style:table-column-properties style:column-width="1.485cm" style:rel-column-width="2525*"/>
    </style:style>
    <style:style style:name="Tabla37.C" style:family="table-column">
      <style:table-column-properties style:column-width="1.485cm" style:rel-column-width="2526*"/>
    </style:style>
    <style:style style:name="Tabla37.A1" style:family="table-cell">
      <style:table-cell-properties fo:padding="0cm" fo:border="none"/>
    </style:style>
    <style:style style:name="Tabla37.B1" style:family="table-cell">
      <style:table-cell-properties fo:padding="0.097cm" fo:border-left="0.05pt solid #000000" fo:border-right="none" fo:border-top="none" fo:border-bottom="0.05pt solid #000000"/>
    </style:style>
    <style:style style:name="Tabla37.C3" style:family="table-cell">
      <style:table-cell-properties fo:padding="0.097cm" fo:border="none"/>
    </style:style>
    <style:style style:name="Tabla38" style:family="table">
      <style:table-properties style:width="4.999cm" style:rel-width="100%" table:align="center" style:writing-mode="lr-tb"/>
    </style:style>
    <style:style style:name="Tabla38.A" style:family="table-column">
      <style:table-column-properties style:column-width="1.249cm" style:rel-column-width="708*"/>
    </style:style>
    <style:style style:name="Tabla38.B" style:family="table-column">
      <style:table-column-properties style:column-width="1.251cm" style:rel-column-width="709*"/>
    </style:style>
    <style:style style:name="Tabla39" style:family="table">
      <style:table-properties style:width="4.999cm" style:rel-width="100%" table:align="center" style:writing-mode="lr-tb"/>
    </style:style>
    <style:style style:name="Tabla39.A" style:family="table-column">
      <style:table-column-properties style:column-width="1.249cm" style:rel-column-width="708*"/>
    </style:style>
    <style:style style:name="Tabla39.B" style:family="table-column">
      <style:table-column-properties style:column-width="1.251cm" style:rel-column-width="709*"/>
    </style:style>
    <style:style style:name="Tabla40" style:family="table">
      <style:table-properties style:width="4.999cm" style:rel-width="100%" table:align="center" style:writing-mode="lr-tb"/>
    </style:style>
    <style:style style:name="Tabla40.A" style:family="table-column">
      <style:table-column-properties style:column-width="1.249cm" style:rel-column-width="708*"/>
    </style:style>
    <style:style style:name="Tabla40.B" style:family="table-column">
      <style:table-column-properties style:column-width="1.251cm" style:rel-column-width="709*"/>
    </style:style>
    <style:style style:name="Tabla41" style:family="table">
      <style:table-properties style:width="4.999cm" style:rel-width="100%" table:align="center" style:writing-mode="lr-tb"/>
    </style:style>
    <style:style style:name="Tabla41.A" style:family="table-column">
      <style:table-column-properties style:column-width="1.249cm" style:rel-column-width="708*"/>
    </style:style>
    <style:style style:name="Tabla41.B" style:family="table-column">
      <style:table-column-properties style:column-width="1.251cm" style:rel-column-width="709*"/>
    </style:style>
    <style:style style:name="Tabla52" style:family="table">
      <style:table-properties style:width="4.999cm" style:rel-width="100%" table:align="center" style:writing-mode="lr-tb"/>
    </style:style>
    <style:style style:name="Tabla52.A" style:family="table-column">
      <style:table-column-properties style:column-width="1.249cm" style:rel-column-width="708*"/>
    </style:style>
    <style:style style:name="Tabla52.B" style:family="table-column">
      <style:table-column-properties style:column-width="1.251cm" style:rel-column-width="709*"/>
    </style:style>
    <style:style style:name="Tabla53" style:family="table">
      <style:table-properties style:width="4.999cm" style:rel-width="100%" table:align="center" style:writing-mode="lr-tb"/>
    </style:style>
    <style:style style:name="Tabla53.A" style:family="table-column">
      <style:table-column-properties style:column-width="2.499cm" style:rel-column-width="1417*"/>
    </style:style>
    <style:style style:name="Tabla53.B" style:family="table-column">
      <style:table-column-properties style:column-width="1.249cm" style:rel-column-width="708*"/>
    </style:style>
    <style:style style:name="Tabla53.C" style:family="table-column">
      <style:table-column-properties style:column-width="1.251cm" style:rel-column-width="709*"/>
    </style:style>
    <style:style style:name="Tabla54" style:family="table">
      <style:table-properties style:width="4.501cm" style:rel-width="90%" table:align="center" style:writing-mode="lr-tb"/>
    </style:style>
    <style:style style:name="Tabla54.A" style:family="table-column">
      <style:table-column-properties style:column-width="1.125cm" style:rel-column-width="1914*"/>
    </style:style>
    <style:style style:name="Tabla54.B" style:family="table-column">
      <style:table-column-properties style:column-width="1.125cm" style:rel-column-width="1913*"/>
    </style:style>
    <style:style style:name="Tabla55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55.A" style:family="table-column">
      <style:table-column-properties style:column-width="1.125cm" style:rel-column-width="1914*"/>
    </style:style>
    <style:style style:name="Tabla55.B" style:family="table-column">
      <style:table-column-properties style:column-width="1.124cm" style:rel-column-width="1913*"/>
    </style:style>
    <style:style style:name="Tabla55.A1" style:family="table-cell">
      <style:table-cell-properties fo:padding="0.097cm" fo:border="none"/>
    </style:style>
    <style:style style:name="Tabla55.B1" style:family="table-cell">
      <style:table-cell-properties fo:padding="0.097cm" fo:border-left="0.05pt solid #000000" fo:border-right="none" fo:border-top="none" fo:border-bottom="0.05pt solid #000000"/>
    </style:style>
    <style:style style:name="Tabla55.C1" style:family="table-cell">
      <style:table-cell-properties fo:padding="0cm" fo:border="none"/>
    </style:style>
    <style:style style:name="Tabla55.4" style:family="table-row">
      <style:table-row-properties fo:background-color="transparent" fo:keep-together="auto">
        <style:background-image/>
      </style:table-row-properties>
    </style:style>
    <style:style style:name="Tabla56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56.A" style:family="table-column">
      <style:table-column-properties style:column-width="1.499cm" style:rel-column-width="2550*"/>
    </style:style>
    <style:style style:name="Tabla56.B" style:family="table-column">
      <style:table-column-properties style:column-width="1.499cm" style:rel-column-width="2551*"/>
    </style:style>
    <style:style style:name="Tabla56.C" style:family="table-column">
      <style:table-column-properties style:column-width="1.501cm" style:rel-column-width="2553*"/>
    </style:style>
    <style:style style:name="Tabla56.A1" style:family="table-cell">
      <style:table-cell-properties fo:padding="0.097cm" fo:border="none"/>
    </style:style>
    <style:style style:name="Tabla56.B1" style:family="table-cell">
      <style:table-cell-properties fo:padding="0.097cm" fo:border-left="0.05pt solid #000000" fo:border-right="none" fo:border-top="none" fo:border-bottom="0.05pt solid #000000"/>
    </style:style>
    <style:style style:name="Tabla56.C1" style:family="table-cell">
      <style:table-cell-properties fo:padding="0cm" fo:border="none"/>
    </style:style>
    <style:style style:name="Tabla56.3" style:family="table-row">
      <style:table-row-properties fo:background-color="transparent" fo:keep-together="auto">
        <style:background-image/>
      </style:table-row-properties>
    </style:style>
    <style:style style:name="Tabla57" style:family="table">
      <style:table-properties style:width="4.498cm" style:rel-width="90%" table:align="center" style:writing-mode="lr-tb"/>
    </style:style>
    <style:style style:name="Tabla57.A" style:family="table-column">
      <style:table-column-properties style:column-width="0.674cm" style:rel-column-width="1148*"/>
    </style:style>
    <style:style style:name="Tabla57.G" style:family="table-column">
      <style:table-column-properties style:column-width="0.45cm" style:rel-column-width="766*"/>
    </style:style>
    <style:style style:name="Tabla58" style:family="table">
      <style:table-properties style:width="5.193cm" fo:margin-left="0cm" table:align="left" style:writing-mode="lr-tb"/>
    </style:style>
    <style:style style:name="Tabla58.A" style:family="table-column">
      <style:table-column-properties style:column-width="0.651cm"/>
    </style:style>
    <style:style style:name="Tabla58.B" style:family="table-column">
      <style:table-column-properties style:column-width="0.653cm"/>
    </style:style>
    <style:style style:name="Tabla58.H" style:family="table-column">
      <style:table-column-properties style:column-width="0.628cm"/>
    </style:style>
    <style:style style:name="Tabla58.A1" style:family="table-cell">
      <style:table-cell-properties fo:padding="0cm" fo:border="none"/>
    </style:style>
    <style:style style:name="Tabla59" style:family="table">
      <style:table-properties style:width="4.498cm" style:rel-width="9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59.A" style:family="table-column">
      <style:table-column-properties style:column-width="1.528cm" style:rel-column-width="866*"/>
    </style:style>
    <style:style style:name="Tabla59.B" style:family="table-column">
      <style:table-column-properties style:column-width="1.485cm" style:rel-column-width="842*"/>
    </style:style>
    <style:style style:name="Tabla59.A1" style:family="table-cell">
      <style:table-cell-properties fo:padding="0.097cm" fo:border="none"/>
    </style:style>
    <style:style style:name="Tabla59.B1" style:family="table-cell">
      <style:table-cell-properties fo:padding="0.097cm" fo:border-left="0.05pt solid #000000" fo:border-right="none" fo:border-top="none" fo:border-bottom="0.05pt solid #000000"/>
    </style:style>
    <style:style style:name="Tabla59.C1" style:family="table-cell">
      <style:table-cell-properties fo:padding="0cm" fo:border="none"/>
    </style:style>
    <style:style style:name="Tabla60" style:family="table">
      <style:table-properties style:width="5.002cm" style:rel-width="100%" table:align="center" style:writing-mode="lr-tb"/>
    </style:style>
    <style:style style:name="Tabla60.A" style:family="table-column">
      <style:table-column-properties style:column-width="0.75cm" style:rel-column-width="425*"/>
    </style:style>
    <style:style style:name="Tabla60.C" style:family="table-column">
      <style:table-column-properties style:column-width="0.751cm" style:rel-column-width="426*"/>
    </style:style>
    <style:style style:name="Tabla60.G" style:family="table-column">
      <style:table-column-properties style:column-width="0.501cm" style:rel-column-width="284*"/>
    </style:style>
    <style:style style:name="P1" style:family="paragraph" style:parent-style-name="Standard">
      <style:text-properties style:font-name="Droid Sans" fo:font-size="9pt" officeooo:rsid="0091f471" officeooo:paragraph-rsid="0091f471" style:font-size-asian="9pt" style:font-size-complex="9pt"/>
    </style:style>
    <style:style style:name="P2" style:family="paragraph" style:parent-style-name="Standard">
      <style:text-properties style:font-name="Droid Sans" fo:font-size="9pt" officeooo:rsid="0091f471" officeooo:paragraph-rsid="0095c7e6" style:font-size-asian="9pt" style:font-size-complex="9pt"/>
    </style:style>
    <style:style style:name="P3" style:family="paragraph" style:parent-style-name="Standard">
      <style:text-properties style:font-name="Droid Sans" fo:font-size="9pt" officeooo:rsid="0091f471" officeooo:paragraph-rsid="00a14736" style:font-size-asian="9pt" style:font-size-complex="9pt"/>
    </style:style>
    <style:style style:name="P4" style:family="paragraph" style:parent-style-name="Standard">
      <style:text-properties style:font-name="Droid Sans" fo:font-size="9pt" officeooo:rsid="0091f471" officeooo:paragraph-rsid="00b6b5f0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9pt" officeooo:rsid="0091f471" officeooo:paragraph-rsid="00b6b5f0" style:font-size-asian="9pt" style:font-size-complex="9pt"/>
    </style:style>
    <style:style style:name="P6" style:family="paragraph" style:parent-style-name="Standard">
      <style:text-properties style:font-name="Droid Sans" fo:font-size="9pt" officeooo:rsid="0095c7e6" officeooo:paragraph-rsid="0095c7e6" style:font-size-asian="9pt" style:font-size-complex="9pt"/>
    </style:style>
    <style:style style:name="P7" style:family="paragraph" style:parent-style-name="Standard">
      <style:text-properties style:font-name="Droid Sans" fo:font-size="9pt" officeooo:rsid="00aeb55f" officeooo:paragraph-rsid="00aeb55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aeb55f" officeooo:paragraph-rsid="00aeb55f" style:font-size-asian="9pt" style:font-size-complex="9pt"/>
    </style:style>
    <style:style style:name="P9" style:family="paragraph" style:parent-style-name="Standard">
      <style:text-properties style:font-name="Droid Sans" fo:font-size="9pt" officeooo:rsid="00b09f23" officeooo:paragraph-rsid="00b09f23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Droid Sans" fo:font-size="9pt" officeooo:rsid="00b09f23" officeooo:paragraph-rsid="00b09f23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Droid Sans" fo:font-size="9pt" officeooo:rsid="00b6b5f0" officeooo:paragraph-rsid="00b6b5f0" style:font-size-asian="9pt" style:font-size-complex="9pt"/>
    </style:style>
    <style:style style:name="P12" style:family="paragraph" style:parent-style-name="Standard">
      <style:text-properties style:use-window-font-color="true" style:font-name="Droid Sans" fo:font-size="9pt" fo:language="es" fo:country="ES" fo:font-weight="normal" officeooo:rsid="008d99ea" officeooo:paragraph-rsid="00903d0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Droid Sans" fo:font-size="9pt" fo:language="es" fo:country="ES" fo:font-weight="normal" officeooo:rsid="008d99ea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Droid Sans" fo:font-size="9pt" fo:language="es" fo:country="ES" fo:font-weight="normal" officeooo:rsid="008d99ea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Droid Sans" fo:font-size="9pt" fo:language="es" fo:country="ES" fo:font-weight="normal" officeooo:rsid="00b56a08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6" style:family="paragraph" style:parent-style-name="Standard">
      <style:text-properties style:text-position="0% 100%" style:font-name="Droid Sans" fo:font-size="9pt" officeooo:rsid="00aeb55f" officeooo:paragraph-rsid="00aeb55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Droid Sans" fo:font-size="9pt" officeooo:rsid="00aeb55f" officeooo:paragraph-rsid="00aeb55f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Droid Sans" fo:font-size="9pt" officeooo:rsid="00b09f23" officeooo:paragraph-rsid="00b09f23" style:font-size-asian="9pt" style:font-size-complex="9pt"/>
    </style:style>
    <style:style style:name="P19" style:family="paragraph" style:parent-style-name="Standard">
      <style:text-properties style:text-position="0% 100%" style:font-name="Droid Sans" fo:font-size="9pt" officeooo:rsid="00b7d0d8" officeooo:paragraph-rsid="00b7d0d8" style:font-size-asian="9pt" style:font-size-complex="9pt"/>
    </style:style>
    <style:style style:name="P20" style:family="paragraph" style:parent-style-name="Standard">
      <style:text-properties officeooo:rsid="00bc4223" officeooo:paragraph-rsid="00bc4223"/>
    </style:style>
    <style:style style:name="P21" style:family="paragraph" style:parent-style-name="Standard">
      <style:text-properties officeooo:rsid="00bc4223" officeooo:paragraph-rsid="00bd3cbe"/>
    </style:style>
    <style:style style:name="P22" style:family="paragraph" style:parent-style-name="Standard">
      <style:text-properties officeooo:rsid="00bc4223" officeooo:paragraph-rsid="00bf2157"/>
    </style:style>
    <style:style style:name="P23" style:family="paragraph" style:parent-style-name="Standard">
      <style:text-properties officeooo:paragraph-rsid="00bc4223"/>
    </style:style>
    <style:style style:name="P24" style:family="paragraph" style:parent-style-name="Standard">
      <style:paragraph-properties fo:text-align="center" style:justify-single-word="false"/>
      <style:text-properties officeooo:rsid="00bd3cbe" officeooo:paragraph-rsid="00bd3cbe"/>
    </style:style>
    <style:style style:name="P25" style:family="paragraph" style:parent-style-name="Standard">
      <style:paragraph-properties fo:text-align="center" style:justify-single-word="false"/>
      <style:text-properties officeooo:rsid="00bf2157" officeooo:paragraph-rsid="00bf2157"/>
    </style:style>
    <style:style style:name="P26" style:family="paragraph" style:parent-style-name="Standard">
      <style:text-properties officeooo:rsid="00c75092" officeooo:paragraph-rsid="00c75092"/>
    </style:style>
    <style:style style:name="P27" style:family="paragraph" style:parent-style-name="Standard">
      <style:text-properties officeooo:rsid="00c75092" officeooo:paragraph-rsid="00c929a7"/>
    </style:style>
    <style:style style:name="P28" style:family="paragraph" style:parent-style-name="Standard">
      <style:paragraph-properties fo:text-align="center" style:justify-single-word="false"/>
      <style:text-properties officeooo:rsid="00c929a7" officeooo:paragraph-rsid="00c929a7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true" fo:text-align="center" style:justify-single-word="fals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bbbcf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bbbcf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d99ea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true" fo:text-align="center" style:justify-single-word="fals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d99ea" officeooo:paragraph-rsid="00b56a0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3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a14736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4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a30b8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reak-before="pag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bbbcf" officeooo:paragraph-rsid="008bbbc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text-indent="0cm" style:auto-text-indent="false" fo:background-color="transparent" style:writing-mode="lr-tb"/>
      <style:text-properties style:font-name="Droid Sans" fo:font-size="9pt" officeooo:rsid="00a4f63c" officeooo:paragraph-rsid="00aeb55f" style:font-size-asian="9pt" style:font-size-complex="9pt"/>
    </style:style>
    <style:style style:name="P38" style:family="paragraph" style:parent-style-name="Text_20_body">
      <style:text-properties style:font-name="Droid Sans" officeooo:rsid="003a361f" officeooo:paragraph-rsid="003a361f"/>
    </style:style>
    <style:style style:name="P39" style:family="paragraph" style:parent-style-name="Text_20_body">
      <style:text-properties style:font-name="Droid Sans" officeooo:paragraph-rsid="003a361f"/>
    </style:style>
    <style:style style:name="P40" style:family="paragraph" style:parent-style-name="Text_20_body">
      <style:paragraph-properties fo:text-align="center" style:justify-single-word="false"/>
      <style:text-properties style:font-name="Droid Sans" fo:font-size="20pt" fo:font-weight="bold" officeooo:rsid="00864d8c" officeooo:paragraph-rsid="00864d8c" style:font-size-asian="20pt" style:font-weight-asian="bold" style:font-size-complex="20pt" style:font-weight-complex="bold"/>
    </style:style>
    <style:style style:name="P41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42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officeooo:paragraph-rsid="00903d02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officeooo:rsid="005e4eef" officeooo:paragraph-rsid="00903d02" style:font-size-asian="9pt" style:font-size-complex="9pt"/>
    </style:style>
    <style:style style:name="P45" style:family="paragraph" style:parent-style-name="Table_20_Contents">
      <style:paragraph-properties fo:text-align="end" style:justify-single-word="false"/>
      <style:text-properties style:font-name="Droid Sans" fo:font-size="9pt" officeooo:paragraph-rsid="00a14736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8bbbcf" officeooo:paragraph-rsid="00903d0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Droid Sans" fo:font-size="9pt" fo:font-weight="normal" officeooo:paragraph-rsid="00a14736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Droid Sans" fo:font-size="9pt" fo:font-weight="normal" officeooo:rsid="009b079b" officeooo:paragraph-rsid="00a14736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50" style:family="paragraph" style:parent-style-name="Table_20_Contents">
      <style:text-properties style:font-name="Droid Sans" fo:font-size="20pt" fo:font-weight="bold" style:font-size-asian="20pt" style:font-weight-asian="bold" style:font-size-complex="2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52" style:family="paragraph" style:parent-style-name="Table_20_Contents">
      <style:text-properties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Source Code Pro" fo:font-size="9pt" fo:language="es" fo:country="ES" officeooo:rsid="008bbbcf" officeooo:paragraph-rsid="008bbbcf" style:font-name-asian="Times New Roman" style:font-size-asian="9pt" style:font-name-complex="Times New Roman" style:font-size-complex="9pt" style:language-complex="ar" style:country-complex="SA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Source Code Pro" fo:font-size="9pt" fo:language="es" fo:country="ES" officeooo:rsid="008bbbcf" officeooo:paragraph-rsid="00903d02" style:font-name-asian="Times New Roman" style:font-size-asian="9pt" style:font-name-complex="Times New Roman" style:font-size-complex="9pt" style:language-complex="ar" style:country-complex="SA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Source Code Pro" fo:font-size="9pt" fo:language="es" fo:country="ES" officeooo:rsid="008bbbcf" officeooo:paragraph-rsid="008d99ea" style:font-name-asian="Times New Roman" style:font-size-asian="9pt" style:font-name-complex="Times New Roman" style:font-size-complex="9pt" style:language-complex="ar" style:country-complex="SA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Source Code Pro" fo:font-size="9pt" fo:language="es" fo:country="ES" officeooo:rsid="008bbbcf" officeooo:paragraph-rsid="0091f471" style:font-name-asian="Times New Roman" style:font-size-asian="9pt" style:font-name-complex="Times New Roman" style:font-size-complex="9pt" style:language-complex="ar" style:country-complex="SA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Source Code Pro" fo:font-size="9pt" fo:language="es" fo:country="ES" officeooo:rsid="005e4eef" officeooo:paragraph-rsid="008bbbcf" style:font-name-asian="Times New Roman" style:font-size-asian="9pt" style:font-name-complex="Times New Roman" style:font-size-complex="9pt" style:language-complex="ar" style:country-complex="SA"/>
    </style:style>
    <style:style style:name="P58" style:family="paragraph" style:parent-style-name="Table_20_Contents">
      <style:paragraph-properties fo:text-align="end" style:justify-single-word="false"/>
      <style:text-properties style:use-window-font-color="true" style:font-name="Source Code Pro" fo:font-size="9pt" fo:language="es" fo:country="ES" officeooo:rsid="0098fda2" officeooo:paragraph-rsid="00a14736" style:font-name-asian="Times New Roman" style:font-size-asian="9pt" style:font-name-complex="Times New Roman" style:font-size-complex="9pt" style:language-complex="ar" style:country-complex="SA"/>
    </style:style>
    <style:style style:name="P59" style:family="paragraph" style:parent-style-name="Table_20_Contents">
      <style:paragraph-properties fo:text-align="end" style:justify-single-word="false"/>
      <style:text-properties style:use-window-font-color="true" style:font-name="Source Code Pro" fo:font-size="9pt" fo:language="es" fo:country="ES" fo:font-weight="normal" officeooo:rsid="0098fda2" officeooo:paragraph-rsid="00a14736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use-window-font-color="true" style:font-name="Source Code Pro" fo:font-size="9pt" fo:language="es" fo:country="ES" fo:font-weight="bold" officeooo:rsid="0098fda2" officeooo:paragraph-rsid="00a14736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Source Code Pro" fo:font-size="9pt" fo:font-weight="normal" officeooo:rsid="009b079b" officeooo:paragraph-rsid="00a1473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903d02" officeooo:paragraph-rsid="00903d02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903d02" officeooo:paragraph-rsid="0091f471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8bbbcf" officeooo:paragraph-rsid="00903d02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8bbbcf" officeooo:paragraph-rsid="008d99ea" style:font-size-asian="9pt" style:font-weight-asian="normal" style:font-size-complex="9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8bbbcf" officeooo:paragraph-rsid="0091f471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Source Code Pro" fo:font-size="9pt" fo:font-weight="normal" officeooo:rsid="0098fda2" officeooo:paragraph-rsid="00a14736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Source Code Pro" fo:font-size="9pt" fo:font-weight="normal" officeooo:paragraph-rsid="00a14736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Source Code Pro" fo:font-size="9pt" fo:font-weight="normal" officeooo:rsid="009c5e98" officeooo:paragraph-rsid="00a14736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Source Code Pro" fo:font-size="9pt" fo:font-weight="normal" officeooo:rsid="009d6938" officeooo:paragraph-rsid="00a14736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aeb55f" officeooo:paragraph-rsid="00aeb55f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9pt" officeooo:rsid="008bbbcf" officeooo:paragraph-rsid="008bbbcf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9pt" officeooo:rsid="008bbbcf" officeooo:paragraph-rsid="00903d02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9pt" officeooo:rsid="008bbbcf" officeooo:paragraph-rsid="008d99ea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9pt" officeooo:rsid="008bbbcf" officeooo:paragraph-rsid="0091f471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9pt" officeooo:rsid="005e4eef" officeooo:paragraph-rsid="008bbbcf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9pt" officeooo:rsid="005e4eef" officeooo:paragraph-rsid="00903d02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" fo:font-size="9pt" officeooo:rsid="005e4eef" officeooo:paragraph-rsid="008d99ea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" fo:font-size="9pt" officeooo:rsid="005e4eef" officeooo:paragraph-rsid="0091f471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9pt" officeooo:rsid="005e4eef" officeooo:paragraph-rsid="00c929a7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9pt" officeooo:paragraph-rsid="008bbbcf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9pt" officeooo:paragraph-rsid="00903d02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9pt" officeooo:paragraph-rsid="008d99ea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9pt" officeooo:paragraph-rsid="0091f471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9pt" officeooo:paragraph-rsid="0095c7e6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9pt" officeooo:paragraph-rsid="00aeb55f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" fo:font-size="9pt" officeooo:paragraph-rsid="00b09f23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" fo:font-size="9pt" officeooo:paragraph-rsid="00b45ad6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style:font-name="Source Code Pro" fo:font-size="9pt" officeooo:paragraph-rsid="00bc4223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Source Code Pro" fo:font-size="9pt" officeooo:paragraph-rsid="00bd3cbe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" fo:font-size="9pt" officeooo:paragraph-rsid="00bf2157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" fo:font-size="9pt" officeooo:paragraph-rsid="00c929a7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" fo:font-size="9pt" officeooo:paragraph-rsid="00c96bf1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Source Code Pro" fo:font-size="9pt" officeooo:rsid="00903d02" officeooo:paragraph-rsid="00903d02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Source Code Pro" fo:font-size="9pt" officeooo:rsid="00903d02" officeooo:paragraph-rsid="0091f471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" fo:font-size="9pt" officeooo:rsid="0091f471" officeooo:paragraph-rsid="0091f471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" fo:font-size="9pt" officeooo:rsid="008d99ea" officeooo:paragraph-rsid="0091f471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9pt" officeooo:rsid="008d99ea" officeooo:paragraph-rsid="008d99ea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Source Code Pro" fo:font-size="9pt" officeooo:rsid="008d99ea" officeooo:paragraph-rsid="00aeb55f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Source Code Pro" fo:font-size="9pt" officeooo:rsid="008d99ea" officeooo:paragraph-rsid="00b45ad6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" fo:font-size="9pt" officeooo:rsid="0095c7e6" officeooo:paragraph-rsid="0095c7e6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" fo:font-size="9pt" officeooo:rsid="0095c7e6" officeooo:paragraph-rsid="00b09f23" style:font-size-asian="9pt" style:font-size-complex="9pt"/>
    </style:style>
    <style:style style:name="P104" style:family="paragraph" style:parent-style-name="Table_20_Contents">
      <style:paragraph-properties fo:text-align="end" style:justify-single-word="false"/>
      <style:text-properties style:font-name="Source Code Pro" fo:font-size="9pt" officeooo:rsid="0095c7e6" officeooo:paragraph-rsid="00a14736" style:font-size-asian="9pt" style:font-size-complex="9pt"/>
    </style:style>
    <style:style style:name="P105" style:family="paragraph" style:parent-style-name="Table_20_Contents">
      <style:paragraph-properties fo:text-align="end" style:justify-single-word="false"/>
      <style:text-properties style:font-name="Source Code Pro" fo:font-size="9pt" officeooo:paragraph-rsid="00a14736" style:font-size-asian="9pt" style:font-size-complex="9pt"/>
    </style:style>
    <style:style style:name="P106" style:family="paragraph" style:parent-style-name="Table_20_Contents">
      <style:paragraph-properties fo:text-align="end" style:justify-single-word="false"/>
      <style:text-properties style:font-name="Source Code Pro" fo:font-size="9pt" officeooo:rsid="00966183" officeooo:paragraph-rsid="00a14736" style:font-size-asian="9pt" style:font-size-complex="9pt"/>
    </style:style>
    <style:style style:name="P107" style:family="paragraph" style:parent-style-name="Table_20_Contents">
      <style:paragraph-properties fo:text-align="end" style:justify-single-word="false"/>
      <style:text-properties style:font-name="Source Code Pro" fo:font-size="9pt" officeooo:rsid="0098fda2" officeooo:paragraph-rsid="00a14736" style:font-size-asian="9pt" style:font-size-complex="9pt"/>
    </style:style>
    <style:style style:name="P108" style:family="paragraph" style:parent-style-name="Table_20_Contents">
      <style:paragraph-properties fo:text-align="end" style:justify-single-word="false"/>
      <style:text-properties style:font-name="Source Code Pro" fo:font-size="9pt" officeooo:rsid="0099f51e" officeooo:paragraph-rsid="00a14736" style:font-size-asian="9pt" style:font-size-complex="9pt"/>
    </style:style>
    <style:style style:name="P109" style:family="paragraph" style:parent-style-name="Table_20_Contents">
      <style:paragraph-properties fo:text-align="end" style:justify-single-word="false"/>
      <style:text-properties style:font-name="Source Code Pro" fo:font-size="9pt" officeooo:rsid="009b079b" officeooo:paragraph-rsid="00a14736" style:font-size-asian="9pt" style:font-size-complex="9pt"/>
    </style:style>
    <style:style style:name="P110" style:family="paragraph" style:parent-style-name="Table_20_Contents">
      <style:paragraph-properties fo:text-align="end" style:justify-single-word="false"/>
      <style:text-properties style:font-name="Source Code Pro" fo:font-size="9pt" officeooo:rsid="009c5e98" officeooo:paragraph-rsid="00a14736" style:font-size-asian="9pt" style:font-size-complex="9pt"/>
    </style:style>
    <style:style style:name="P111" style:family="paragraph" style:parent-style-name="Table_20_Contents">
      <style:paragraph-properties fo:text-align="end" style:justify-single-word="false"/>
      <style:text-properties style:font-name="Source Code Pro" fo:font-size="9pt" officeooo:rsid="009d6938" officeooo:paragraph-rsid="00a14736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style:font-name="Source Code Pro" fo:font-size="9pt" officeooo:rsid="009e5494" officeooo:paragraph-rsid="00a14736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style:font-name="Source Code Pro" fo:font-size="9pt" officeooo:paragraph-rsid="00a14736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style:font-name="Source Code Pro" fo:font-size="9pt" officeooo:rsid="009f52a9" officeooo:paragraph-rsid="00a14736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9pt" officeooo:rsid="00aeb55f" officeooo:paragraph-rsid="00aeb55f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9pt" officeooo:rsid="00aeb55f" officeooo:paragraph-rsid="00b45ad6" style:font-size-asian="9pt" style:font-size-complex="9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9pt" officeooo:rsid="00b09f23" officeooo:paragraph-rsid="00b09f23" style:font-size-asian="9pt" style:font-size-complex="9pt"/>
    </style:style>
    <style:style style:name="P118" style:family="paragraph" style:parent-style-name="Table_20_Contents">
      <style:paragraph-properties fo:text-align="center" style:justify-single-word="false"/>
      <style:text-properties style:font-name="Source Code Pro" fo:font-size="9pt" officeooo:rsid="00b09f23" officeooo:paragraph-rsid="00c929a7" style:font-size-asian="9pt" style:font-size-complex="9pt"/>
    </style:style>
    <style:style style:name="P119" style:family="paragraph" style:parent-style-name="Table_20_Contents">
      <style:paragraph-properties fo:text-align="center" style:justify-single-word="false"/>
      <style:text-properties style:font-name="Source Code Pro" fo:font-size="9pt" officeooo:rsid="00b09f23" officeooo:paragraph-rsid="00c96bf1" style:font-size-asian="9pt" style:font-size-complex="9pt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9pt" officeooo:rsid="00b45ad6" officeooo:paragraph-rsid="00b45ad6" style:font-size-asian="9pt" style:font-size-complex="9pt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9pt" officeooo:rsid="00bc4223" officeooo:paragraph-rsid="00bc4223" style:font-size-asian="9pt" style:font-size-complex="9pt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9pt" officeooo:rsid="00bc4223" officeooo:paragraph-rsid="00bd3cbe" style:font-size-asian="9pt" style:font-size-complex="9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9pt" officeooo:rsid="00bc4223" officeooo:paragraph-rsid="00bf2157" style:font-size-asian="9pt" style:font-size-complex="9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9pt" officeooo:rsid="00bd3cbe" officeooo:paragraph-rsid="00bd3cbe" style:font-size-asian="9pt" style:font-size-complex="9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9pt" officeooo:rsid="00bd3cbe" officeooo:paragraph-rsid="00bf2157" style:font-size-asian="9pt" style:font-size-complex="9pt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9pt" officeooo:rsid="00bf2157" officeooo:paragraph-rsid="00bf2157" style:font-size-asian="9pt" style:font-size-complex="9pt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9pt" officeooo:rsid="00c929a7" officeooo:paragraph-rsid="00c929a7" style:font-size-asian="9pt" style:font-size-complex="9pt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9pt" officeooo:rsid="00c96bf1" officeooo:paragraph-rsid="00c96bf1" style:font-size-asian="9pt" style:font-size-complex="9pt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5e4eef" officeooo:paragraph-rsid="008bbbcf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bbbcf" officeooo:paragraph-rsid="008bbbcf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bbbcf" officeooo:paragraph-rsid="00903d02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bbbcf" officeooo:paragraph-rsid="008d99ea" style:font-size-asian="9pt" style:font-weight-asian="bold" style:font-size-complex="9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bbbcf" officeooo:paragraph-rsid="0091f471" style:font-size-asian="9pt" style:font-weight-asian="bold" style:font-size-complex="9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03d02" officeooo:paragraph-rsid="00903d02" style:font-size-asian="9pt" style:font-weight-asian="bold" style:font-size-complex="9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03d02" officeooo:paragraph-rsid="0091f471" style:font-size-asian="9pt" style:font-weight-asian="bold" style:font-size-complex="9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d99ea" officeooo:paragraph-rsid="0091f471" style:font-size-asian="9pt" style:font-weight-asian="bold" style:font-size-complex="9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d99ea" officeooo:paragraph-rsid="008d99ea" style:font-size-asian="9pt" style:font-weight-asian="bold" style:font-size-complex="9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8d99ea" officeooo:paragraph-rsid="00aeb55f" style:font-size-asian="9pt" style:font-weight-asian="bold" style:font-size-complex="9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1f471" officeooo:paragraph-rsid="0091f471" style:font-size-asian="9pt" style:font-weight-asian="bold" style:font-size-complex="9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1f471" officeooo:paragraph-rsid="00c929a7" style:font-size-asian="9pt" style:font-weight-asian="bold" style:font-size-complex="9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95c7e6" style:font-size-asian="9pt" style:font-weight-asian="bold" style:font-size-complex="9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b09f23" style:font-size-asian="9pt" style:font-weight-asian="bold" style:font-size-complex="9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bc4223" style:font-size-asian="9pt" style:font-weight-asian="bold" style:font-size-complex="9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bd3cbe" style:font-size-asian="9pt" style:font-weight-asian="bold" style:font-size-complex="9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bf2157" style:font-size-asian="9pt" style:font-weight-asian="bold" style:font-size-complex="9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c929a7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c96bf1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66183" officeooo:paragraph-rsid="00966183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66183" officeooo:paragraph-rsid="00a14736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text-align="end" style:justify-single-word="false"/>
      <style:text-properties style:font-name="Source Code Pro" fo:font-size="9pt" fo:font-weight="bold" officeooo:paragraph-rsid="00a14736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8fda2" officeooo:paragraph-rsid="00a14736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9f51e" officeooo:paragraph-rsid="00a14736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b079b" officeooo:paragraph-rsid="00a14736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c5e98" officeooo:paragraph-rsid="00a14736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text-align="end" style:justify-single-word="false"/>
      <style:text-properties style:font-name="Source Code Pro" fo:font-size="9pt" fo:font-weight="bold" officeooo:rsid="009d6938" officeooo:paragraph-rsid="00a14736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Source Code Pro" fo:font-size="9pt" fo:font-weight="bold" officeooo:rsid="009e5494" officeooo:paragraph-rsid="00a14736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Source Code Pro" fo:font-size="9pt" fo:font-weight="bold" officeooo:rsid="009f52a9" officeooo:paragraph-rsid="00a14736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4f63c" officeooo:paragraph-rsid="00a4f63c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4f63c" officeooo:paragraph-rsid="00b09f23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4f63c" officeooo:paragraph-rsid="00c929a7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4f63c" officeooo:paragraph-rsid="00c96bf1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eb55f" officeooo:paragraph-rsid="00aeb55f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09f23" officeooo:paragraph-rsid="00b09f23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45ad6" officeooo:paragraph-rsid="00b45ad6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c4223" officeooo:paragraph-rsid="00bc4223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c4223" officeooo:paragraph-rsid="00bd3cbe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c4223" officeooo:paragraph-rsid="00bf2157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d3cbe" officeooo:paragraph-rsid="00bd3cbe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bf2157" officeooo:paragraph-rsid="00bf2157" style:font-size-asian="9pt" style:font-weight-asian="bold" style:font-size-complex="9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929a7" officeooo:paragraph-rsid="00c929a7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96bf1" officeooo:paragraph-rsid="00c96bf1" style:font-size-asian="9pt" style:font-weight-asian="bold" style:font-size-complex="9pt" style:font-weight-complex="bold"/>
    </style:style>
    <style:style style:name="P172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P173" style:family="paragraph" style:parent-style-name="Standard">
      <style:paragraph-properties fo:text-align="center" style:justify-single-word="false"/>
      <style:text-properties style:use-window-font-color="true" style:text-position="0% 100%" style:font-name="Droid Sans" fo:font-size="9pt" fo:language="es" fo:country="ES" fo:font-weight="normal" officeooo:rsid="00b26850" officeooo:paragraph-rsid="00b45ad6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74" style:family="paragraph" style:parent-style-name="Standard">
      <style:paragraph-properties fo:text-align="center" style:justify-single-word="false"/>
      <style:text-properties style:use-window-font-color="true" style:text-position="sub 58%" style:font-name="Droid Sans" fo:font-size="9pt" fo:language="es" fo:country="ES" fo:font-weight="bold" officeooo:rsid="00bf2157" officeooo:paragraph-rsid="00bf2157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75" style:family="paragraph" style:parent-style-name="Standard">
      <style:text-properties style:use-window-font-color="true" style:font-name="Droid Sans" fo:font-size="9pt" fo:language="es" fo:country="ES" fo:font-weight="normal" officeooo:rsid="00c75092" officeooo:paragraph-rsid="00cc3984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76" style:family="paragraph" style:parent-style-name="Standard">
      <style:paragraph-properties fo:text-align="center" style:justify-single-word="false"/>
      <style:text-properties style:use-window-font-color="true" style:font-name="Droid Sans" fo:font-size="9pt" fo:language="es" fo:country="ES" fo:font-weight="normal" officeooo:rsid="00cc3984" officeooo:paragraph-rsid="00cc3984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77" style:family="paragraph" style:parent-style-name="Standard">
      <style:paragraph-properties fo:text-align="center" style:justify-single-word="false"/>
      <style:text-properties style:use-window-font-color="true" style:font-name="Droid Sans" fo:font-size="9pt" fo:language="es" fo:country="ES" fo:font-weight="normal" officeooo:rsid="008a3bef" officeooo:paragraph-rsid="00caf33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78" style:family="paragraph" style:parent-style-name="Standard">
      <style:text-properties style:use-window-font-color="true" style:font-name="Droid Sans" fo:language="es" fo:country="ES" fo:font-weight="normal" officeooo:rsid="0091f471" style:font-name-asian="Times New Roman" style:font-weight-asian="normal" style:font-name-complex="Times New Roman" style:language-complex="ar" style:country-complex="SA" style:font-weight-complex="normal"/>
    </style:style>
    <style:style style:name="P179" style:family="paragraph" style:parent-style-name="Standard">
      <style:text-properties officeooo:rsid="00c75092" officeooo:paragraph-rsid="00c929a7"/>
    </style:style>
    <style:style style:name="P180" style:family="paragraph" style:parent-style-name="Standard">
      <style:text-properties officeooo:rsid="00c75092" officeooo:paragraph-rsid="00c75092"/>
    </style:style>
    <style:style style:name="P181" style:family="paragraph" style:parent-style-name="Standard">
      <style:text-properties officeooo:rsid="00ce0d15" officeooo:paragraph-rsid="00ce0d15"/>
    </style:style>
    <style:style style:name="P182" style:family="paragraph" style:parent-style-name="Standard">
      <style:paragraph-properties fo:text-align="center" style:justify-single-word="false"/>
      <style:text-properties officeooo:rsid="00c929a7" officeooo:paragraph-rsid="00ce0d15"/>
    </style:style>
    <style:style style:name="P183" style:family="paragraph" style:parent-style-name="Standard">
      <style:text-properties style:font-name="Droid Sans" fo:font-size="9pt" officeooo:rsid="0095c7e6" officeooo:paragraph-rsid="0095c7e6" style:font-size-asian="9pt" style:font-size-complex="9pt"/>
    </style:style>
    <style:style style:name="P184" style:family="paragraph" style:parent-style-name="Standard">
      <style:text-properties style:font-name="Droid Sans" fo:font-size="9pt" officeooo:rsid="00aeb55f" officeooo:paragraph-rsid="00aeb55f" style:font-size-asian="9pt" style:font-size-complex="9pt"/>
    </style:style>
    <style:style style:name="P185" style:family="paragraph" style:parent-style-name="Standard">
      <style:text-properties style:font-name="Droid Sans" fo:font-size="9pt" officeooo:rsid="00b09f23" officeooo:paragraph-rsid="00b09f23" style:font-size-asian="9pt" style:font-size-complex="9pt"/>
    </style:style>
    <style:style style:name="P186" style:family="paragraph" style:parent-style-name="Standard">
      <style:paragraph-properties fo:text-align="center" style:justify-single-word="false"/>
      <style:text-properties style:font-name="Droid Sans" fo:font-size="9pt" officeooo:rsid="00b45ad6" officeooo:paragraph-rsid="00b45ad6" style:font-size-asian="9pt" style:font-size-complex="9pt"/>
    </style:style>
    <style:style style:name="P187" style:family="paragraph" style:parent-style-name="Standard">
      <style:paragraph-properties fo:text-align="center" style:justify-single-word="false"/>
      <style:text-properties officeooo:rsid="00caf338" officeooo:paragraph-rsid="00caf338"/>
    </style:style>
    <style:style style:name="P188" style:family="paragraph" style:parent-style-name="Standard">
      <style:paragraph-properties fo:text-align="center" style:justify-single-word="false"/>
      <style:text-properties officeooo:paragraph-rsid="00bd3cbe"/>
    </style:style>
    <style:style style:name="P189" style:family="paragraph" style:parent-style-name="Standard">
      <style:text-properties style:text-position="0% 100%" style:font-name="Droid Sans" fo:font-size="9pt" officeooo:rsid="00aeb55f" officeooo:paragraph-rsid="00aeb55f" style:font-size-asian="9pt" style:font-size-complex="9pt"/>
    </style:style>
    <style:style style:name="P190" style:family="paragraph" style:parent-style-name="Standard">
      <style:paragraph-properties fo:text-align="center" style:justify-single-word="false"/>
      <style:text-properties officeooo:rsid="00bf2157" officeooo:paragraph-rsid="00bf2157"/>
    </style:style>
    <style:style style:name="P191" style:family="paragraph" style:parent-style-name="Standard">
      <style:paragraph-properties fo:text-align="center" style:justify-single-word="false"/>
      <style:text-properties officeooo:rsid="00d01d11" officeooo:paragraph-rsid="00d01d11"/>
    </style:style>
    <style:style style:name="P192" style:family="paragraph" style:parent-style-name="Standard">
      <style:text-properties officeooo:rsid="00c23145" officeooo:paragraph-rsid="00c929a7"/>
    </style:style>
    <style:style style:name="P193" style:family="paragraph" style:parent-style-name="Standard">
      <style:paragraph-properties fo:text-align="center" style:justify-single-word="false" fo:break-before="page"/>
      <style:text-properties style:use-window-font-color="true" style:text-position="sub 58%" style:font-name="Droid Sans" fo:font-size="9pt" fo:language="es" fo:country="ES" fo:font-weight="bold" officeooo:rsid="00bf2157" officeooo:paragraph-rsid="00bf2157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d32fb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95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P196" style:family="paragraph" style:parent-style-name="Table_20_Contents">
      <style:paragraph-properties fo:text-align="center" style:justify-single-word="false"/>
      <style:text-properties style:font-name="Source Code Pro" fo:font-size="9pt" officeooo:rsid="00c929a7" officeooo:paragraph-rsid="00cc3984" style:font-size-asian="9pt" style:font-size-complex="9pt"/>
    </style:style>
    <style:style style:name="P197" style:family="paragraph" style:parent-style-name="Table_20_Contents">
      <style:paragraph-properties fo:text-align="center" style:justify-single-word="false"/>
      <style:text-properties style:font-name="Source Code Pro" fo:font-size="9pt" officeooo:paragraph-rsid="00cc3984" style:font-size-asian="9pt" style:font-size-complex="9pt"/>
    </style:style>
    <style:style style:name="P198" style:family="paragraph" style:parent-style-name="Table_20_Contents">
      <style:paragraph-properties fo:text-align="center" style:justify-single-word="false"/>
      <style:text-properties style:font-name="Source Code Pro" fo:font-size="9pt" officeooo:paragraph-rsid="00ce0d15" style:font-size-asian="9pt" style:font-size-complex="9pt"/>
    </style:style>
    <style:style style:name="P199" style:family="paragraph" style:parent-style-name="Table_20_Contents">
      <style:paragraph-properties fo:text-align="center" style:justify-single-word="false"/>
      <style:text-properties style:font-name="Source Code Pro" fo:font-size="9pt" officeooo:rsid="00cc3984" officeooo:paragraph-rsid="00cc3984" style:font-size-asian="9pt" style:font-size-complex="9pt"/>
    </style:style>
    <style:style style:name="P200" style:family="paragraph" style:parent-style-name="Table_20_Contents">
      <style:paragraph-properties fo:text-align="center" style:justify-single-word="false"/>
      <style:text-properties style:font-name="Source Code Pro" fo:font-size="9pt" officeooo:rsid="00b09f23" officeooo:paragraph-rsid="00ce0d15" style:font-size-asian="9pt" style:font-size-complex="9pt"/>
    </style:style>
    <style:style style:name="P201" style:family="paragraph" style:parent-style-name="Table_20_Contents">
      <style:paragraph-properties fo:text-align="center" style:justify-single-word="false"/>
      <style:text-properties style:font-name="Source Code Pro" fo:font-size="9pt" officeooo:rsid="00c96bf1" officeooo:paragraph-rsid="00ce0d15" style:font-size-asian="9pt" style:font-size-complex="9pt"/>
    </style:style>
    <style:style style:name="P202" style:family="paragraph" style:parent-style-name="Table_20_Contents">
      <style:paragraph-properties fo:text-align="center" style:justify-single-word="false"/>
      <style:text-properties style:font-name="Source Code Pro" fo:font-size="9pt" officeooo:rsid="00ce0d15" officeooo:paragraph-rsid="00ce0d15" style:font-size-asian="9pt" style:font-size-complex="9pt"/>
    </style:style>
    <style:style style:name="P203" style:family="paragraph" style:parent-style-name="Table_20_Contents">
      <style:paragraph-properties fo:text-align="start" style:justify-single-word="false"/>
      <style:text-properties style:font-name="Source Code Pro" fo:font-size="9pt" officeooo:rsid="009e5494" officeooo:paragraph-rsid="00a14736" style:font-size-asian="9pt" style:font-size-complex="9pt"/>
    </style:style>
    <style:style style:name="P204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c3984" officeooo:paragraph-rsid="00cc3984" style:font-size-asian="9pt" style:font-weight-asian="bold" style:font-size-complex="9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96bf1" officeooo:paragraph-rsid="00ce0d15" style:font-size-asian="9pt" style:font-weight-asian="bold" style:font-size-complex="9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95c7e6" officeooo:paragraph-rsid="00ce0d15" style:font-size-asian="9pt" style:font-weight-asian="bold" style:font-size-complex="9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a4f63c" officeooo:paragraph-rsid="00ce0d15" style:font-size-asian="9pt" style:font-weight-asian="bold" style:font-size-complex="9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e0d15" officeooo:paragraph-rsid="00ce0d15" style:font-size-asian="9pt" style:font-weight-asian="bold" style:font-size-complex="9pt" style:font-weight-complex="bold"/>
    </style:style>
    <style:style style:name="P209" style:family="paragraph" style:parent-style-name="List_20_Paragraph" style:list-style-name="L1" style:master-page-name="Standard">
      <loext:graphic-properties draw:fill="none"/>
      <style:paragraph-properties fo:margin-left="0.6cm" fo:margin-right="0cm" fo:margin-top="0cm" fo:margin-bottom="0cm" loext:contextual-spacing="true" fo:orphans="2" fo:widows="2" fo:text-indent="-0.6cm" style:auto-text-indent="false" style:page-number="auto" fo:break-before="page" fo:background-color="transparent" style:writing-mode="lr-tb">
        <style:tab-stops>
          <style:tab-stop style:position="0.697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64d8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0" style:family="paragraph" style:parent-style-name="List_20_Paragraph" style:list-style-name="L1" style:master-page-name="">
      <loext:graphic-properties draw:fill="none"/>
      <style:paragraph-properties fo:margin-left="1.199cm" fo:margin-right="0cm" fo:margin-top="0cm" fo:margin-bottom="0cm" loext:contextual-spacing="true" fo:orphans="2" fo:widows="2" fo:text-indent="-0.7cm" style:auto-text-indent="false" style:page-number="auto" fo:background-color="transparent" style:writing-mode="lr-tb">
        <style:tab-stops>
          <style:tab-stop style:position="1.201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1" style:family="paragraph" style:parent-style-name="List_20_Paragraph" style:list-style-name="L1" style:master-page-name="">
      <loext:graphic-properties draw:fill="none"/>
      <style:paragraph-properties fo:margin-left="1.199cm" fo:margin-right="0cm" fo:margin-top="0cm" fo:margin-bottom="0cm" loext:contextual-spacing="true" fo:orphans="2" fo:widows="2" fo:text-indent="-0.7cm" style:auto-text-indent="false" style:page-number="auto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2" style:family="paragraph" style:parent-style-name="List_20_Paragraph" style:list-style-name="L1">
      <loext:graphic-properties draw:fill="none"/>
      <style:paragraph-properties fo:margin-left="1.199cm" fo:margin-right="0cm" fo:margin-top="0cm" fo:margin-bottom="0cm" loext:contextual-spacing="true" fo:orphans="2" fo:widows="2" fo:text-indent="-0.7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3" style:family="paragraph" style:parent-style-name="List_20_Paragraph" style:list-style-name="L1">
      <loext:graphic-properties draw:fill="none"/>
      <style:paragraph-properties fo:margin-left="1.199cm" fo:margin-right="0cm" fo:margin-top="0cm" fo:margin-bottom="0cm" loext:contextual-spacing="true" fo:orphans="2" fo:widows="2" fo:text-indent="-0.7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4" style:family="paragraph" style:parent-style-name="List_20_Paragraph" style:list-style-name="L1" style:master-page-name="">
      <loext:graphic-properties draw:fill="none"/>
      <style:paragraph-properties fo:margin-left="1.7cm" fo:margin-right="0cm" fo:margin-top="0cm" fo:margin-bottom="0cm" loext:contextual-spacing="true" fo:orphans="2" fo:widows="2" fo:text-indent="-0.7cm" style:auto-text-indent="false" style:page-number="auto" fo:background-color="transparent" style:writing-mode="lr-tb">
        <style:tab-stops>
          <style:tab-stop style:position="1.709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5" style:family="paragraph" style:parent-style-name="List_20_Paragraph" style:list-style-name="L1" style:master-page-name="">
      <loext:graphic-properties draw:fill="none"/>
      <style:paragraph-properties fo:margin-left="1.7cm" fo:margin-right="0cm" fo:margin-top="0cm" fo:margin-bottom="0cm" loext:contextual-spacing="true" fo:orphans="2" fo:widows="2" fo:text-indent="-0.7cm" style:auto-text-indent="false" style:page-number="auto" fo:background-color="transparent" style:writing-mode="lr-tb">
        <style:tab-stops>
          <style:tab-stop style:position="1.709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6" style:family="paragraph" style:parent-style-name="List_20_Paragraph" style:list-style-name="L1">
      <loext:graphic-properties draw:fill="none"/>
      <style:paragraph-properties fo:margin-left="1.7cm" fo:margin-right="0cm" fo:margin-top="0cm" fo:margin-bottom="0cm" loext:contextual-spacing="true" fo:orphans="2" fo:widows="2" fo:text-indent="-0.7cm" style:auto-text-indent="false" fo:background-color="transparent" style:writing-mode="lr-tb">
        <style:tab-stops>
          <style:tab-stop style:position="1.709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7" style:family="paragraph" style:parent-style-name="List_20_Paragraph" style:list-style-name="L1">
      <loext:graphic-properties draw:fill="none"/>
      <style:paragraph-properties fo:margin-left="1.7cm" fo:margin-right="0cm" fo:margin-top="0cm" fo:margin-bottom="0cm" loext:contextual-spacing="true" fo:orphans="2" fo:widows="2" fo:text-indent="-0.7cm" style:auto-text-indent="false" fo:background-color="transparent" style:writing-mode="lr-tb">
        <style:tab-stops>
          <style:tab-stop style:position="1.709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8" style:family="paragraph" style:parent-style-name="List_20_Paragraph" style:list-style-name="L1" style:master-page-name="">
      <loext:graphic-properties draw:fill="none"/>
      <style:paragraph-properties fo:margin-left="1.3cm" fo:margin-right="0cm" fo:margin-top="0cm" fo:margin-bottom="0cm" loext:contextual-spacing="true" fo:orphans="2" fo:widows="2" fo:text-indent="-0.7cm" style:auto-text-indent="false" style:page-number="auto" fo:background-color="transparent" style:writing-mode="lr-tb">
        <style:tab-stops>
          <style:tab-stop style:position="1.709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19" style:family="paragraph" style:parent-style-name="List_20_Paragraph" style:list-style-name="L1" style:master-page-name="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style:page-number="auto" fo:background-color="transparent" style:writing-mode="lr-tb">
        <style:tab-stops>
          <style:tab-stop style:position="0.603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0" style:family="paragraph" style:parent-style-name="List_20_Paragraph" style:list-style-name="L1" style:master-page-name="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style:page-number="auto" fo:background-color="transparent" style:writing-mode="lr-tb">
        <style:tab-stops>
          <style:tab-stop style:position="0.503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1" style:family="paragraph" style:parent-style-name="List_20_Paragraph" style:list-style-name="L1" style:master-page-name="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style:page-number="auto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a3bef" officeooo:paragraph-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2" style:family="paragraph" style:parent-style-name="List_20_Paragraph" style:list-style-name="L1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0.603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6f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3" style:family="paragraph" style:parent-style-name="List_20_Paragraph" style:list-style-name="L1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0.503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4" style:family="paragraph" style:parent-style-name="List_20_Paragraph" style:list-style-name="L1">
      <loext:graphic-properties draw:fill="none"/>
      <style:paragraph-properties fo:margin-left="0.499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a3bef" officeooo:paragraph-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5" style:family="paragraph" style:parent-style-name="List_20_Paragraph" style:list-style-name="L1" style:master-page-name="">
      <loext:graphic-properties draw:fill="none"/>
      <style:paragraph-properties fo:margin-left="1cm" fo:margin-right="0cm" fo:margin-top="0cm" fo:margin-bottom="0cm" loext:contextual-spacing="true" fo:orphans="2" fo:widows="2" fo:text-indent="-0.499cm" style:auto-text-indent="false" style:page-number="auto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6" style:family="paragraph" style:parent-style-name="List_20_Paragraph" style:list-style-name="L1" style:master-page-name="">
      <loext:graphic-properties draw:fill="none"/>
      <style:paragraph-properties fo:margin-left="1cm" fo:margin-right="0cm" fo:margin-top="0cm" fo:margin-bottom="0cm" loext:contextual-spacing="true" fo:orphans="2" fo:widows="2" fo:text-indent="-0.499cm" style:auto-text-indent="false" style:page-number="auto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a3bef" officeooo:paragraph-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7" style:family="paragraph" style:parent-style-name="List_20_Paragraph" style:list-style-name="L1">
      <loext:graphic-properties draw:fill="none"/>
      <style:paragraph-properties fo:margin-left="1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64d8c" officeooo:paragraph-rsid="0088a37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8" style:family="paragraph" style:parent-style-name="List_20_Paragraph" style:list-style-name="L1">
      <loext:graphic-properties draw:fill="none"/>
      <style:paragraph-properties fo:margin-left="1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font-name="Droid Sans" fo:font-size="9pt" fo:language="es" fo:country="ES" fo:font-weight="normal" officeooo:rsid="008a3bef" officeooo:paragraph-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9" style:family="paragraph" style:parent-style-name="List_20_Paragraph" style:list-style-name="L1">
      <loext:graphic-properties draw:fill="none"/>
      <style:paragraph-properties fo:margin-left="1cm" fo:margin-right="0cm" fo:margin-top="0cm" fo:margin-bottom="0cm" loext:contextual-spacing="true" fo:orphans="2" fo:widows="2" fo:text-indent="-0.499cm" style:auto-text-indent="false" fo:background-color="transparent" style:writing-mode="lr-tb">
        <style:tab-stops>
          <style:tab-stop style:position="1.099cm"/>
        </style:tab-stops>
      </style:paragraph-properties>
      <style:text-properties style:use-window-font-color="true" style:text-position="0% 100%" style:font-name="Droid Sans" fo:font-size="9pt" fo:language="es" fo:country="ES" fo:font-weight="normal" officeooo:rsid="008a3bef" officeooo:paragraph-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30" style:family="paragraph" style:parent-style-name="List_20_Paragraph" style:list-style-name="L1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font-name="Droid Sans" fo:font-size="9pt" officeooo:rsid="0086f3a1" officeooo:paragraph-rsid="00a14736" style:font-size-asian="9pt" style:font-size-complex="9pt"/>
    </style:style>
    <style:style style:name="P231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a14736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32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>
        <style:tab-stops>
          <style:tab-stop style:position="1.402cm"/>
        </style:tab-stops>
      </style:paragraph-properties>
      <style:text-properties style:use-window-font-color="true" style:font-name="Droid Sans" fo:font-size="9pt" fo:language="es" fo:country="ES" fo:font-weight="normal" officeooo:rsid="0086f3a1" officeooo:paragraph-rsid="00d32fb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" style:family="text">
      <style:text-properties officeooo:rsid="00864d8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864d8c"/>
    </style:style>
    <style:style style:name="T4" style:family="text">
      <style:text-properties style:text-position="sub 58%" fo:language="es" fo:country="ES" style:language-complex="ar" style:country-complex="SA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sub 58%" fo:font-weight="bold" officeooo:rsid="00b56a08" style:font-weight-asian="bold" style:font-weight-complex="bold"/>
    </style:style>
    <style:style style:name="T7" style:family="text">
      <style:text-properties style:text-position="sub 58%" fo:font-weight="bold" officeooo:rsid="00b6b5f0" style:font-weight-asian="bold" style:font-weight-complex="bold"/>
    </style:style>
    <style:style style:name="T8" style:family="text">
      <style:text-properties style:text-position="sub 58%" officeooo:rsid="00b56a08"/>
    </style:style>
    <style:style style:name="T9" style:family="text">
      <style:text-properties style:text-position="sub 58%" officeooo:rsid="00b6b5f0"/>
    </style:style>
    <style:style style:name="T10" style:family="text">
      <style:text-properties style:text-position="sub 58%" officeooo:rsid="00cc3984"/>
    </style:style>
    <style:style style:name="T11" style:family="text">
      <style:text-properties fo:color="#800000" style:text-position="sub 58%" officeooo:rsid="00864d8c"/>
    </style:style>
    <style:style style:name="T12" style:family="text">
      <style:text-properties style:text-position="0% 100%"/>
    </style:style>
    <style:style style:name="T13" style:family="text">
      <style:text-properties officeooo:rsid="00903d02"/>
    </style:style>
    <style:style style:name="T14" style:family="text">
      <style:text-properties style:use-window-font-color="true" style:text-position="sub 58%" fo:language="es" fo:country="E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position="sub 58%" fo:language="es" fo:country="ES" fo:font-weight="normal" officeooo:rsid="00864d8c" style:font-name-asian="Times New Roman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position="sub 58%" fo:language="es" fo:country="ES" fo:font-weight="normal" officeooo:rsid="0086f3a1" style:font-name-asian="Times New Roman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position="sub 58%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18" style:family="text">
      <style:text-properties style:use-window-font-color="true" style:text-position="sub 58%" style:font-name="Droid Sans" fo:language="es" fo:country="E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position="sub 58%" style:font-name="Droid Sans" fo:language="es" fo:country="ES" fo:font-weight="normal" officeooo:rsid="008a3bef" style:font-name-asian="Times New Roman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position="sub 58%" style:font-name="Droid Sans" fo:language="es" fo:country="ES" fo:font-weight="normal" officeooo:rsid="00b26850" style:font-name-asian="Times New Roman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position="sub 58%" style:font-name="Droid Sans" fo:language="es" fo:country="ES" fo:font-weight="normal" officeooo:rsid="00b9c31e" style:font-name-asian="Times New Roman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position="sub 58%" style:font-name="Droid Sans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23" style:family="text">
      <style:text-properties style:use-window-font-color="true" style:text-position="sub 58%" style:font-name="Droid Sans" fo:font-size="9pt" fo:language="es" fo:country="ES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4" style:family="text">
      <style:text-properties style:use-window-font-color="true" style:text-position="sub 58%" style:font-name="Droid Sans" fo:font-size="9pt" fo:language="es" fo:country="ES" fo:font-weight="normal" officeooo:rsid="00bc422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5" style:family="text">
      <style:text-properties style:use-window-font-color="true" style:text-position="sub 58%" style:font-name="Droid Sans" fo:font-size="9pt" fo:language="es" fo:country="ES" fo:font-weight="normal" officeooo:rsid="00c7509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6" style:family="text">
      <style:text-properties style:use-window-font-color="true" style:text-position="sub 58%" style:font-name="Droid Sans" fo:font-size="9pt" fo:language="es" fo:country="ES" fo:font-weight="normal" officeooo:rsid="00caf33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7" style:family="text">
      <style:text-properties style:use-window-font-color="true" style:text-position="sub 58%" style:font-name="Droid Sans" fo:font-size="9pt" fo:language="es" fo:country="ES" fo:font-weight="normal" officeooo:rsid="00bd3cb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8" style:family="text">
      <style:text-properties style:use-window-font-color="true" style:text-position="sub 58%" style:font-name="Droid Sans" fo:font-size="9pt" fo:language="es" fo:country="ES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29" style:family="text">
      <style:text-properties style:use-window-font-color="true" style:text-position="sub 58%" style:font-name="Droid Sans" fo:font-size="9pt" fo:language="es" fo:country="ES" fo:font-weight="bold" officeooo:rsid="00bd3cbe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30" style:family="text">
      <style:text-properties style:use-window-font-color="true" style:font-name="Droid Sans" fo:language="es" fo:country="E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font-name="Droid Sans" fo:language="es" fo:country="ES" fo:font-weight="normal" officeooo:rsid="008a3bef" style:font-name-asian="Times New Roman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font-name="Droid Sans" fo:language="es" fo:country="ES" fo:font-weight="normal" officeooo:rsid="00b9c31e" style:font-name-asian="Times New Roman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font-name="Droid Sans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34" style:family="text">
      <style:text-properties style:use-window-font-color="true" style:font-name="Droid Sans" fo:font-size="9pt" fo:language="es" fo:country="ES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5" style:family="text">
      <style:text-properties style:use-window-font-color="true" style:font-name="Droid Sans" fo:font-size="9pt" fo:language="es" fo:country="ES" fo:font-weight="normal" officeooo:rsid="008a3be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6" style:family="text">
      <style:text-properties style:use-window-font-color="true" style:font-name="Droid Sans" fo:font-size="9pt" fo:language="es" fo:country="ES" fo:font-weight="normal" officeooo:rsid="00bc422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7" style:family="text">
      <style:text-properties style:use-window-font-color="true" style:font-name="Droid Sans" fo:font-size="9pt" fo:language="es" fo:country="ES" fo:font-weight="normal" officeooo:rsid="00c7509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8" style:family="text">
      <style:text-properties style:use-window-font-color="true" style:font-name="Droid Sans" fo:font-size="9pt" fo:language="es" fo:country="ES" fo:font-weight="normal" officeooo:rsid="00ce0d1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9" style:family="text">
      <style:text-properties style:use-window-font-color="true" style:font-name="Droid Sans" fo:font-size="9pt" fo:language="es" fo:country="ES" fo:font-weight="normal" officeooo:rsid="00bd3cb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0" style:family="text">
      <style:text-properties style:use-window-font-color="true" style:font-name="Droid Sans" fo:font-size="9pt" fo:language="es" fo:country="ES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41" style:family="text">
      <style:text-properties style:use-window-font-color="true" style:font-name="Droid Sans" fo:font-size="9pt" fo:language="es" fo:country="ES" fo:font-weight="bold" officeooo:rsid="00c96bf1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42" style:family="text">
      <style:text-properties style:use-window-font-color="true" style:font-name="Droid Sans" fo:font-size="9pt" fo:language="es" fo:country="ES" fo:font-weight="bold" officeooo:rsid="00ce0d15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43" style:family="text">
      <style:text-properties style:use-window-font-color="true" style:font-name="Droid Sans" fo:font-size="9pt" fo:language="es" fo:country="ES" fo:font-weight="bold" officeooo:rsid="00bd3cbe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44" style:family="text">
      <style:text-properties style:use-window-font-color="true" fo:language="es" fo:country="ES" fo:font-weight="normal" officeooo:rsid="0095c7e6" style:font-name-asian="Times New Roman" style:font-weight-asian="normal" style:font-name-complex="Times New Roman" style:language-complex="ar" style:country-complex="SA" style:font-weight-complex="normal"/>
    </style:style>
    <style:style style:name="T45" style:family="text">
      <style:text-properties style:use-window-font-color="true" fo:language="es" fo:country="ES" fo:font-weight="normal" officeooo:rsid="00864d8c" style:font-name-asian="Times New Roman" style:font-weight-asian="normal" style:font-name-complex="Times New Roman" style:language-complex="ar" style:country-complex="SA" style:font-weight-complex="normal"/>
    </style:style>
    <style:style style:name="T46" style:family="text">
      <style:text-properties style:use-window-font-color="true" style:text-position="0% 100%" style:font-name="Droid Sans" fo:language="es" fo:country="E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47" style:family="text">
      <style:text-properties style:use-window-font-color="true" style:text-position="0% 100%" style:font-name="Droid Sans" fo:language="es" fo:country="ES" fo:font-weight="normal" officeooo:rsid="00b26850" style:font-name-asian="Times New Roman" style:font-weight-asian="normal" style:font-name-complex="Times New Roman" style:language-complex="ar" style:country-complex="SA" style:font-weight-complex="normal"/>
    </style:style>
    <style:style style:name="T48" style:family="text">
      <style:text-properties style:use-window-font-color="true" style:text-position="0% 100%" style:font-name="Droid Sans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style:text-position="0% 100%" fo:language="es" fo:country="E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50" style:family="text">
      <style:text-properties style:use-window-font-color="true" style:text-position="0% 100%" fo:language="es" fo:country="ES" fo:font-weight="normal" officeooo:rsid="00b26850" style:font-name-asian="Times New Roman" style:font-weight-asian="normal" style:font-name-complex="Times New Roman" style:language-complex="ar" style:country-complex="SA" style:font-weight-complex="normal"/>
    </style:style>
    <style:style style:name="T51" style:family="text">
      <style:text-properties style:use-window-font-color="true" style:text-position="0% 100%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52" style:family="text">
      <style:text-properties officeooo:rsid="0095c7e6"/>
    </style:style>
    <style:style style:name="T53" style:family="text">
      <style:text-properties officeooo:rsid="00966183"/>
    </style:style>
    <style:style style:name="T54" style:family="text">
      <style:text-properties officeooo:rsid="009b079b"/>
    </style:style>
    <style:style style:name="T55" style:family="text">
      <style:text-properties officeooo:rsid="009c5e98"/>
    </style:style>
    <style:style style:name="T56" style:family="text">
      <style:text-properties officeooo:rsid="009d6938"/>
    </style:style>
    <style:style style:name="T57" style:family="text">
      <style:text-properties officeooo:rsid="009f52a9"/>
    </style:style>
    <style:style style:name="T58" style:family="text">
      <style:text-properties fo:language="es" fo:country="ES" style:language-complex="ar" style:country-complex="SA"/>
    </style:style>
    <style:style style:name="T59" style:family="text">
      <style:text-properties officeooo:rsid="00aeb55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b56a08" style:font-weight-asian="bold" style:font-weight-complex="bold"/>
    </style:style>
    <style:style style:name="T62" style:family="text">
      <style:text-properties fo:font-weight="bold" officeooo:rsid="00b6b5f0" style:font-weight-asian="bold" style:font-weight-complex="bold"/>
    </style:style>
    <style:style style:name="T63" style:family="text">
      <style:text-properties officeooo:rsid="00b26850"/>
    </style:style>
    <style:style style:name="T64" style:family="text">
      <style:text-properties officeooo:rsid="00b45ad6"/>
    </style:style>
    <style:style style:name="T65" style:family="text">
      <style:text-properties officeooo:rsid="00b56a08"/>
    </style:style>
    <style:style style:name="T66" style:family="text">
      <style:text-properties officeooo:rsid="00b6b5f0"/>
    </style:style>
    <style:style style:name="T67" style:family="text">
      <style:text-properties officeooo:rsid="00bd3cbe"/>
    </style:style>
    <style:style style:name="T68" style:family="text">
      <style:text-properties officeooo:rsid="00bf2157"/>
    </style:style>
    <style:style style:name="T69" style:family="text">
      <style:text-properties officeooo:rsid="00c23145"/>
    </style:style>
    <style:style style:name="T70" style:family="text">
      <style:text-properties officeooo:rsid="00c96bf1"/>
    </style:style>
    <style:style style:name="T71" style:family="text">
      <style:text-properties officeooo:rsid="00ce0d15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3" fo:column-gap="0cm">
          <style:column style:rel-width="2834*" fo:start-indent="0cm" fo:end-indent="0cm"/>
          <style:column style:rel-width="2834*" fo:start-indent="0cm" fo:end-indent="0cm"/>
          <style:column style:rel-width="2836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cm">
          <style:column style:rel-width="1417*" fo:start-indent="0cm" fo:end-indent="0cm"/>
          <style:column style:rel-width="1417*" fo:start-indent="0cm" fo:end-indent="0cm"/>
          <style:column style:rel-width="141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5"/>
      <text:p text:style-name="P41"/>
      <text:p text:style-name="P42">Trabajo Práctico N.º <text:span text:style-name="T1">6</text:span></text:p>
      <text:p text:style-name="P172">Fundamentos de Computación</text:p>
      <text:p text:style-name="P40">Ejercicios sistemas de numeración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51">Alumno:</text:p>
          </table:table-cell>
          <table:table-cell office:value-type="string">
            <text:p text:style-name="P52"/>
          </table:table-cell>
          <table:table-cell office:value-type="string">
            <text:p text:style-name="P49">Adrian Dario Soliard</text:p>
          </table:table-cell>
        </table:table-row>
        <table:table-row>
          <table:table-cell office:value-type="string">
            <text:p text:style-name="P51">Año:</text:p>
          </table:table-cell>
          <table:table-cell office:value-type="string">
            <text:p text:style-name="P50"/>
          </table:table-cell>
          <table:table-cell office:value-type="string">
            <text:p text:style-name="P49">2017</text:p>
          </table:table-cell>
        </table:table-row>
      </table:table>
      <text:p text:style-name="P38"/>
      <text:list xml:id="list694195940" text:style-name="L1">
        <text:list-item>
          <text:p text:style-name="P209">Realizar las siguientes operaciones (verificar las respuestas en decimal)</text:p>
          <text:list>
            <text:list-item>
              <text:p text:style-name="P210">Convertir a binario los números decimales:</text:p>
            </text:list-item>
          </text:list>
        </text:list-item>
      </text:list>
      <text:section text:style-name="Sect1" text:name="Sección1">
        <text:list xml:id="list102150631347307" text:continue-numbering="true" text:style-name="L1">
          <text:list-item>
            <text:list>
              <text:list-item>
                <text:list>
                  <text:list-item>
                    <text:p text:style-name="P214">321</text:p>
                  </text:list-item>
                  <text:list-item>
                    <text:p text:style-name="P216">1462</text:p>
                  </text:list-item>
                  <text:list-item>
                    <text:p text:style-name="P216">205</text:p>
                  </text:list-item>
                  <text:list-item>
                    <text:p text:style-name="P216">1023</text:p>
                  </text:list-item>
                  <text:list-item>
                    <text:p text:style-name="P216">1024</text:p>
                  </text:list-item>
                  <text:list-item>
                    <text:p text:style-name="P216">135</text:p>
                  </text:list-item>
                  <text:list-item>
                    <text:p text:style-name="P216">45</text:p>
                  </text:list-item>
                  <text:list-item>
                    <text:p text:style-name="P216">967</text:p>
                  </text:list-item>
                </text:list>
              </text:list-item>
            </text:list>
          </text:list-item>
        </text:list>
      </text:section>
      <text:list xml:id="list102152067183975" text:continue-numbering="true" text:style-name="L1">
        <text:list-item>
          <text:list>
            <text:list-item>
              <text:p text:style-name="P218">Convertir a decimal los números binarios</text:p>
            </text:list-item>
          </text:list>
        </text:list-item>
      </text:list>
      <text:section text:style-name="Sect1" text:name="Sección2">
        <text:list xml:id="list102151860512881" text:continue-numbering="true" text:style-name="L1">
          <text:list-item>
            <text:list>
              <text:list-item>
                <text:list>
                  <text:list-item>
                    <text:p text:style-name="P215">111001</text:p>
                  </text:list-item>
                  <text:list-item>
                    <text:p text:style-name="P217">101000</text:p>
                  </text:list-item>
                  <text:list-item>
                    <text:p text:style-name="P217">100000001</text:p>
                  </text:list-item>
                  <text:list-item>
                    <text:p text:style-name="P216">01111000</text:p>
                  </text:list-item>
                  <text:list-item>
                    <text:p text:style-name="P216">0000011</text:p>
                  </text:list-item>
                  <text:list-item>
                    <text:p text:style-name="P217">1<text:span text:style-name="T1">0101</text:span></text:p>
                  </text:list-item>
                </text:list>
              </text:list-item>
            </text:list>
          </text:list-item>
        </text:list>
      </text:section>
      <text:list xml:id="list102151670648581" text:continue-numbering="true" text:style-name="L1">
        <text:list-header>
          <text:p text:style-name="P219"/>
        </text:list-header>
        <text:list-item>
          <text:p text:style-name="P222">Realizar las siguientes operaciones en binario puro (verificar las respuestas en decimal):</text:p>
        </text:list-item>
      </text:list>
      <text:section text:style-name="Sect2" text:name="Sección3">
        <text:list xml:id="list102151453562260" text:continue-numbering="true" text:style-name="L1">
          <text:list-item>
            <text:list>
              <text:list-item>
                <text:p text:style-name="P211"><text:span text:style-name="T1">1100110</text:span><text:span text:style-name="T3">2</text:span><text:span text:style-name="T1"> + 1001011</text:span><text:span text:style-name="T2">2</text:span></text:p>
              </text:list-item>
              <text:list-item>
                <text:p text:style-name="P212"><text:span text:style-name="T1">11</text:span><text:span text:style-name="T3">2</text:span><text:span text:style-name="T1"> + 11</text:span><text:span text:style-name="T3">2</text:span></text:p>
              </text:list-item>
              <text:list-item>
                <text:p text:style-name="P212"><text:span text:style-name="T1">100</text:span><text:span text:style-name="T3">2</text:span><text:span text:style-name="T1"> + 10</text:span><text:span text:style-name="T3">2</text:span></text:p>
              </text:list-item>
              <text:list-item>
                <text:p text:style-name="P212"><text:span text:style-name="T1">111</text:span><text:span text:style-name="T2">2</text:span><text:span text:style-name="T1"> + 1</text:span><text:span text:style-name="T2">2</text:span></text:p>
              </text:list-item>
              <text:list-item>
                <text:p text:style-name="P212"><text:span text:style-name="T1">110</text:span><text:span text:style-name="T3">2</text:span><text:span text:style-name="T1"> + 100</text:span><text:span text:style-name="T3">2</text:span></text:p>
              </text:list-item>
              <text:list-item>
                <text:p text:style-name="P212"><text:span text:style-name="T1">1100</text:span><text:span text:style-name="T3">2</text:span><text:span text:style-name="T1"> + 1000</text:span><text:span text:style-name="T3">2</text:span></text:p>
              </text:list-item>
              <text:list-item>
                <text:p text:style-name="P212"><text:span text:style-name="T1">1010</text:span><text:span text:style-name="T3">2</text:span><text:span text:style-name="T1"> + 1011</text:span><text:span text:style-name="T3">2</text:span></text:p>
              </text:list-item>
              <text:list-item>
                <text:p text:style-name="P212"><text:span text:style-name="T1">1001</text:span><text:span text:style-name="T2">2</text:span><text:span text:style-name="T1"> + 1011</text:span><text:span text:style-name="T3">2</text:span></text:p>
              </text:list-item>
              <text:list-item>
                <text:p text:style-name="P212"><text:span text:style-name="T1">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/text:p>
              </text:list-item>
              <text:list-item>
                <text:p text:style-name="P212"><text:span text:style-name="T1">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1</text:span><text:span text:style-name="T3">2</text:span></text:p>
              </text:list-item>
              <text:list-item>
                <text:p text:style-name="P212"><text:span text:style-name="T1">11</text:span><text:span text:style-name="T3">2</text:span><text:span text:style-name="T1"> - 01</text:span><text:span text:style-name="T3">2</text:span></text:p>
              </text:list-item>
              <text:list-item>
                <text:p text:style-name="P212"><text:span text:style-name="T1">11</text:span><text:span text:style-name="T3">2</text:span><text:span text:style-name="T1"> - 10</text:span><text:span text:style-name="T3">2</text:span></text:p>
              </text:list-item>
              <text:list-item>
                <text:p text:style-name="P212"><text:span text:style-name="T1">111</text:span><text:span text:style-name="T3">2</text:span><text:span text:style-name="T1"> - 100</text:span><text:span text:style-name="T3">2</text:span></text:p>
              </text:list-item>
              <text:list-item>
                <text:p text:style-name="P212"><text:span text:style-name="T1">101</text:span><text:span text:style-name="T3">2</text:span><text:span text:style-name="T1"> - 010</text:span><text:span text:style-name="T3">2</text:span></text:p>
              </text:list-item>
              <text:list-item>
                <text:p text:style-name="P212"><text:span text:style-name="T1">1011</text:span><text:span text:style-name="T3">2</text:span><text:span text:style-name="T1"> - 0101</text:span><text:span text:style-name="T3">2</text:span></text:p>
              </text:list-item>
              <text:list-item>
                <text:p text:style-name="P212"><text:span text:style-name="T1">1000</text:span><text:span text:style-name="T3">2</text:span><text:span text:style-name="T1"> - 101</text:span><text:span text:style-name="T3">2</text:span></text:p>
              </text:list-item>
              <text:list-item>
                <text:p text:style-name="P212"><text:span text:style-name="T1">1100</text:span><text:span text:style-name="T3">2</text:span><text:span text:style-name="T1"> - 1000</text:span><text:span text:style-name="T3">2</text:span></text:p>
              </text:list-item>
              <text:list-item>
                <text:p text:style-name="P212"><text:span text:style-name="T1">1110001</text:span><text:span text:style-name="T3">2</text:span><text:span text:style-name="T1"> x 111</text:span><text:span text:style-name="T3">2</text:span></text:p>
              </text:list-item>
              <text:list-item>
                <text:p text:style-name="P212"><text:span text:style-name="T1">101010</text:span><text:span text:style-name="T11">2</text:span><text:span text:style-name="T1"> x 1001</text:span><text:span text:style-name="T3">2</text:span></text:p>
              </text:list-item>
              <text:list-item>
                <text:p text:style-name="P212"><text:span text:style-name="T1">1011</text:span><text:span text:style-name="T3">2</text:span><text:span text:style-name="T1"> x 101</text:span><text:span text:style-name="T3">2</text:span></text:p>
              </text:list-item>
              <text:list-item>
                <text:p text:style-name="P212"><text:span text:style-name="T1">1100</text:span><text:span text:style-name="T3">2</text:span><text:span text:style-name="T1"> x 101</text:span><text:span text:style-name="T3">2</text:span></text:p>
              </text:list-item>
              <text:list-item>
                <text:p text:style-name="P212"><text:span text:style-name="T1">1011</text:span><text:span text:style-name="T3">2</text:span><text:span text:style-name="T1"> x 11</text:span><text:span text:style-name="T3">2</text:span></text:p>
              </text:list-item>
              <text:list-item>
                <text:p text:style-name="P212"><text:span text:style-name="T1">1001111</text:span><text:span text:style-name="T3">2</text:span><text:span text:style-name="T1"> x 0110</text:span><text:span text:style-name="T3">2</text:span></text:p>
              </text:list-item>
              <text:list-item>
                <text:p text:style-name="P212"><text:span text:style-name="T1">1100</text:span><text:span text:style-name="T3">2</text:span><text:span text:style-name="T1"> : 100</text:span><text:span text:style-name="T3">2</text:span></text:p>
              </text:list-item>
              <text:list-item>
                <text:p text:style-name="P212"><text:span text:style-name="T1">101100</text:span><text:span text:style-name="T3">2</text:span><text:span text:style-name="T1"> : 100</text:span><text:span text:style-name="T3">2</text:span></text:p>
              </text:list-item>
              <text:list-item>
                <text:p text:style-name="P212"><text:span text:style-name="T1">100100</text:span><text:span text:style-name="T3">2</text:span><text:span text:style-name="T1"> : 11</text:span><text:span text:style-name="T3">2</text:span></text:p>
              </text:list-item>
              <text:list-item>
                <text:p text:style-name="P213"><text:span text:style-name="T1">110000</text:span><text:span text:style-name="T3">2</text:span><text:span text:style-name="T1"> : 110</text:span><text:span text:style-name="T3">2</text:span></text:p>
              </text:list-item>
            </text:list>
          </text:list-item>
        </text:list>
      </text:section>
      <text:list xml:id="list102150429991399" text:continue-numbering="true" text:style-name="L1">
        <text:list-header>
          <text:p text:style-name="P220"/>
        </text:list-header>
        <text:list-item>
          <text:p text:style-name="P223">Efectuar las siguientes restas en binario:</text:p>
        </text:list-item>
      </text:list>
      <text:section text:style-name="Sect2" text:name="Sección4">
        <text:list xml:id="list102150942593291" text:continue-numbering="true" text:style-name="L1">
          <text:list-item>
            <text:list>
              <text:list-item>
                <text:p text:style-name="P225">10000000 – 110111</text:p>
              </text:list-item>
              <text:list-item>
                <text:p text:style-name="P227">00111111 – 00011100</text:p>
              </text:list-item>
              <text:list-item>
                <text:p text:style-name="P227">00011100 – 00111111</text:p>
              </text:list-item>
              <text:list-item>
                <text:p text:style-name="P227">100001 – 10000</text:p>
              </text:list-item>
            </text:list>
          </text:list-item>
        </text:list>
      </text:section>
      <text:list xml:id="list102152380193004" text:continue-numbering="true" text:style-name="L1">
        <text:list-header>
          <text:p text:style-name="P221"/>
        </text:list-header>
        <text:list-item>
          <text:p text:style-name="P224">Convertir a base 16:</text:p>
        </text:list-item>
      </text:list>
      <text:section text:style-name="Sect1" text:name="Sección5">
        <text:list xml:id="list102151209659912" text:continue-numbering="true" text:style-name="L1">
          <text:list-item>
            <text:list>
              <text:list-item>
                <text:p text:style-name="P226">3167<text:span text:style-name="T2">10</text:span></text:p>
              </text:list-item>
              <text:list-item>
                <text:p text:style-name="P228">219<text:span text:style-name="T2">10</text:span></text:p>
              </text:list-item>
              <text:list-item>
                <text:p text:style-name="P228">6560<text:span text:style-name="T2">10</text:span></text:p>
              </text:list-item>
              <text:list-item>
                <text:p text:style-name="P228">110<text:span text:style-name="T2">2</text:span></text:p>
              </text:list-item>
              <text:list-item>
                <text:p text:style-name="P228">1001011<text:span text:style-name="T2">2</text:span></text:p>
              </text:list-item>
              <text:list-item>
                <text:p text:style-name="P228">728<text:span text:style-name="T2">10</text:span></text:p>
              </text:list-item>
            </text:list>
          </text:list-item>
        </text:list>
      </text:section>
      <text:list xml:id="list102150386751828" text:continue-numbering="true" text:style-name="L1">
        <text:list-header>
          <text:p text:style-name="P221"/>
        </text:list-header>
        <text:list-item>
          <text:p text:style-name="P224">Convertir a base 10:</text:p>
        </text:list-item>
      </text:list>
      <text:section text:style-name="Sect1" text:name="Sección6">
        <text:list xml:id="list102150828676779" text:continue-numbering="true" text:style-name="L1">
          <text:list-item>
            <text:list>
              <text:list-item>
                <text:p text:style-name="P228">3AE<text:span text:style-name="T2">16</text:span></text:p>
              </text:list-item>
              <text:list-item>
                <text:p text:style-name="P228">FFF<text:span text:style-name="T2">16</text:span></text:p>
              </text:list-item>
              <text:list-item>
                <text:p text:style-name="P228">6AF<text:span text:style-name="T2">16</text:span></text:p>
              </text:list-item>
              <text:list-item>
                <text:p text:style-name="P228">C20<text:span text:style-name="T2">16</text:span></text:p>
              </text:list-item>
              <text:list-item>
                <text:p text:style-name="P228">A2E<text:span text:style-name="T2">16</text:span></text:p>
              </text:list-item>
              <text:list-item>
                <text:p text:style-name="P228">20<text:span text:style-name="T2">8</text:span></text:p>
              </text:list-item>
              <text:list-item>
                <text:p text:style-name="P228">125<text:span text:style-name="T2">8</text:span></text:p>
              </text:list-item>
            </text:list>
          </text:list-item>
        </text:list>
      </text:section>
      <text:list xml:id="list102151515400018" text:continue-numbering="true" text:style-name="L1">
        <text:list-header>
          <text:p text:style-name="P221"/>
        </text:list-header>
        <text:list-item>
          <text:p text:style-name="P224">Convertir a base 8:</text:p>
        </text:list-item>
      </text:list>
      <text:section text:style-name="Sect1" text:name="Sección7">
        <text:list xml:id="list102150505616497" text:continue-numbering="true" text:style-name="L1">
          <text:list-item>
            <text:list>
              <text:list-item>
                <text:p text:style-name="P228">3167<text:span text:style-name="T2">10</text:span></text:p>
              </text:list-item>
              <text:list-item>
                <text:p text:style-name="P228"><text:span text:style-name="T12">219</text:span><text:span text:style-name="T2">10</text:span></text:p>
              </text:list-item>
              <text:list-item>
                <text:p text:style-name="P229">304<text:span text:style-name="T2">?</text:span></text:p>
              </text:list-item>
              <text:list-item>
                <text:p text:style-name="P228">101<text:span text:style-name="T2">10</text:span></text:p>
              </text:list-item>
              <text:list-item>
                <text:p text:style-name="P228"><text:span text:style-name="T12">110</text:span><text:span text:style-name="T2">2</text:span></text:p>
              </text:list-item>
              <text:list-item>
                <text:p text:style-name="P228">1001011<text:span text:style-name="T2">2</text:span></text:p>
              </text:list-item>
            </text:list>
          </text:list-item>
        </text:list>
      </text:section>
      <text:p text:style-name="P35"/>
      <text:p text:style-name="P35"/>
      <text:section text:style-name="Sect2" text:name="Sección8">
        <text:p text:style-name="P36">1.1.1)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A"/>
          <table:table-column table:style-name="Tabla3.E"/>
          <table:table-column table:style-name="Tabla3.B"/>
          <table:table-column table:style-name="Tabla3.G"/>
          <table:table-column table:style-name="Tabla3.C"/>
          <table:table-column table:style-name="Tabla3.E"/>
          <table:table-row>
            <table:table-cell office:value-type="string">
              <text:p text:style-name="P72">321</text:p>
            </table:table-cell>
            <table:table-cell table:style-name="Tabla3.B1" office:value-type="string">
              <text:p text:style-name="P76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>
            <table:table-cell office:value-type="string">
              <text:p text:style-name="P129">1</text:p>
            </table:table-cell>
            <table:table-cell office:value-type="string">
              <text:p text:style-name="P72">160</text:p>
            </table:table-cell>
            <table:table-cell table:style-name="Tabla3.B1" office:value-type="string">
              <text:p text:style-name="P76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>
            <table:table-cell office:value-type="string">
              <text:p text:style-name="P82"/>
            </table:table-cell>
            <table:table-cell office:value-type="string">
              <text:p text:style-name="P129">0</text:p>
            </table:table-cell>
            <table:table-cell office:value-type="string">
              <text:p text:style-name="P72">80</text:p>
            </table:table-cell>
            <table:table-cell table:style-name="Tabla3.B1" office:value-type="string">
              <text:p text:style-name="P76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129">0</text:p>
            </table:table-cell>
            <table:table-cell office:value-type="string">
              <text:p text:style-name="P72">40</text:p>
            </table:table-cell>
            <table:table-cell table:style-name="Tabla3.B1" office:value-type="string">
              <text:p text:style-name="P76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 table:style-name="Tabla3.5"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76"/>
            </table:table-cell>
            <table:table-cell office:value-type="string">
              <text:p text:style-name="P130">0</text:p>
            </table:table-cell>
            <table:table-cell office:value-type="string">
              <text:p text:style-name="P72">20</text:p>
            </table:table-cell>
            <table:table-cell table:style-name="Tabla3.F5" office:value-type="string">
              <text:p text:style-name="P76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 table:style-name="Tabla3.5"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130">0</text:p>
            </table:table-cell>
            <table:table-cell office:value-type="string">
              <text:p text:style-name="P72">10</text:p>
            </table:table-cell>
            <table:table-cell table:style-name="Tabla3.F5" office:value-type="string">
              <text:p text:style-name="P53">2</text:p>
            </table:table-cell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</table:table-row>
          <table:table-row table:style-name="Tabla3.5"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129">0</text:p>
            </table:table-cell>
            <table:table-cell office:value-type="string">
              <text:p text:style-name="P72">5</text:p>
            </table:table-cell>
            <table:table-cell table:style-name="Tabla3.F5" office:value-type="string">
              <text:p text:style-name="P57">2</text:p>
            </table:table-cell>
            <table:table-cell office:value-type="string">
              <text:p text:style-name="P82"/>
            </table:table-cell>
          </table:table-row>
          <table:table-row table:style-name="Tabla3.5"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130">1</text:p>
            </table:table-cell>
            <table:table-cell office:value-type="string">
              <text:p text:style-name="P72">2</text:p>
            </table:table-cell>
            <table:table-cell table:style-name="Tabla3.F5" office:value-type="string">
              <text:p text:style-name="P57">2</text:p>
            </table:table-cell>
          </table:table-row>
          <table:table-row>
            <table:table-cell office:value-type="string">
              <text:p text:style-name="P82"/>
            </table:table-cell>
            <table:table-cell office:value-type="string">
              <text:p text:style-name="P82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76"/>
            </table:table-cell>
            <table:table-cell office:value-type="string">
              <text:p text:style-name="P130">0</text:p>
            </table:table-cell>
            <table:table-cell office:value-type="string">
              <text:p text:style-name="P130">1</text:p>
            </table:table-cell>
          </table:table-row>
        </table:table>
        <text:p text:style-name="P29"><text:span text:style-name="T65">321</text:span><text:span text:style-name="T8">10</text:span><text:span text:style-name="T65"> = </text:span><text:span text:style-name="T61">101000001</text:span><text:span text:style-name="T6">2</text:span></text:p>
        <text:p text:style-name="P30">1.1.2)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column table:style-name="Tabla4.I"/>
          <table:table-column table:style-name="Tabla4.J"/>
          <table:table-column table:style-name="Tabla4.K"/>
          <table:table-row>
            <table:table-cell table:style-name="Tabla4.A1" office:value-type="string">
              <text:p text:style-name="P74">1462</text:p>
            </table:table-cell>
            <table:table-cell table:style-name="Tabla4.B1" office:value-type="string">
              <text:p text:style-name="P74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>
            <table:table-cell table:style-name="Tabla4.A1" office:value-type="string">
              <text:p text:style-name="P132">0</text:p>
            </table:table-cell>
            <table:table-cell table:style-name="Tabla4.A1" office:value-type="string">
              <text:p text:style-name="P74">731</text:p>
            </table:table-cell>
            <table:table-cell table:style-name="Tabla4.B1" office:value-type="string">
              <text:p text:style-name="P74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74">365</text:p>
            </table:table-cell>
            <table:table-cell table:style-name="Tabla4.B1" office:value-type="string">
              <text:p text:style-name="P74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74">182</text:p>
            </table:table-cell>
            <table:table-cell table:style-name="Tabla4.B1" office:value-type="string">
              <text:p text:style-name="P74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 table:style-name="Tabla4.5"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>0</text:p>
            </table:table-cell>
            <table:table-cell table:style-name="Tabla4.A1" office:value-type="string">
              <text:p text:style-name="P74">91</text:p>
            </table:table-cell>
            <table:table-cell table:style-name="Tabla4.F5" office:value-type="string">
              <text:p text:style-name="P74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 table:style-name="Tabla4.5"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74">45</text:p>
            </table:table-cell>
            <table:table-cell table:style-name="Tabla4.F5" office:value-type="string">
              <text:p text:style-name="P55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 table:style-name="Tabla4.5"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74">22</text:p>
            </table:table-cell>
            <table:table-cell table:style-name="Tabla4.F5" office:value-type="string">
              <text:p text:style-name="P55">2</text:p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</table:table-row>
          <table:table-row table:style-name="Tabla4.5"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>0</text:p>
            </table:table-cell>
            <table:table-cell table:style-name="Tabla4.A1" office:value-type="string">
              <text:p text:style-name="P74">11</text:p>
            </table:table-cell>
            <table:table-cell table:style-name="Tabla4.F5" office:value-type="string">
              <text:p text:style-name="P55">2</text:p>
            </table:table-cell>
            <table:table-cell table:style-name="Tabla4.J8" office:value-type="string">
              <text:p text:style-name="P55"/>
            </table:table-cell>
            <table:table-cell table:style-name="Tabla4.J8" office:value-type="string">
              <text:p text:style-name="P55"/>
            </table:table-cell>
          </table:table-row>
          <table:table-row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65">5</text:p>
            </table:table-cell>
            <table:table-cell table:style-name="Tabla4.B1" office:value-type="string">
              <text:p text:style-name="P65">2</text:p>
            </table:table-cell>
            <table:table-cell table:style-name="Tabla4.A1" office:value-type="string">
              <text:p text:style-name="P132"/>
            </table:table-cell>
          </table:table-row>
          <table:table-row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/>
            </table:table-cell>
            <table:table-cell table:style-name="Tabla4.A1" office:value-type="string">
              <text:p text:style-name="P132">1</text:p>
            </table:table-cell>
            <table:table-cell table:style-name="Tabla4.A1" office:value-type="string">
              <text:p text:style-name="P65">2</text:p>
            </table:table-cell>
            <table:table-cell table:style-name="Tabla4.B1" office:value-type="string">
              <text:p text:style-name="P65">2</text:p>
            </table:table-cell>
          </table:table-row>
          <table:table-row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84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78"/>
            </table:table-cell>
            <table:table-cell table:style-name="Tabla4.A1" office:value-type="string">
              <text:p text:style-name="P132"/>
            </table:table-cell>
            <table:table-cell table:style-name="Tabla4.A1" office:value-type="string">
              <text:p text:style-name="P132"/>
            </table:table-cell>
            <table:table-cell table:style-name="Tabla4.A1" office:value-type="string">
              <text:p text:style-name="P132">0</text:p>
            </table:table-cell>
            <table:table-cell table:style-name="Tabla4.A1" office:value-type="string">
              <text:p text:style-name="P132">1</text:p>
            </table:table-cell>
          </table:table-row>
        </table:table>
        <text:p text:style-name="P32"><text:span text:style-name="T65">1462</text:span><text:span text:style-name="T8">10</text:span><text:span text:style-name="T65"> = </text:span><text:span text:style-name="T61">10110110110</text:span><text:span text:style-name="T6">2</text:span></text:p>
        <text:p text:style-name="P31">1.1.3)</text:p>
        <table:table table:name="Tabla2" table:style-name="Tabla2">
          <table:table-column table:style-name="Tabla2.A"/>
          <table:table-column table:style-name="Tabla2.B"/>
          <table:table-column table:style-name="Tabla2.C" table:number-columns-repeated="2"/>
          <table:table-column table:style-name="Tabla2.E"/>
          <table:table-column table:style-name="Tabla2.C" table:number-columns-repeated="2"/>
          <table:table-column table:style-name="Tabla2.H"/>
          <table:table-row>
            <table:table-cell table:style-name="Tabla2.A1" office:value-type="string">
              <text:p text:style-name="P99">205</text:p>
            </table:table-cell>
            <table:table-cell table:style-name="Tabla2.B1" office:value-type="string">
              <text:p text:style-name="P72">2</text:p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</table:table-row>
          <table:table-row>
            <table:table-cell table:style-name="Tabla2.A1" office:value-type="string">
              <text:p text:style-name="P137">1</text:p>
            </table:table-cell>
            <table:table-cell table:style-name="Tabla2.A1" office:value-type="string">
              <text:p text:style-name="P99">102</text:p>
            </table:table-cell>
            <table:table-cell table:style-name="Tabla2.B1" office:value-type="string">
              <text:p text:style-name="P72">2</text:p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</table:table-row>
          <table:table-row>
            <table:table-cell table:style-name="Tabla2.A1" office:value-type="string">
              <text:p text:style-name="P99"/>
            </table:table-cell>
            <table:table-cell table:style-name="Tabla2.A1" office:value-type="string">
              <text:p text:style-name="P137">0</text:p>
            </table:table-cell>
            <table:table-cell table:style-name="Tabla2.A1" office:value-type="string">
              <text:p text:style-name="P99">51</text:p>
            </table:table-cell>
            <table:table-cell table:style-name="Tabla2.B1" office:value-type="string">
              <text:p text:style-name="P72">2</text:p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</table:table-row>
          <table:table-row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130">1</text:p>
            </table:table-cell>
            <table:table-cell table:style-name="Tabla2.A1" office:value-type="string">
              <text:p text:style-name="P99">25</text:p>
            </table:table-cell>
            <table:table-cell table:style-name="Tabla2.B1" office:value-type="string">
              <text:p text:style-name="P72">2</text:p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</table:table-row>
          <table:table-row table:style-name="Tabla2.5"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137">1</text:p>
            </table:table-cell>
            <table:table-cell table:style-name="Tabla2.A1" office:value-type="string">
              <text:p text:style-name="P99">12</text:p>
            </table:table-cell>
            <table:table-cell table:style-name="Tabla2.F5" office:value-type="string">
              <text:p text:style-name="P72">2</text:p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</table:table-row>
          <table:table-row table:style-name="Tabla2.5"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137">0</text:p>
            </table:table-cell>
            <table:table-cell table:style-name="Tabla2.A1" office:value-type="string">
              <text:p text:style-name="P99">6</text:p>
            </table:table-cell>
            <table:table-cell table:style-name="Tabla2.F5" office:value-type="string">
              <text:p text:style-name="P53">2</text:p>
            </table:table-cell>
            <table:table-cell table:style-name="Tabla2.A1" office:value-type="string">
              <text:p text:style-name="P82"/>
            </table:table-cell>
          </table:table-row>
          <table:table-row table:style-name="Tabla2.5"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137">0</text:p>
            </table:table-cell>
            <table:table-cell table:style-name="Tabla2.A1" office:value-type="string">
              <text:p text:style-name="P99">3</text:p>
            </table:table-cell>
            <table:table-cell table:style-name="Tabla2.F5" office:value-type="string">
              <text:p text:style-name="P53">2</text:p>
            </table:table-cell>
          </table:table-row>
          <table:table-row table:style-name="Tabla2.5"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82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76"/>
            </table:table-cell>
            <table:table-cell table:style-name="Tabla2.A1" office:value-type="string">
              <text:p text:style-name="P137">1</text:p>
            </table:table-cell>
            <table:table-cell table:style-name="Tabla2.H8" office:value-type="string">
              <text:p text:style-name="P137">1</text:p>
            </table:table-cell>
          </table:table-row>
        </table:table>
        <text:p text:style-name="P13"><text:span text:style-name="T65">205</text:span><text:span text:style-name="T8">10</text:span><text:span text:style-name="T65"> = </text:span><text:span text:style-name="T61">11001101</text:span><text:span text:style-name="T6">2</text:span></text:p>
        <text:p text:style-name="P14">1.1.4)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column table:style-name="Tabla5.G"/>
          <table:table-column table:style-name="Tabla5.H"/>
          <table:table-column table:style-name="Tabla5.I"/>
          <table:table-column table:style-name="Tabla5.J"/>
          <table:table-row>
            <table:table-cell table:style-name="Tabla5.A1" office:value-type="string">
              <text:p text:style-name="P95">1023</text:p>
            </table:table-cell>
            <table:table-cell table:style-name="Tabla5.B1" office:value-type="string">
              <text:p text:style-name="P73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>
            <table:table-cell table:style-name="Tabla5.A1" office:value-type="string">
              <text:p text:style-name="P134">1</text:p>
            </table:table-cell>
            <table:table-cell table:style-name="Tabla5.A1" office:value-type="string">
              <text:p text:style-name="P95">511</text:p>
            </table:table-cell>
            <table:table-cell table:style-name="Tabla5.B1" office:value-type="string">
              <text:p text:style-name="P73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134">1</text:p>
            </table:table-cell>
            <table:table-cell table:style-name="Tabla5.A1" office:value-type="string">
              <text:p text:style-name="P95">255</text:p>
            </table:table-cell>
            <table:table-cell table:style-name="Tabla5.B1" office:value-type="string">
              <text:p text:style-name="P73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131">1</text:p>
            </table:table-cell>
            <table:table-cell table:style-name="Tabla5.A1" office:value-type="string">
              <text:p text:style-name="P95">127</text:p>
            </table:table-cell>
            <table:table-cell table:style-name="Tabla5.B1" office:value-type="string">
              <text:p text:style-name="P73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 table:style-name="Tabla5.5"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134">1</text:p>
            </table:table-cell>
            <table:table-cell table:style-name="Tabla5.A1" office:value-type="string">
              <text:p text:style-name="P95">63</text:p>
            </table:table-cell>
            <table:table-cell table:style-name="Tabla5.F5" office:value-type="string">
              <text:p text:style-name="P73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 table:style-name="Tabla5.5"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131">1</text:p>
            </table:table-cell>
            <table:table-cell table:style-name="Tabla5.A1" office:value-type="string">
              <text:p text:style-name="P95">31</text:p>
            </table:table-cell>
            <table:table-cell table:style-name="Tabla5.F5" office:value-type="string">
              <text:p text:style-name="P54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 table:style-name="Tabla5.5"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131">1</text:p>
            </table:table-cell>
            <table:table-cell table:style-name="Tabla5.A1" office:value-type="string">
              <text:p text:style-name="P95">15</text:p>
            </table:table-cell>
            <table:table-cell table:style-name="Tabla5.F5" office:value-type="string">
              <text:p text:style-name="P54">2</text:p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</table:table-row>
          <table:table-row table:style-name="Tabla5.5"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134">1</text:p>
            </table:table-cell>
            <table:table-cell table:style-name="Tabla5.A1" office:value-type="string">
              <text:p text:style-name="P95">7</text:p>
            </table:table-cell>
            <table:table-cell table:style-name="Tabla5.F5" office:value-type="string">
              <text:p text:style-name="P54">2</text:p>
            </table:table-cell>
            <table:table-cell table:style-name="Tabla5.J8" office:value-type="string">
              <text:p text:style-name="P54"/>
            </table:table-cell>
          </table:table-row>
          <table:table-row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83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77"/>
            </table:table-cell>
            <table:table-cell table:style-name="Tabla5.A1" office:value-type="string">
              <text:p text:style-name="P131">1</text:p>
            </table:table-cell>
            <table:table-cell table:style-name="Tabla5.A1" office:value-type="string">
              <text:p text:style-name="P62">3</text:p>
            </table:table-cell>
            <table:table-cell table:style-name="Tabla5.B1" office:value-type="string">
              <text:p text:style-name="P64">2</text:p>
            </table:table-cell>
          </table:table-row>
          <table:table-row>
            <table:table-cell table:style-name="Tabla5.A1" office:value-type="string">
              <text:p text:style-name="P43"/>
            </table:table-cell>
            <table:table-cell table:style-name="Tabla5.A1" office:value-type="string">
              <text:p text:style-name="P43"/>
            </table:table-cell>
            <table:table-cell table:style-name="Tabla5.A1" office:value-type="string">
              <text:p text:style-name="P44"/>
            </table:table-cell>
            <table:table-cell table:style-name="Tabla5.A1" office:value-type="string">
              <text:p text:style-name="P44"/>
            </table:table-cell>
            <table:table-cell table:style-name="Tabla5.A1" office:value-type="string">
              <text:p text:style-name="P44"/>
            </table:table-cell>
            <table:table-cell table:style-name="Tabla5.A1" office:value-type="string">
              <text:p text:style-name="P44"/>
            </table:table-cell>
            <table:table-cell table:style-name="Tabla5.A1" office:value-type="string">
              <text:p text:style-name="P44"/>
            </table:table-cell>
            <table:table-cell table:style-name="Tabla5.A1" office:value-type="string">
              <text:p text:style-name="P46"/>
            </table:table-cell>
            <table:table-cell table:style-name="Tabla5.A1" office:value-type="string">
              <text:p text:style-name="P46">1</text:p>
            </table:table-cell>
            <table:table-cell table:style-name="Tabla5.J10" office:value-type="string">
              <text:p text:style-name="P46">1</text:p>
            </table:table-cell>
          </table:table-row>
        </table:table>
        <text:p text:style-name="P15">1023<text:span text:style-name="T2">10</text:span> = <text:span text:style-name="T60">1111111111</text:span><text:span text:style-name="T5">2</text:span></text:p>
        <text:p text:style-name="P12">1.1.5)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>
            <table:table-cell table:style-name="Tabla6.A1" office:value-type="string">
              <text:p text:style-name="P95">1024</text:p>
            </table:table-cell>
            <table:table-cell table:style-name="Tabla6.B1" office:value-type="string">
              <text:p text:style-name="P73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>
            <table:table-cell table:style-name="Tabla6.A1" office:value-type="string">
              <text:p text:style-name="P131">0</text:p>
            </table:table-cell>
            <table:table-cell table:style-name="Tabla6.A1" office:value-type="string">
              <text:p text:style-name="P95">512</text:p>
            </table:table-cell>
            <table:table-cell table:style-name="Tabla6.B1" office:value-type="string">
              <text:p text:style-name="P73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95">256</text:p>
            </table:table-cell>
            <table:table-cell table:style-name="Tabla6.B1" office:value-type="string">
              <text:p text:style-name="P73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73">1<text:span text:style-name="T13">28</text:span></text:p>
            </table:table-cell>
            <table:table-cell table:style-name="Tabla6.B1" office:value-type="string">
              <text:p text:style-name="P73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 table:style-name="Tabla6.5"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1">0</text:p>
            </table:table-cell>
            <table:table-cell table:style-name="Tabla6.A1" office:value-type="string">
              <text:p text:style-name="P95">64</text:p>
            </table:table-cell>
            <table:table-cell table:style-name="Tabla6.F5" office:value-type="string">
              <text:p text:style-name="P73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 table:style-name="Tabla6.5"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95">32</text:p>
            </table:table-cell>
            <table:table-cell table:style-name="Tabla6.F5" office:value-type="string">
              <text:p text:style-name="P54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 table:style-name="Tabla6.5"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95">16</text:p>
            </table:table-cell>
            <table:table-cell table:style-name="Tabla6.F5" office:value-type="string">
              <text:p text:style-name="P54">2</text:p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</table:table-row>
          <table:table-row table:style-name="Tabla6.5"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1">0</text:p>
            </table:table-cell>
            <table:table-cell table:style-name="Tabla6.A1" office:value-type="string">
              <text:p text:style-name="P95">8</text:p>
            </table:table-cell>
            <table:table-cell table:style-name="Tabla6.F5" office:value-type="string">
              <text:p text:style-name="P54">2</text:p>
            </table:table-cell>
            <table:table-cell table:style-name="Tabla6.J8" office:value-type="string">
              <text:p text:style-name="P54"/>
            </table:table-cell>
            <table:table-cell table:style-name="Tabla6.J8" office:value-type="string">
              <text:p text:style-name="P54"/>
            </table:table-cell>
          </table:table-row>
          <table:table-row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62">4</text:p>
            </table:table-cell>
            <table:table-cell table:style-name="Tabla6.B1" office:value-type="string">
              <text:p text:style-name="P64">2</text:p>
            </table:table-cell>
            <table:table-cell table:style-name="Tabla6.A1" office:value-type="string">
              <text:p text:style-name="P131"/>
            </table:table-cell>
          </table:table-row>
          <table:table-row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1"/>
            </table:table-cell>
            <table:table-cell table:style-name="Tabla6.A1" office:value-type="string">
              <text:p text:style-name="P134">0</text:p>
            </table:table-cell>
            <table:table-cell table:style-name="Tabla6.A1" office:value-type="string">
              <text:p text:style-name="P64">2</text:p>
            </table:table-cell>
            <table:table-cell table:style-name="Tabla6.B1" office:value-type="string">
              <text:p text:style-name="P64">2</text:p>
            </table:table-cell>
          </table:table-row>
          <table:table-row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83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77"/>
            </table:table-cell>
            <table:table-cell table:style-name="Tabla6.A1" office:value-type="string">
              <text:p text:style-name="P131"/>
            </table:table-cell>
            <table:table-cell table:style-name="Tabla6.A1" office:value-type="string">
              <text:p text:style-name="P131"/>
            </table:table-cell>
            <table:table-cell table:style-name="Tabla6.A1" office:value-type="string">
              <text:p text:style-name="P131">0</text:p>
            </table:table-cell>
            <table:table-cell table:style-name="Tabla6.A1" office:value-type="string">
              <text:p text:style-name="P131">1</text:p>
            </table:table-cell>
          </table:table-row>
        </table:table>
        <text:p text:style-name="P13"><text:span text:style-name="T65">1024</text:span><text:span text:style-name="T8">10</text:span><text:span text:style-name="T65"> = </text:span><text:span text:style-name="T61">10000000000</text:span><text:span text:style-name="T6">2</text:span></text:p>
        <text:p text:style-name="P14">1.1.6)</text:p>
        <table:table table:name="Tabla7" table:style-name="Tabla7">
          <table:table-column table:style-name="Tabla7.A"/>
          <table:table-column table:style-name="Tabla7.B"/>
          <table:table-column table:style-name="Tabla7.C" table:number-columns-repeated="2"/>
          <table:table-column table:style-name="Tabla7.E"/>
          <table:table-column table:style-name="Tabla7.C"/>
          <table:table-column table:style-name="Tabla7.G"/>
          <table:table-column table:style-name="Tabla7.H"/>
          <table:table-row>
            <table:table-cell table:style-name="Tabla7.A1" office:value-type="string">
              <text:p text:style-name="P97">135</text:p>
            </table:table-cell>
            <table:table-cell table:style-name="Tabla7.B1" office:value-type="string">
              <text:p text:style-name="P75">2</text:p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</table:table-row>
          <table:table-row>
            <table:table-cell table:style-name="Tabla7.A1" office:value-type="string">
              <text:p text:style-name="P136">1</text:p>
            </table:table-cell>
            <table:table-cell table:style-name="Tabla7.A1" office:value-type="string">
              <text:p text:style-name="P97">67</text:p>
            </table:table-cell>
            <table:table-cell table:style-name="Tabla7.B1" office:value-type="string">
              <text:p text:style-name="P75">2</text:p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</table:table-row>
          <table:table-row>
            <table:table-cell table:style-name="Tabla7.A1" office:value-type="string">
              <text:p text:style-name="P98"/>
            </table:table-cell>
            <table:table-cell table:style-name="Tabla7.A1" office:value-type="string">
              <text:p text:style-name="P139">1</text:p>
            </table:table-cell>
            <table:table-cell table:style-name="Tabla7.A1" office:value-type="string">
              <text:p text:style-name="P97">33</text:p>
            </table:table-cell>
            <table:table-cell table:style-name="Tabla7.B1" office:value-type="string">
              <text:p text:style-name="P75">2</text:p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</table:table-row>
          <table:table-row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133">1</text:p>
            </table:table-cell>
            <table:table-cell table:style-name="Tabla7.A1" office:value-type="string">
              <text:p text:style-name="P97">16</text:p>
            </table:table-cell>
            <table:table-cell table:style-name="Tabla7.B1" office:value-type="string">
              <text:p text:style-name="P75">2</text:p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</table:table-row>
          <table:table-row table:style-name="Tabla7.5"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139">0</text:p>
            </table:table-cell>
            <table:table-cell table:style-name="Tabla7.A1" office:value-type="string">
              <text:p text:style-name="P97">8</text:p>
            </table:table-cell>
            <table:table-cell table:style-name="Tabla7.F5" office:value-type="string">
              <text:p text:style-name="P75">2</text:p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</table:table-row>
          <table:table-row table:style-name="Tabla7.5"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136">0</text:p>
            </table:table-cell>
            <table:table-cell table:style-name="Tabla7.A1" office:value-type="string">
              <text:p text:style-name="P97">4</text:p>
            </table:table-cell>
            <table:table-cell table:style-name="Tabla7.F5" office:value-type="string">
              <text:p text:style-name="P56">2</text:p>
            </table:table-cell>
            <table:table-cell table:style-name="Tabla7.A1" office:value-type="string">
              <text:p text:style-name="P85"/>
            </table:table-cell>
          </table:table-row>
          <table:table-row table:style-name="Tabla7.5"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136">0</text:p>
            </table:table-cell>
            <table:table-cell table:style-name="Tabla7.A1" office:value-type="string">
              <text:p text:style-name="P97">2</text:p>
            </table:table-cell>
            <table:table-cell table:style-name="Tabla7.F5" office:value-type="string">
              <text:p text:style-name="P56">2</text:p>
            </table:table-cell>
          </table:table-row>
          <table:table-row table:style-name="Tabla7.5"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85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79"/>
            </table:table-cell>
            <table:table-cell table:style-name="Tabla7.A1" office:value-type="string">
              <text:p text:style-name="P139">0</text:p>
            </table:table-cell>
            <table:table-cell table:style-name="Tabla7.H8" office:value-type="string">
              <text:p text:style-name="P136">1</text:p>
            </table:table-cell>
          </table:table-row>
        </table:table>
        <text:p text:style-name="P5"><text:span text:style-name="T66">135</text:span><text:span text:style-name="T9">10</text:span><text:span text:style-name="T66"> = </text:span><text:span text:style-name="T62">10000111</text:span><text:span text:style-name="T7">2</text:span></text:p>
        <text:p text:style-name="P4">1.1.7)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column table:style-name="Tabla8.E"/>
          <table:table-column table:style-name="Tabla8.F"/>
          <table:table-row>
            <table:table-cell table:style-name="Tabla8.A1" office:value-type="string">
              <text:p text:style-name="P97">45</text:p>
            </table:table-cell>
            <table:table-cell table:style-name="Tabla8.B1" office:value-type="string">
              <text:p text:style-name="P75">2</text:p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</table:table-row>
          <table:table-row>
            <table:table-cell table:style-name="Tabla8.C1" office:value-type="string">
              <text:p text:style-name="P139">1</text:p>
            </table:table-cell>
            <table:table-cell table:style-name="Tabla8.C1" office:value-type="string">
              <text:p text:style-name="P97">22</text:p>
            </table:table-cell>
            <table:table-cell table:style-name="Tabla8.B1" office:value-type="string">
              <text:p text:style-name="P75">2</text:p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</table:table-row>
          <table:table-row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139">0</text:p>
            </table:table-cell>
            <table:table-cell table:style-name="Tabla8.C1" office:value-type="string">
              <text:p text:style-name="P97">11</text:p>
            </table:table-cell>
            <table:table-cell table:style-name="Tabla8.B1" office:value-type="string">
              <text:p text:style-name="P75">2</text:p>
            </table:table-cell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85"/>
            </table:table-cell>
          </table:table-row>
          <table:table-row table:style-name="Tabla8.4"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139">1</text:p>
            </table:table-cell>
            <table:table-cell table:style-name="Tabla8.C1" office:value-type="string">
              <text:p text:style-name="P97">5</text:p>
            </table:table-cell>
            <table:table-cell table:style-name="Tabla8.E4" office:value-type="string">
              <text:p text:style-name="P75">2</text:p>
            </table:table-cell>
            <table:table-cell table:style-name="Tabla8.C1" office:value-type="string">
              <text:p text:style-name="P85"/>
            </table:table-cell>
          </table:table-row>
          <table:table-row table:style-name="Tabla8.4"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139">1</text:p>
            </table:table-cell>
            <table:table-cell table:style-name="Tabla8.C1" office:value-type="string">
              <text:p text:style-name="P97">2</text:p>
            </table:table-cell>
            <table:table-cell table:style-name="Tabla8.E4" office:value-type="string">
              <text:p text:style-name="P56">2</text:p>
            </table:table-cell>
          </table:table-row>
          <table:table-row table:style-name="Tabla8.4">
            <table:table-cell table:style-name="Tabla8.C1" office:value-type="string">
              <text:p text:style-name="P85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79"/>
            </table:table-cell>
            <table:table-cell table:style-name="Tabla8.C1" office:value-type="string">
              <text:p text:style-name="P136">0</text:p>
            </table:table-cell>
            <table:table-cell table:style-name="Tabla8.A1" office:value-type="string">
              <text:p text:style-name="P136">1</text:p>
            </table:table-cell>
          </table:table-row>
        </table:table>
        <text:p text:style-name="P5"><text:span text:style-name="T66">45</text:span><text:span text:style-name="T9">10</text:span><text:span text:style-name="T66"> = </text:span><text:span text:style-name="T62">101101</text:span><text:span text:style-name="T7">2</text:span></text:p>
        <text:p text:style-name="P4">1.1.8)</text:p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column table:style-name="Tabla9.G"/>
          <table:table-column table:style-name="Tabla9.H"/>
          <table:table-column table:style-name="Tabla9.I"/>
          <table:table-column table:style-name="Tabla9.J"/>
          <table:table-row>
            <table:table-cell table:style-name="Tabla9.A1" office:value-type="string">
              <text:p text:style-name="P97">967</text:p>
            </table:table-cell>
            <table:table-cell table:style-name="Tabla9.B1" office:value-type="string">
              <text:p text:style-name="P75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>
            <table:table-cell table:style-name="Tabla9.A1" office:value-type="string">
              <text:p text:style-name="P135">1</text:p>
            </table:table-cell>
            <table:table-cell table:style-name="Tabla9.A1" office:value-type="string">
              <text:p text:style-name="P97">483</text:p>
            </table:table-cell>
            <table:table-cell table:style-name="Tabla9.B1" office:value-type="string">
              <text:p text:style-name="P75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135">1</text:p>
            </table:table-cell>
            <table:table-cell table:style-name="Tabla9.A1" office:value-type="string">
              <text:p text:style-name="P97">241</text:p>
            </table:table-cell>
            <table:table-cell table:style-name="Tabla9.B1" office:value-type="string">
              <text:p text:style-name="P75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133">1</text:p>
            </table:table-cell>
            <table:table-cell table:style-name="Tabla9.A1" office:value-type="string">
              <text:p text:style-name="P97">120</text:p>
            </table:table-cell>
            <table:table-cell table:style-name="Tabla9.B1" office:value-type="string">
              <text:p text:style-name="P75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 table:style-name="Tabla9.5"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9">0</text:p>
            </table:table-cell>
            <table:table-cell table:style-name="Tabla9.A1" office:value-type="string">
              <text:p text:style-name="P97">60</text:p>
            </table:table-cell>
            <table:table-cell table:style-name="Tabla9.F5" office:value-type="string">
              <text:p text:style-name="P75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 table:style-name="Tabla9.5"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9">0</text:p>
            </table:table-cell>
            <table:table-cell table:style-name="Tabla9.A1" office:value-type="string">
              <text:p text:style-name="P97">30</text:p>
            </table:table-cell>
            <table:table-cell table:style-name="Tabla9.F5" office:value-type="string">
              <text:p text:style-name="P56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 table:style-name="Tabla9.5"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9">0</text:p>
            </table:table-cell>
            <table:table-cell table:style-name="Tabla9.A1" office:value-type="string">
              <text:p text:style-name="P96">15</text:p>
            </table:table-cell>
            <table:table-cell table:style-name="Tabla9.F5" office:value-type="string">
              <text:p text:style-name="P56">2</text:p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</table:table-row>
          <table:table-row table:style-name="Tabla9.5"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5">1</text:p>
            </table:table-cell>
            <table:table-cell table:style-name="Tabla9.A1" office:value-type="string">
              <text:p text:style-name="P96">7</text:p>
            </table:table-cell>
            <table:table-cell table:style-name="Tabla9.F5" office:value-type="string">
              <text:p text:style-name="P56">2</text:p>
            </table:table-cell>
            <table:table-cell table:style-name="Tabla9.J8" office:value-type="string">
              <text:p text:style-name="P56"/>
            </table:table-cell>
          </table:table-row>
          <table:table-row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3">1</text:p>
            </table:table-cell>
            <table:table-cell table:style-name="Tabla9.A1" office:value-type="string">
              <text:p text:style-name="P63">3</text:p>
            </table:table-cell>
            <table:table-cell table:style-name="Tabla9.B1" office:value-type="string">
              <text:p text:style-name="P66">2</text:p>
            </table:table-cell>
          </table:table-row>
          <table:table-row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85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79"/>
            </table:table-cell>
            <table:table-cell table:style-name="Tabla9.A1" office:value-type="string">
              <text:p text:style-name="P133"/>
            </table:table-cell>
            <table:table-cell table:style-name="Tabla9.A1" office:value-type="string">
              <text:p text:style-name="P133">1</text:p>
            </table:table-cell>
            <table:table-cell table:style-name="Tabla9.J10" office:value-type="string">
              <text:p text:style-name="P133">1</text:p>
            </table:table-cell>
          </table:table-row>
        </table:table>
        <text:p text:style-name="P11">967<text:span text:style-name="T2">10</text:span> = <text:span text:style-name="T60">1111000111</text:span><text:span text:style-name="T5">2</text:span></text:p>
        <text:p text:style-name="P1"/>
        <text:p text:style-name="P1"/>
        <text:p text:style-name="P1"><text:line-break/></text:p>
      </text:section>
      <text:section text:style-name="Sect2" text:name="Sección9">
        <text:p text:style-name="P6"><text:soft-page-break/>2.1) 111001</text:p>
        <table:table table:name="eje2-1" table:style-name="eje2-1">
          <table:table-column table:style-name="eje2-1.A"/>
          <table:table-column table:style-name="eje2-1.B"/>
          <table:table-column table:style-name="eje2-1.A"/>
          <table:table-column table:style-name="eje2-1.B"/>
          <table:table-column table:style-name="eje2-1.A"/>
          <table:table-column table:style-name="eje2-1.B"/>
          <table:table-column table:style-name="eje2-1.A"/>
          <table:table-column table:style-name="eje2-1.B" table:number-columns-repeated="2"/>
          <table:table-column table:style-name="eje2-1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1"/>
            </table:table-cell>
          </table:table-row>
          <table:table-row>
            <table:table-cell office:value-type="string">
              <text:p text:style-name="P81"/>
            </table:table-cell>
            <table:table-cell office:value-type="string">
              <text:p text:style-name="P81"/>
            </table:table-cell>
            <table:table-cell office:value-type="string">
              <text:p text:style-name="P81"/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58">57</text:p>
            </table:table-cell>
          </table:table-row>
        </table:table>
        <text:p text:style-name="P6"/>
        <text:p text:style-name="P6">2.2) 101000</text:p>
        <table:table table:name="Tabla11" table:style-name="Tabla11">
          <table:table-column table:style-name="Tabla11.A" table:number-columns-repeated="9"/>
          <table:table-column table:style-name="Tabla11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6"/>
            </table:table-cell>
          </table:table-row>
          <table:table-row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41">40</text:p>
            </table:table-cell>
          </table:table-row>
        </table:table>
        <text:p text:style-name="P6"/>
        <text:p text:style-name="P6">2.3) 100000001</text:p>
        <table:table table:name="Tabla12" table:style-name="Tabla12">
          <table:table-column table:style-name="Tabla12.A" table:number-columns-repeated="9"/>
          <table:table-column table:style-name="Tabla12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6"/>
            </table:table-cell>
          </table:table-row>
          <table:table-row table:style-name="Tabla12.2"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41">257</text:p>
            </table:table-cell>
          </table:table-row>
        </table:table>
        <text:p text:style-name="P6">2.4) 01111000</text:p>
        <table:table table:name="Tabla13" table:style-name="Tabla13">
          <table:table-column table:style-name="Tabla13.A" table:number-columns-repeated="9"/>
          <table:table-column table:style-name="Tabla13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6"/>
            </table:table-cell>
          </table:table-row>
          <table:table-row>
            <table:table-cell office:value-type="string">
              <text:p text:style-name="P86"/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48">120</text:p>
            </table:table-cell>
          </table:table-row>
        </table:table>
        <text:p text:style-name="P6"/>
        <text:p text:style-name="P6">2.5) 0000011</text:p>
        <table:table table:name="Tabla14" table:style-name="Tabla14">
          <table:table-column table:style-name="Tabla14.A" table:number-columns-repeated="9"/>
          <table:table-column table:style-name="Tabla14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6"/>
            </table:table-cell>
          </table:table-row>
          <table:table-row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48">3</text:p>
            </table:table-cell>
          </table:table-row>
        </table:table>
        <text:p text:style-name="P6"/>
        <text:p text:style-name="P6">2.6) 10101</text:p>
        <table:table table:name="Tabla15" table:style-name="Tabla15">
          <table:table-column table:style-name="Tabla15.A" table:number-columns-repeated="9"/>
          <table:table-column table:style-name="Tabla15.J"/>
          <table:table-row>
            <table:table-cell office:value-type="string">
              <text:p text:style-name="P141">256</text:p>
            </table:table-cell>
            <table:table-cell office:value-type="string">
              <text:p text:style-name="P141">128</text:p>
            </table:table-cell>
            <table:table-cell office:value-type="string">
              <text:p text:style-name="P141">64</text:p>
            </table:table-cell>
            <table:table-cell office:value-type="string">
              <text:p text:style-name="P141">32</text:p>
            </table:table-cell>
            <table:table-cell office:value-type="string">
              <text:p text:style-name="P141">16</text:p>
            </table:table-cell>
            <table:table-cell office:value-type="string">
              <text:p text:style-name="P141">8</text:p>
            </table:table-cell>
            <table:table-cell office:value-type="string">
              <text:p text:style-name="P141">4</text:p>
            </table:table-cell>
            <table:table-cell office:value-type="string">
              <text:p text:style-name="P141">2</text:p>
            </table:table-cell>
            <table:table-cell office:value-type="string">
              <text:p text:style-name="P141">1</text:p>
            </table:table-cell>
            <table:table-cell office:value-type="string">
              <text:p text:style-name="P86"/>
            </table:table-cell>
          </table:table-row>
          <table:table-row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86"/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02">0</text:p>
            </table:table-cell>
            <table:table-cell office:value-type="string">
              <text:p text:style-name="P102">1</text:p>
            </table:table-cell>
            <table:table-cell office:value-type="string">
              <text:p text:style-name="P148">21</text:p>
            </table:table-cell>
          </table:table-row>
        </table:table>
        <text:p text:style-name="P2"/>
      </text:section>
      <text:section text:style-name="Sect2" text:name="Sección11">
        <text:section text:style-name="Sect1" text:name="Sección10">
          <text:p text:style-name="P3"><text:span text:style-name="T52">3</text:span>.1) <text:span text:style-name="T45">1100110</text:span><text:span text:style-name="T15">2</text:span><text:span text:style-name="T45"> + 1001011</text:span><text:span text:style-name="T16">2</text:span></text:p>
          <table:table table:name="Tabla10" table:style-name="Tabla10">
            <table:table-column table:style-name="Tabla10.A"/>
            <table:table-column table:style-name="Tabla10.B"/>
            <table:table-column table:style-name="Tabla10.A" table:number-columns-repeated="2"/>
            <table:table-column table:style-name="Tabla10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4">11001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102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0010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75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10.B3" office:value-type="string">
                <text:p text:style-name="P149">1011000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10.B3" office:value-type="string">
                <text:p text:style-name="P149">177</text:p>
              </table:table-cell>
            </table:table-row>
          </table:table>
          <text:list xml:id="list102152037848592" text:continue-numbering="true" text:style-name="L1">
            <text:list-item>
              <text:list>
                <text:list-header>
                  <text:p text:style-name="P230"><text:span text:style-name="T44">3.2) 11</text:span><text:span text:style-name="T15">2</text:span><text:span text:style-name="T45"> + 11</text:span><text:span text:style-name="T15">2</text:span></text:p>
                </text:list-header>
              </text:list>
            </text:list-item>
          </text:list>
          <table:table table:name="Tabla16" table:style-name="Tabla16">
            <table:table-column table:style-name="Tabla16.A"/>
            <table:table-column table:style-name="Tabla16.B"/>
            <table:table-column table:style-name="Tabla16.A" table:number-columns-repeated="2"/>
            <table:table-column table:style-name="Tabla16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3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text:span text:style-name="T53">1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3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16.B3" office:value-type="string">
                <text:p text:style-name="P149">11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16.B3" office:value-type="string">
                <text:p text:style-name="P149">6</text:p>
              </table:table-cell>
            </table:table-row>
          </table:table>
          <text:p text:style-name="P33"><text:span text:style-name="T53">3.3) 100</text:span><text:span text:style-name="T3">2</text:span><text:span text:style-name="T1"> + 10</text:span><text:span text:style-name="T3">2</text:span></text:p>
          <table:table table:name="Tabla17" table:style-name="Tabla17">
            <table:table-column table:style-name="Tabla17.A"/>
            <table:table-column table:style-name="Tabla17.B"/>
            <table:table-column table:style-name="Tabla17.A" table:number-columns-repeated="2"/>
            <table:table-column table:style-name="Tabla17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4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text:span text:style-name="T53">0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2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17.B3" office:value-type="string">
                <text:p text:style-name="P149">11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17.B3" office:value-type="string">
                <text:p text:style-name="P149">6</text:p>
              </table:table-cell>
            </table:table-row>
          </table:table>
          <text:p text:style-name="P33"><text:span text:style-name="T1">3.4)111</text:span><text:span text:style-name="T2">2</text:span><text:span text:style-name="T1"> + 1</text:span><text:span text:style-name="T2">2</text:span></text:p>
          <table:table table:name="Tabla18" table:style-name="Tabla18">
            <table:table-column table:style-name="Tabla18.A"/>
            <table:table-column table:style-name="Tabla18.B"/>
            <table:table-column table:style-name="Tabla18.A" table:number-columns-repeated="2"/>
            <table:table-column table:style-name="Tabla18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7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1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18.B3" office:value-type="string">
                <text:p text:style-name="P149">100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18.B3" office:value-type="string">
                <text:p text:style-name="P149">8</text:p>
              </table:table-cell>
            </table:table-row>
          </table:table>
          <text:p text:style-name="P33"><text:span text:style-name="T53">3.5)110</text:span><text:span text:style-name="T3">2</text:span><text:span text:style-name="T1"> + 100</text:span><text:span text:style-name="T3">2</text:span></text:p>
          <table:table table:name="Tabla19" table:style-name="Tabla19">
            <table:table-column table:style-name="Tabla19.A"/>
            <table:table-column table:style-name="Tabla19.B"/>
            <table:table-column table:style-name="Tabla19.A" table:number-columns-repeated="2"/>
            <table:table-column table:style-name="Tabla19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6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text:span text:style-name="T53">00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4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19.B3" office:value-type="string">
                <text:p text:style-name="P149">101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19.B3" office:value-type="string">
                <text:p text:style-name="P149">10</text:p>
              </table:table-cell>
            </table:table-row>
          </table:table>
          <text:p text:style-name="P33"><text:span text:style-name="T53">3.6)1100</text:span><text:span text:style-name="T3">2</text:span><text:span text:style-name="T1"> + 1000</text:span><text:span text:style-name="T3">2</text:span></text:p>
          <table:table table:name="Tabla20" table:style-name="Tabla20">
            <table:table-column table:style-name="Tabla20.A"/>
            <table:table-column table:style-name="Tabla20.B"/>
            <table:table-column table:style-name="Tabla20.A" table:number-columns-repeated="2"/>
            <table:table-column table:style-name="Tabla20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12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text:span text:style-name="T53">000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8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0.B3" office:value-type="string">
                <text:p text:style-name="P149">1010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0.B3" office:value-type="string">
                <text:p text:style-name="P149">20</text:p>
              </table:table-cell>
            </table:table-row>
          </table:table>
          <text:p text:style-name="P33"><text:span text:style-name="T53">3.7)1010</text:span><text:span text:style-name="T3">2</text:span><text:span text:style-name="T1"> + 1011</text:span><text:span text:style-name="T3">2</text:span></text:p>
          <table:table table:name="Tabla21" table:style-name="Tabla21">
            <table:table-column table:style-name="Tabla21.A"/>
            <table:table-column table:style-name="Tabla21.B"/>
            <table:table-column table:style-name="Tabla21.A" table:number-columns-repeated="2"/>
            <table:table-column table:style-name="Tabla21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0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10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4">1<text:span text:style-name="T53">011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11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1.B3" office:value-type="string">
                <text:p text:style-name="P149">1010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1.B3" office:value-type="string">
                <text:p text:style-name="P149">21</text:p>
              </table:table-cell>
            </table:table-row>
          </table:table>
          <text:p text:style-name="P33"><text:span text:style-name="T53">3.8)1001</text:span><text:span text:style-name="T2">2</text:span><text:span text:style-name="T1"> + 1011</text:span><text:span text:style-name="T3">2</text:span></text:p>
          <table:table table:name="Tabla22" table:style-name="Tabla22">
            <table:table-column table:style-name="Tabla22.A"/>
            <table:table-column table:style-name="Tabla22.B"/>
            <table:table-column table:style-name="Tabla22.A" table:number-columns-repeated="2"/>
            <table:table-column table:style-name="Tabla22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6">10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6">9</text:p>
              </table:table-cell>
            </table:table-row>
            <table:table-row>
              <table:table-cell office:value-type="string">
                <text:p text:style-name="P104">+</text:p>
              </table:table-cell>
              <table:table-cell office:value-type="string">
                <text:p text:style-name="P106">10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6">11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2.B3" office:value-type="string">
                <text:p text:style-name="P149">1010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2.B3" office:value-type="string">
                <text:p text:style-name="P149">20</text:p>
              </table:table-cell>
            </table:table-row>
          </table:table>
          <text:p text:style-name="P33"><text:span text:style-name="T53">3.9)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/text:p>
          <table:table table:name="Tabla23" table:style-name="Tabla23">
            <table:table-column table:style-name="Tabla23.A"/>
            <table:table-column table:style-name="Tabla23.B"/>
            <table:table-column table:style-name="Tabla23.C"/>
            <table:table-column table:style-name="Tabla23.D"/>
            <table:table-column table:style-name="Tabla23.B"/>
            <table:table-row>
              <table:table-cell office:value-type="string">
                <text:p text:style-name="P107"/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1</text:p>
              </table:table-cell>
            </table:table-row>
            <table:table-row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</table:table-row>
            <table:table-row>
              <table:table-cell office:value-type="string">
                <text:p text:style-name="P107"/>
              </table:table-cell>
              <table:table-cell table:style-name="Tabla23.B3" office:value-type="string">
                <text:p text:style-name="P107">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</table:table-row>
            <table:table-row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3.B3" office:value-type="string">
                <text:p text:style-name="P107">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</table:table-row>
            <table:table-row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3.B3" office:value-type="string">
                <text:p text:style-name="P151">5</text:p>
              </table:table-cell>
            </table:table-row>
            <table:table-row>
              <table:table-cell office:value-type="string">
                <text:p text:style-name="P107"/>
              </table:table-cell>
              <table:table-cell table:style-name="Tabla23.B3" office:value-type="string">
                <text:p text:style-name="P107">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</table:table-row>
            <table:table-row>
              <table:table-cell office:value-type="string">
                <text:p text:style-name="P107">+</text:p>
              </table:table-cell>
              <table:table-cell table:style-name="Tabla23.B8"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</table:table-row>
            <table:table-row>
              <table:table-cell office:value-type="string">
                <text:p text:style-name="P107"/>
              </table:table-cell>
              <table:table-cell table:style-name="Tabla23.B3" office:value-type="string">
                <text:p text:style-name="P151">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</table:table-row>
          </table:table>
          <text:p text:style-name="P232"><text:span text:style-name="T53"><text:line-break/><text:line-break/></text:span></text:p>
          <text:p text:style-name="P232"><text:span text:style-name="T53">3.10)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 1</text:span><text:span text:style-name="T3">2</text:span><text:span text:style-name="T1"> +1</text:span><text:span text:style-name="T3">2</text:span></text:p>
          <table:table table:name="Tabla24" table:style-name="Tabla24">
            <table:table-column table:style-name="Tabla24.A"/>
            <table:table-column table:style-name="Tabla24.B"/>
            <table:table-column table:style-name="Tabla24.C"/>
            <table:table-column table:style-name="Tabla24.D"/>
            <table:table-column table:style-name="Tabla24.B"/>
            <table:table-row table:style-name="Tabla24.1">
              <table:table-cell office:value-type="string">
                <text:p text:style-name="P107"/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1</text:p>
              </table:table-cell>
            </table:table-row>
            <table:table-row table:style-name="Tabla24.1"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</table:table-row>
            <table:table-row table:style-name="Tabla24.3">
              <table:table-cell office:value-type="string">
                <text:p text:style-name="P107"/>
              </table:table-cell>
              <table:table-cell table:style-name="Tabla24.B3" office:value-type="string">
                <text:p text:style-name="P107">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table:style-name="Tabla24.E3" office:value-type="string">
                <text:p text:style-name="P58">1</text:p>
              </table:table-cell>
            </table:table-row>
            <table:table-row table:style-name="Tabla24.3"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table:style-name="Tabla24.E3" office:value-type="string">
                <text:p text:style-name="P58">1</text:p>
              </table:table-cell>
            </table:table-row>
            <table:table-row table:style-name="Tabla24.3">
              <table:table-cell office:value-type="string">
                <text:p text:style-name="P105"/>
              </table:table-cell>
              <table:table-cell table:style-name="Tabla24.B3" office:value-type="string">
                <text:p text:style-name="P107">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table:style-name="Tabla24.E3" office:value-type="string">
                <text:p text:style-name="P58">1</text:p>
              </table:table-cell>
            </table:table-row>
            <table:table-row table:style-name="Tabla24.3">
              <table:table-cell office:value-type="string">
                <text:p text:style-name="P107">+</text:p>
              </table:table-cell>
              <table:table-cell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7">+</text:p>
              </table:table-cell>
              <table:table-cell table:style-name="Tabla24.E3" office:value-type="string">
                <text:p text:style-name="P59">1</text:p>
              </table:table-cell>
            </table:table-row>
            <table:table-row table:style-name="Tabla24.3">
              <table:table-cell office:value-type="string">
                <text:p text:style-name="P107"/>
              </table:table-cell>
              <table:table-cell table:style-name="Tabla24.B3" office:value-type="string">
                <text:p text:style-name="P107">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4.E7" office:value-type="string">
                <text:p text:style-name="P60">6</text:p>
              </table:table-cell>
            </table:table-row>
            <table:table-row table:style-name="Tabla24.3">
              <table:table-cell office:value-type="string">
                <text:p text:style-name="P107">+</text:p>
              </table:table-cell>
              <table:table-cell table:style-name="Tabla24.B8" office:value-type="string">
                <text:p text:style-name="P10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4.E3" office:value-type="string">
                <text:p text:style-name="P58"/>
              </table:table-cell>
            </table:table-row>
            <table:table-row table:style-name="Tabla24.3">
              <table:table-cell office:value-type="string">
                <text:p text:style-name="P107"/>
              </table:table-cell>
              <table:table-cell table:style-name="Tabla24.B3" office:value-type="string">
                <text:p text:style-name="P67">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4.E3" office:value-type="string">
                <text:p text:style-name="P58"/>
              </table:table-cell>
            </table:table-row>
            <table:table-row table:style-name="Tabla24.3">
              <table:table-cell office:value-type="string">
                <text:p text:style-name="P107">+</text:p>
              </table:table-cell>
              <table:table-cell table:style-name="Tabla24.B10" office:value-type="string">
                <text:p text:style-name="P67">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4.E3" office:value-type="string">
                <text:p text:style-name="P58"/>
              </table:table-cell>
            </table:table-row>
            <table:table-row table:style-name="Tabla24.3">
              <table:table-cell office:value-type="string">
                <text:p text:style-name="P107"/>
              </table:table-cell>
              <table:table-cell table:style-name="Tabla24.B3" office:value-type="string">
                <text:p text:style-name="P151">1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table:style-name="Tabla24.E3" office:value-type="string">
                <text:p text:style-name="P58"/>
              </table:table-cell>
            </table:table-row>
          </table:table>
          <text:p text:style-name="P33"><text:span text:style-name="T53">3.11) 11</text:span><text:span text:style-name="T3">2</text:span><text:span text:style-name="T1"> - 01</text:span><text:span text:style-name="T3">2</text:span></text:p>
          <table:table table:name="Tabla25" table:style-name="Tabla25">
            <table:table-column table:style-name="Tabla25.A"/>
            <table:table-column table:style-name="Tabla25.B"/>
            <table:table-column table:style-name="Tabla25.A" table:number-columns-repeated="2"/>
            <table:table-column table:style-name="Tabla25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/>
              </table:table-cell>
              <table:table-cell office:value-type="string">
                <text:p text:style-name="P108">3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4">+</text:p>
              </table:table-cell>
              <table:table-cell office:value-type="string">
                <text:p text:style-name="P108">1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5.B3" office:value-type="string">
                <text:p text:style-name="P152">1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5.B3" office:value-type="string">
                <text:p text:style-name="P152">2</text:p>
              </table:table-cell>
            </table:table-row>
          </table:table>
          <text:p text:style-name="P33"><text:span text:style-name="T53">3.12) 11</text:span><text:span text:style-name="T3">2</text:span><text:span text:style-name="T1"> - 10</text:span><text:span text:style-name="T3">2</text:span></text:p>
          <table:table table:name="Tabla26" table:style-name="Tabla26">
            <table:table-column table:style-name="Tabla26.A"/>
            <table:table-column table:style-name="Tabla26.B"/>
            <table:table-column table:style-name="Tabla26.A"/>
            <table:table-column table:style-name="Tabla26.D"/>
            <table:table-column table:style-name="Tabla26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3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2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6.B3" office:value-type="string">
                <text:p text:style-name="P152">0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6.B3" office:value-type="string">
                <text:p text:style-name="P152">1</text:p>
              </table:table-cell>
            </table:table-row>
          </table:table>
          <text:p text:style-name="P33"><text:span text:style-name="T53">3.13) 111</text:span><text:span text:style-name="T3">2</text:span><text:span text:style-name="T1"> - 100</text:span><text:span text:style-name="T3">2</text:span></text:p>
          <table:table table:name="Tabla27" table:style-name="Tabla27">
            <table:table-column table:style-name="Tabla27.A"/>
            <table:table-column table:style-name="Tabla27.B"/>
            <table:table-column table:style-name="Tabla27.C"/>
            <table:table-column table:style-name="Tabla27.D"/>
            <table:table-column table:style-name="Tabla27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7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4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7.B3" office:value-type="string">
                <text:p text:style-name="P152">01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7.B3" office:value-type="string">
                <text:p text:style-name="P152">3</text:p>
              </table:table-cell>
            </table:table-row>
          </table:table>
          <text:p text:style-name="P33"><text:span text:style-name="T53">3.14) 101</text:span><text:span text:style-name="T3">2</text:span><text:span text:style-name="T1"> - 010</text:span><text:span text:style-name="T3">2</text:span></text:p>
          <table:table table:name="Tabla28" table:style-name="Tabla28">
            <table:table-column table:style-name="Tabla28.A"/>
            <table:table-column table:style-name="Tabla28.B"/>
            <table:table-column table:style-name="Tabla28.A"/>
            <table:table-column table:style-name="Tabla28.D"/>
            <table:table-column table:style-name="Tabla28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5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0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2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8.B3" office:value-type="string">
                <text:p text:style-name="P152">01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8.B3" office:value-type="string">
                <text:p text:style-name="P152">3</text:p>
              </table:table-cell>
            </table:table-row>
          </table:table>
          <text:p text:style-name="P33"><text:span text:style-name="T53">3.15) 1011</text:span><text:span text:style-name="T3">2</text:span><text:span text:style-name="T1"> - 0101</text:span><text:span text:style-name="T3">2</text:span></text:p>
          <table:table table:name="Tabla29" table:style-name="Tabla29">
            <table:table-column table:style-name="Tabla29.A"/>
            <table:table-column table:style-name="Tabla29.B"/>
            <table:table-column table:style-name="Tabla29.A"/>
            <table:table-column table:style-name="Tabla29.D"/>
            <table:table-column table:style-name="Tabla29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0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11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0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5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29.B3" office:value-type="string">
                <text:p text:style-name="P152">011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29.B3" office:value-type="string">
                <text:p text:style-name="P152">6</text:p>
              </table:table-cell>
            </table:table-row>
          </table:table>
          <text:p text:style-name="P33"><text:span text:style-name="T53">3.16) 1000</text:span><text:span text:style-name="T3">2</text:span><text:span text:style-name="T1"> - 101</text:span><text:span text:style-name="T3">2</text:span></text:p>
          <table:table table:name="Tabla30" table:style-name="Tabla30">
            <table:table-column table:style-name="Tabla30.A"/>
            <table:table-column table:style-name="Tabla30.B"/>
            <table:table-column table:style-name="Tabla30.A"/>
            <table:table-column table:style-name="Tabla30.D"/>
            <table:table-column table:style-name="Tabla30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0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8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5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30.B3" office:value-type="string">
                <text:p text:style-name="P152">0011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30.B3" office:value-type="string">
                <text:p text:style-name="P152">3</text:p>
              </table:table-cell>
            </table:table-row>
          </table:table>
          <text:p text:style-name="P33"><text:span text:style-name="T53">3.17) 1100</text:span><text:span text:style-name="T3">2</text:span><text:span text:style-name="T1"> - 1000</text:span><text:span text:style-name="T3">2</text:span></text:p>
          <table:table table:name="Tabla31" table:style-name="Tabla31">
            <table:table-column table:style-name="Tabla31.A"/>
            <table:table-column table:style-name="Tabla31.B"/>
            <table:table-column table:style-name="Tabla31.A"/>
            <table:table-column table:style-name="Tabla31.D"/>
            <table:table-column table:style-name="Tabla31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8">1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12</text:p>
              </table:table-cell>
            </table:table-row>
            <table:table-row>
              <table:table-cell office:value-type="string">
                <text:p text:style-name="P108">-</text:p>
              </table:table-cell>
              <table:table-cell office:value-type="string">
                <text:p text:style-name="P108">10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8">-</text:p>
              </table:table-cell>
              <table:table-cell office:value-type="string">
                <text:p text:style-name="P108">8</text:p>
              </table:table-cell>
            </table:table-row>
            <table:table-row>
              <table:table-cell office:value-type="string">
                <text:p text:style-name="P105"/>
              </table:table-cell>
              <table:table-cell table:style-name="Tabla31.B3" office:value-type="string">
                <text:p text:style-name="P152">0100</text:p>
              </table:table-cell>
              <table:table-cell office:value-type="string">
                <text:p text:style-name="P150"/>
              </table:table-cell>
              <table:table-cell office:value-type="string">
                <text:p text:style-name="P150"/>
              </table:table-cell>
              <table:table-cell table:style-name="Tabla31.B3" office:value-type="string">
                <text:p text:style-name="P152">4</text:p>
              </table:table-cell>
            </table:table-row>
          </table:table>
          <text:p text:style-name="P194"><text:span text:style-name="T53"><text:line-break/><text:line-break/><text:line-break/><text:line-break/></text:span></text:p>
          <text:p text:style-name="P194"><text:span text:style-name="T53">3.18) 1110001</text:span><text:span text:style-name="T3">2</text:span><text:span text:style-name="T1"> x 111</text:span><text:span text:style-name="T3">2</text:span></text:p>
          <table:table table:name="Tabla42" table:style-name="Tabla42">
            <table:table-column table:style-name="Tabla42.A"/>
            <table:table-column table:style-name="Tabla42.B"/>
            <table:table-column table:style-name="Tabla42.A" table:number-columns-repeated="2"/>
            <table:table-column table:style-name="Tabla42.E"/>
            <table:table-row>
              <table:table-cell office:value-type="string">
                <text:p text:style-name="P45"/>
              </table:table-cell>
              <table:table-cell office:value-type="string">
                <text:p text:style-name="P108">1110001</text:p>
              </table:table-cell>
              <table:table-cell office:value-type="string">
                <text:p text:style-name="P45"/>
              </table:table-cell>
              <table:table-cell office:value-type="string">
                <text:p text:style-name="P45"/>
              </table:table-cell>
              <table:table-cell office:value-type="string">
                <text:p text:style-name="P109">113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08">111</text:p>
              </table:table-cell>
              <table:table-cell office:value-type="string">
                <text:p text:style-name="P4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09">7</text:p>
              </table:table-cell>
            </table:table-row>
            <table:table-row>
              <table:table-cell office:value-type="string">
                <text:p text:style-name="P47"/>
              </table:table-cell>
              <table:table-cell table:style-name="Tabla42.B3" office:value-type="string">
                <text:p text:style-name="P61">1110001</text:p>
                <text:p text:style-name="P61">1110001_</text:p>
                <text:p text:style-name="P61">1110001__</text:p>
              </table:table-cell>
              <table:table-cell office:value-type="string">
                <text:p text:style-name="P47"/>
              </table:table-cell>
              <table:table-cell office:value-type="string">
                <text:p text:style-name="P47"/>
              </table:table-cell>
              <table:table-cell table:style-name="Tabla42.B3" office:value-type="string">
                <text:p text:style-name="P153">791</text:p>
              </table:table-cell>
            </table:table-row>
            <table:table-row>
              <table:table-cell office:value-type="string">
                <text:p text:style-name="P47"/>
              </table:table-cell>
              <table:table-cell table:style-name="Tabla42.B3" office:value-type="string">
                <text:p text:style-name="P153">1100010111</text:p>
              </table:table-cell>
              <table:table-cell office:value-type="string">
                <text:p text:style-name="P47"/>
              </table:table-cell>
              <table:table-cell office:value-type="string">
                <text:p text:style-name="P47"/>
              </table:table-cell>
              <table:table-cell table:style-name="Tabla42.E4" office:value-type="string">
                <text:p text:style-name="P48"/>
              </table:table-cell>
            </table:table-row>
          </table:table>
          <text:p text:style-name="P33"><text:span text:style-name="T53">3.19) 101010</text:span><text:span text:style-name="T11">2</text:span><text:span text:style-name="T1"> x 1001</text:span><text:span text:style-name="T3">2</text:span></text:p>
          <table:table table:name="Tabla43" table:style-name="Tabla43">
            <table:table-column table:style-name="Tabla43.A"/>
            <table:table-column table:style-name="Tabla43.B"/>
            <table:table-column table:style-name="Tabla43.A" table:number-columns-repeated="2"/>
            <table:table-column table:style-name="Tabla43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09">1010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42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08">1<text:span text:style-name="T54">001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09">9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3.B3" office:value-type="string">
                <text:p text:style-name="P61">101010</text:p>
                <text:p text:style-name="P61">000000_</text:p>
                <text:p text:style-name="P61">000000__</text:p>
                <text:p text:style-name="P61">101010___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3.B3" office:value-type="string">
                <text:p text:style-name="P153">378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3.B3" office:value-type="string">
                <text:p text:style-name="P153"><text:span text:style-name="T55">101111</text:span>010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3.E4" office:value-type="string">
                <text:p text:style-name="P61"/>
              </table:table-cell>
            </table:table-row>
          </table:table>
          <text:p text:style-name="P33"><text:span text:style-name="T53">3.20) 1011</text:span><text:span text:style-name="T3">2</text:span><text:span text:style-name="T1"> x 101</text:span><text:span text:style-name="T3">2</text:span></text:p>
          <table:table table:name="Tabla44" table:style-name="Tabla44">
            <table:table-column table:style-name="Tabla44.A"/>
            <table:table-column table:style-name="Tabla44.B"/>
            <table:table-column table:style-name="Tabla44.A" table:number-columns-repeated="2"/>
            <table:table-column table:style-name="Tabla44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10">10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10">11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08">1<text:span text:style-name="T55">01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10">5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4.B3" office:value-type="string">
                <text:p text:style-name="P69">1011</text:p>
                <text:p text:style-name="P61"><text:span text:style-name="T55">0000</text:span>_</text:p>
                <text:p text:style-name="P61"><text:span text:style-name="T55">1011</text:span>__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4.B3" office:value-type="string">
                <text:p text:style-name="P154">55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4.B3" office:value-type="string">
                <text:p text:style-name="P154">110111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4.E4" office:value-type="string">
                <text:p text:style-name="P61"/>
              </table:table-cell>
            </table:table-row>
          </table:table>
          <text:p text:style-name="P33"><text:span text:style-name="T53">3.21) 1100</text:span><text:span text:style-name="T3">2</text:span><text:span text:style-name="T1"> x 101</text:span><text:span text:style-name="T3">2</text:span></text:p>
          <table:table table:name="Tabla45" table:style-name="Tabla45">
            <table:table-column table:style-name="Tabla45.A"/>
            <table:table-column table:style-name="Tabla45.B"/>
            <table:table-column table:style-name="Tabla45.A" table:number-columns-repeated="2"/>
            <table:table-column table:style-name="Tabla45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10">110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10">12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10">10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10">5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5.B3" office:value-type="string">
                <text:p text:style-name="P69">1100</text:p>
                <text:p text:style-name="P61">0000_</text:p>
                <text:p text:style-name="P61"><text:span text:style-name="T55">1100</text:span>__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5.B3" office:value-type="string">
                <text:p text:style-name="P154">60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5.B3" office:value-type="string">
                <text:p text:style-name="P154">111100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5.E4" office:value-type="string">
                <text:p text:style-name="P61"/>
              </table:table-cell>
            </table:table-row>
          </table:table>
          <text:p text:style-name="P33"><text:span text:style-name="T53">3.22) 1011</text:span><text:span text:style-name="T3">2</text:span><text:span text:style-name="T1"> x 11</text:span><text:span text:style-name="T3">2</text:span></text:p>
          <table:table table:name="Tabla46" table:style-name="Tabla46">
            <table:table-column table:style-name="Tabla46.A"/>
            <table:table-column table:style-name="Tabla46.B"/>
            <table:table-column table:style-name="Tabla46.A" table:number-columns-repeated="2"/>
            <table:table-column table:style-name="Tabla46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10">10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10">11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08">1<text:span text:style-name="T55">1</text:span>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10">3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6.B3" office:value-type="string">
                <text:p text:style-name="P70">1011</text:p>
                <text:p text:style-name="P70">1011_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6.B3" office:value-type="string">
                <text:p text:style-name="P154">33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6.B3" office:value-type="string">
                <text:p text:style-name="P155">100001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6.E4" office:value-type="string">
                <text:p text:style-name="P61"/>
              </table:table-cell>
            </table:table-row>
          </table:table>
          <text:p text:style-name="P33"><text:span text:style-name="T53">3.23) 1001111</text:span><text:span text:style-name="T3">2</text:span><text:span text:style-name="T1"> x 0110</text:span><text:span text:style-name="T3">2</text:span></text:p>
          <table:table table:name="Tabla47" table:style-name="Tabla47">
            <table:table-column table:style-name="Tabla47.A"/>
            <table:table-column table:style-name="Tabla47.B"/>
            <table:table-column table:style-name="Tabla47.C" table:number-columns-repeated="2"/>
            <table:table-column table:style-name="Tabla47.E"/>
            <table:table-row>
              <table:table-cell office:value-type="string">
                <text:p text:style-name="P105"/>
              </table:table-cell>
              <table:table-cell office:value-type="string">
                <text:p text:style-name="P111">1001111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11">79</text:p>
              </table:table-cell>
            </table:table-row>
            <table:table-row>
              <table:table-cell office:value-type="string">
                <text:p text:style-name="P109">x</text:p>
              </table:table-cell>
              <table:table-cell office:value-type="string">
                <text:p text:style-name="P111">0110</text:p>
              </table:table-cell>
              <table:table-cell office:value-type="string">
                <text:p text:style-name="P105"/>
              </table:table-cell>
              <table:table-cell office:value-type="string">
                <text:p text:style-name="P109">x</text:p>
              </table:table-cell>
              <table:table-cell office:value-type="string">
                <text:p text:style-name="P111">6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7.B3" office:value-type="string">
                <text:p text:style-name="P70">0000000</text:p>
                <text:p text:style-name="P61"><text:span text:style-name="T56">1001111</text:span>_</text:p>
                <text:p text:style-name="P61"><text:span text:style-name="T56">1001111</text:span>__</text:p>
                <text:p text:style-name="P61"><text:span text:style-name="T56">0000000</text:span>___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7.B3" office:value-type="string">
                <text:p text:style-name="P155">474</text:p>
              </table:table-cell>
            </table:table-row>
            <table:table-row>
              <table:table-cell office:value-type="string">
                <text:p text:style-name="P68"/>
              </table:table-cell>
              <table:table-cell table:style-name="Tabla47.B3" office:value-type="string">
                <text:p text:style-name="P155">111011010</text:p>
              </table:table-cell>
              <table:table-cell office:value-type="string">
                <text:p text:style-name="P68"/>
              </table:table-cell>
              <table:table-cell office:value-type="string">
                <text:p text:style-name="P68"/>
              </table:table-cell>
              <table:table-cell table:style-name="Tabla47.E4" office:value-type="string">
                <text:p text:style-name="P61"/>
              </table:table-cell>
            </table:table-row>
          </table:table>
          <text:p text:style-name="P34"/>
          <text:section text:style-name="Sect2" text:name="Sección12">
            <text:p text:style-name="P34"><text:soft-page-break/><text:span text:style-name="T53">3.24) 1100</text:span><text:span text:style-name="T3">2</text:span><text:span text:style-name="T1"> : 100</text:span><text:span text:style-name="T3">2</text:span></text:p>
            <table:table table:name="Tabla48" table:style-name="Tabla48">
              <table:table-column table:style-name="Tabla48.A" table:number-columns-repeated="2"/>
              <table:table-column table:style-name="Tabla48.C"/>
              <table:table-column table:style-name="Tabla48.D"/>
              <table:table-column table:style-name="Tabla48.E"/>
              <table:table-row>
                <table:table-cell table:style-name="Tabla48.A1" office:value-type="string">
                  <text:p text:style-name="P112">1100</text:p>
                </table:table-cell>
                <table:table-cell table:style-name="Tabla48.B1" office:value-type="string">
                  <text:p text:style-name="P112">100</text:p>
                </table:table-cell>
                <table:table-cell table:style-name="Tabla48.A1" office:value-type="string">
                  <text:p text:style-name="P113"/>
                </table:table-cell>
                <table:table-cell table:style-name="Tabla48.A1" office:value-type="string">
                  <text:p text:style-name="P112">12</text:p>
                </table:table-cell>
                <table:table-cell table:style-name="Tabla48.B1" office:value-type="string">
                  <text:p text:style-name="P112">4</text:p>
                </table:table-cell>
              </table:table-row>
              <table:table-row>
                <table:table-cell table:style-name="Tabla48.A2" office:value-type="string">
                  <text:p text:style-name="P112">100</text:p>
                </table:table-cell>
                <table:table-cell table:style-name="Tabla48.A1" office:value-type="string">
                  <text:p text:style-name="P156">11</text:p>
                </table:table-cell>
                <table:table-cell table:style-name="Tabla48.A1" office:value-type="string">
                  <text:p text:style-name="P113"/>
                </table:table-cell>
                <table:table-cell table:style-name="Tabla48.A1" office:value-type="string">
                  <text:p text:style-name="P112">0</text:p>
                </table:table-cell>
                <table:table-cell table:style-name="Tabla48.A1" office:value-type="string">
                  <text:p text:style-name="P156">3</text:p>
                </table:table-cell>
              </table:table-row>
              <table:table-row>
                <table:table-cell table:style-name="Tabla48.A1" office:value-type="string">
                  <text:p text:style-name="P112">0100</text:p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3"/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2"/>
                </table:table-cell>
              </table:table-row>
              <table:table-row>
                <table:table-cell table:style-name="Tabla48.A2" office:value-type="string">
                  <text:p text:style-name="P112"><text:s/>100</text:p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3"/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2"/>
                </table:table-cell>
              </table:table-row>
              <table:table-row>
                <table:table-cell table:style-name="Tabla48.A1" office:value-type="string">
                  <text:p text:style-name="P112"><text:s/>000</text:p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3"/>
                </table:table-cell>
                <table:table-cell table:style-name="Tabla48.A1" office:value-type="string">
                  <text:p text:style-name="P112"/>
                </table:table-cell>
                <table:table-cell table:style-name="Tabla48.A1" office:value-type="string">
                  <text:p text:style-name="P112"/>
                </table:table-cell>
              </table:table-row>
            </table:table>
            <text:p text:style-name="P33"><text:span text:style-name="T53">3.25) 101100</text:span><text:span text:style-name="T3">2</text:span><text:span text:style-name="T1"> : 100</text:span><text:span text:style-name="T3">2</text:span></text:p>
            <table:table table:name="Tabla49" table:style-name="Tabla49">
              <table:table-column table:style-name="Tabla49.A" table:number-columns-repeated="2"/>
              <table:table-column table:style-name="Tabla49.C"/>
              <table:table-column table:style-name="Tabla49.D"/>
              <table:table-column table:style-name="Tabla49.E"/>
              <table:table-row>
                <table:table-cell table:style-name="Tabla49.A1" office:value-type="string">
                  <text:p text:style-name="P112">101100</text:p>
                </table:table-cell>
                <table:table-cell table:style-name="Tabla49.B1" office:value-type="string">
                  <text:p text:style-name="P112">100</text:p>
                </table:table-cell>
                <table:table-cell table:style-name="Tabla49.A1" office:value-type="string">
                  <text:p text:style-name="P113"/>
                </table:table-cell>
                <table:table-cell table:style-name="Tabla49.A1" office:value-type="string">
                  <text:p text:style-name="P112">44</text:p>
                </table:table-cell>
                <table:table-cell table:style-name="Tabla49.B1" office:value-type="string">
                  <text:p text:style-name="P112">4</text:p>
                </table:table-cell>
              </table:table-row>
              <table:table-row>
                <table:table-cell table:style-name="Tabla49.A2" office:value-type="string">
                  <text:p text:style-name="P112">100</text:p>
                </table:table-cell>
                <table:table-cell table:style-name="Tabla49.A1" office:value-type="string">
                  <text:p text:style-name="P156">1011</text:p>
                </table:table-cell>
                <table:table-cell table:style-name="Tabla49.A1" office:value-type="string">
                  <text:p text:style-name="P113"/>
                </table:table-cell>
                <table:table-cell table:style-name="Tabla49.A2" office:value-type="string">
                  <text:p text:style-name="P112">4</text:p>
                </table:table-cell>
                <table:table-cell table:style-name="Tabla49.A1" office:value-type="string">
                  <text:p text:style-name="P156">11</text:p>
                </table:table-cell>
              </table:table-row>
              <table:table-row>
                <table:table-cell table:style-name="Tabla49.A1" office:value-type="string">
                  <text:p text:style-name="P112">00111</text:p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3"/>
                </table:table-cell>
                <table:table-cell table:style-name="Tabla49.A1" office:value-type="string">
                  <text:p text:style-name="P112">04</text:p>
                </table:table-cell>
                <table:table-cell table:style-name="Tabla49.A1" office:value-type="string">
                  <text:p text:style-name="P112"/>
                </table:table-cell>
              </table:table-row>
              <table:table-row>
                <table:table-cell table:style-name="Tabla49.A2" office:value-type="string">
                  <text:p text:style-name="P112"><text:s text:c="2"/>100</text:p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3"/>
                </table:table-cell>
                <table:table-cell table:style-name="Tabla49.A2" office:value-type="string">
                  <text:p text:style-name="P112"><text:s/>4</text:p>
                </table:table-cell>
                <table:table-cell table:style-name="Tabla49.A1" office:value-type="string">
                  <text:p text:style-name="P112"/>
                </table:table-cell>
              </table:table-row>
              <table:table-row>
                <table:table-cell table:style-name="Tabla49.A1" office:value-type="string">
                  <text:p text:style-name="P112"><text:s text:c="2"/>0110</text:p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3"/>
                </table:table-cell>
                <table:table-cell table:style-name="Tabla49.A1" office:value-type="string">
                  <text:p text:style-name="P112"><text:s/>0</text:p>
                </table:table-cell>
                <table:table-cell table:style-name="Tabla49.A1" office:value-type="string">
                  <text:p text:style-name="P112"/>
                </table:table-cell>
              </table:table-row>
              <table:table-row>
                <table:table-cell table:style-name="Tabla49.A2" office:value-type="string">
                  <text:p text:style-name="P112"><text:s text:c="3"/>100</text:p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3"/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2"/>
                </table:table-cell>
              </table:table-row>
              <table:table-row>
                <table:table-cell table:style-name="Tabla49.A7" office:value-type="string">
                  <text:p text:style-name="P112"><text:s text:c="3"/>010</text:p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3"/>
                </table:table-cell>
                <table:table-cell table:style-name="Tabla49.A1" office:value-type="string">
                  <text:p text:style-name="P112"/>
                </table:table-cell>
                <table:table-cell table:style-name="Tabla49.A1" office:value-type="string">
                  <text:p text:style-name="P112"/>
                </table:table-cell>
              </table:table-row>
            </table:table>
            <text:p text:style-name="P33"><text:span text:style-name="T53">3.26) 100100</text:span><text:span text:style-name="T3">2</text:span><text:span text:style-name="T1"> : 11</text:span><text:span text:style-name="T3">2</text:span></text:p>
            <table:table table:name="Tabla50" table:style-name="Tabla50">
              <table:table-column table:style-name="Tabla50.A" table:number-columns-repeated="2"/>
              <table:table-column table:style-name="Tabla50.C"/>
              <table:table-column table:style-name="Tabla50.A"/>
              <table:table-column table:style-name="Tabla50.E"/>
              <table:table-row>
                <table:table-cell table:style-name="Tabla50.A1" office:value-type="string">
                  <text:p text:style-name="P112">100100</text:p>
                </table:table-cell>
                <table:table-cell table:style-name="Tabla50.B1" office:value-type="string">
                  <text:p text:style-name="P112">11</text:p>
                </table:table-cell>
                <table:table-cell table:style-name="Tabla50.A1" office:value-type="string">
                  <text:p text:style-name="P113"/>
                </table:table-cell>
                <table:table-cell table:style-name="Tabla50.A1" office:value-type="string">
                  <text:p text:style-name="P112">36</text:p>
                </table:table-cell>
                <table:table-cell table:style-name="Tabla50.B1" office:value-type="string">
                  <text:p text:style-name="P112">3</text:p>
                </table:table-cell>
              </table:table-row>
              <table:table-row>
                <table:table-cell table:style-name="Tabla50.A2" office:value-type="string">
                  <text:p text:style-name="P112"><text:s/><text:span text:style-name="T57">11</text:span></text:p>
                </table:table-cell>
                <table:table-cell table:style-name="Tabla50.A1" office:value-type="string">
                  <text:p text:style-name="P156">1<text:span text:style-name="T57">100</text:span></text:p>
                </table:table-cell>
                <table:table-cell table:style-name="Tabla50.A1" office:value-type="string">
                  <text:p text:style-name="P113"/>
                </table:table-cell>
                <table:table-cell table:style-name="Tabla50.A2" office:value-type="string">
                  <text:p text:style-name="P112">3</text:p>
                </table:table-cell>
                <table:table-cell table:style-name="Tabla50.A1" office:value-type="string">
                  <text:p text:style-name="P156">12</text:p>
                </table:table-cell>
              </table:table-row>
              <table:table-row>
                <table:table-cell table:style-name="Tabla50.A1" office:value-type="string">
                  <text:p text:style-name="P114">0011</text:p>
                </table:table-cell>
                <table:table-cell table:style-name="Tabla50.A1" office:value-type="string">
                  <text:p text:style-name="P112"/>
                </table:table-cell>
                <table:table-cell table:style-name="Tabla50.A1" office:value-type="string">
                  <text:p text:style-name="P113"/>
                </table:table-cell>
                <table:table-cell table:style-name="Tabla50.A1" office:value-type="string">
                  <text:p text:style-name="P112">06</text:p>
                </table:table-cell>
                <table:table-cell table:style-name="Tabla50.A1" office:value-type="string">
                  <text:p text:style-name="P112"/>
                </table:table-cell>
              </table:table-row>
              <table:table-row>
                <table:table-cell table:style-name="Tabla50.A2" office:value-type="string">
                  <text:p text:style-name="P112"><text:s text:c="2"/><text:span text:style-name="T57">11</text:span></text:p>
                </table:table-cell>
                <table:table-cell table:style-name="Tabla50.A1" office:value-type="string">
                  <text:p text:style-name="P112"/>
                </table:table-cell>
                <table:table-cell table:style-name="Tabla50.A1" office:value-type="string">
                  <text:p text:style-name="P113"/>
                </table:table-cell>
                <table:table-cell table:style-name="Tabla50.A2" office:value-type="string">
                  <text:p text:style-name="P112"><text:s/>6</text:p>
                </table:table-cell>
                <table:table-cell table:style-name="Tabla50.A1" office:value-type="string">
                  <text:p text:style-name="P112"/>
                </table:table-cell>
              </table:table-row>
              <table:table-row>
                <table:table-cell table:style-name="Tabla50.A1" office:value-type="string">
                  <text:p text:style-name="P112"><text:s text:c="2"/><text:span text:style-name="T57">0000</text:span></text:p>
                </table:table-cell>
                <table:table-cell table:style-name="Tabla50.A1" office:value-type="string">
                  <text:p text:style-name="P112"/>
                </table:table-cell>
                <table:table-cell table:style-name="Tabla50.A1" office:value-type="string">
                  <text:p text:style-name="P113"/>
                </table:table-cell>
                <table:table-cell table:style-name="Tabla50.A1" office:value-type="string">
                  <text:p text:style-name="P112"><text:s/>0</text:p>
                </table:table-cell>
                <table:table-cell table:style-name="Tabla50.A1" office:value-type="string">
                  <text:p text:style-name="P112"/>
                </table:table-cell>
              </table:table-row>
            </table:table>
            <text:p text:style-name="P33"><text:span text:style-name="T53">3.27) 110000</text:span><text:span text:style-name="T3">2</text:span><text:span text:style-name="T1"> : 110</text:span><text:span text:style-name="T3">2</text:span></text:p>
            <table:table table:name="Tabla51" table:style-name="Tabla51">
              <table:table-column table:style-name="Tabla51.A" table:number-columns-repeated="2"/>
              <table:table-column table:style-name="Tabla51.C"/>
              <table:table-column table:style-name="Tabla51.D"/>
              <table:table-column table:style-name="Tabla51.E"/>
              <table:table-row>
                <table:table-cell table:style-name="Tabla51.A1" office:value-type="string">
                  <text:p text:style-name="P114">110000</text:p>
                </table:table-cell>
                <table:table-cell table:style-name="Tabla51.B1" office:value-type="string">
                  <text:p text:style-name="P112">11<text:span text:style-name="T57">0</text:span></text:p>
                </table:table-cell>
                <table:table-cell table:style-name="Tabla51.A1" office:value-type="string">
                  <text:p text:style-name="P113"/>
                </table:table-cell>
                <table:table-cell table:style-name="Tabla51.A1" office:value-type="string">
                  <text:p text:style-name="P114">48</text:p>
                </table:table-cell>
                <table:table-cell table:style-name="Tabla51.B1" office:value-type="string">
                  <text:p text:style-name="P114">6</text:p>
                </table:table-cell>
              </table:table-row>
              <table:table-row>
                <table:table-cell table:style-name="Tabla51.A2" office:value-type="string">
                  <text:p text:style-name="P114">110</text:p>
                </table:table-cell>
                <table:table-cell table:style-name="Tabla51.A1" office:value-type="string">
                  <text:p text:style-name="P157">1000</text:p>
                </table:table-cell>
                <table:table-cell table:style-name="Tabla51.A1" office:value-type="string">
                  <text:p text:style-name="P113"/>
                </table:table-cell>
                <table:table-cell table:style-name="Tabla51.A1" office:value-type="string">
                  <text:p text:style-name="P114">0</text:p>
                </table:table-cell>
                <table:table-cell table:style-name="Tabla51.A1" office:value-type="string">
                  <text:p text:style-name="P157">8</text:p>
                </table:table-cell>
              </table:table-row>
              <table:table-row>
                <table:table-cell table:style-name="Tabla51.A1" office:value-type="string">
                  <text:p text:style-name="P114">000000</text:p>
                </table:table-cell>
                <table:table-cell table:style-name="Tabla51.A1" office:value-type="string">
                  <text:p text:style-name="P112"/>
                </table:table-cell>
                <table:table-cell table:style-name="Tabla51.A1" office:value-type="string">
                  <text:p text:style-name="P113"/>
                </table:table-cell>
                <table:table-cell table:style-name="Tabla51.A1" office:value-type="string">
                  <text:p text:style-name="P112"/>
                </table:table-cell>
                <table:table-cell table:style-name="Tabla51.A1" office:value-type="string">
                  <text:p text:style-name="P112"/>
                </table:table-cell>
              </table:table-row>
            </table:table>
            <text:p text:style-name="P178"><text:line-break/><text:line-break/><text:line-break/><text:line-break/></text:p>
            <text:section text:style-name="Sect3" text:name="Sección13">
              <text:section text:style-name="Sect2" text:name="Sección14">
                <text:section text:style-name="Sect5" text:name="Sección17">
                  <text:p text:style-name="P37"><text:span text:style-name="T58">4.1) 3167</text:span><text:span text:style-name="T4">10</text:span></text:p>
                  <table:table table:name="Tabla32" table:style-name="Tabla32">
                    <table:table-column table:style-name="Tabla32.A"/>
                    <table:table-column table:style-name="Tabla32.B" table:number-columns-repeated="2"/>
                    <table:table-row>
                      <table:table-cell table:style-name="Tabla32.A1" office:value-type="string">
                        <text:p text:style-name="P115">3167</text:p>
                      </table:table-cell>
                      <table:table-cell table:style-name="Tabla32.B1" office:value-type="string">
                        <text:p text:style-name="P115">16</text:p>
                      </table:table-cell>
                      <table:table-cell table:style-name="Tabla32.A1" office:value-type="string">
                        <text:p text:style-name="P87"/>
                      </table:table-cell>
                    </table:table-row>
                    <table:table-row>
                      <table:table-cell table:style-name="Tabla32.A1" office:value-type="string">
                        <text:p text:style-name="P138">1<text:span text:style-name="T59">5</text:span></text:p>
                      </table:table-cell>
                      <table:table-cell table:style-name="Tabla32.A1" office:value-type="string">
                        <text:p text:style-name="P115">197</text:p>
                      </table:table-cell>
                      <table:table-cell table:style-name="Tabla32.B1" office:value-type="string">
                        <text:p text:style-name="P115">16</text:p>
                      </table:table-cell>
                    </table:table-row>
                    <table:table-row>
                      <table:table-cell table:style-name="Tabla32.A1" office:value-type="string">
                        <text:p text:style-name="P100"/>
                      </table:table-cell>
                      <table:table-cell table:style-name="Tabla32.A1" office:value-type="string">
                        <text:p text:style-name="P162">5</text:p>
                      </table:table-cell>
                      <table:table-cell table:style-name="Tabla32.C3" office:value-type="string">
                        <text:p text:style-name="P162">12</text:p>
                      </table:table-cell>
                    </table:table-row>
                  </table:table>
                  <text:p text:style-name="P8">3167<text:span text:style-name="T2">10 </text:span>= <text:span text:style-name="T60">C5F</text:span><text:span text:style-name="T5">16</text:span></text:p>
                  <text:p text:style-name="P7"/>
                  <text:p text:style-name="P7">4.2) 2<text:span text:style-name="T31">19</text:span><text:span text:style-name="T19">10</text:span></text:p>
                  <table:table table:name="Tabla33" table:style-name="Tabla33">
                    <table:table-column table:style-name="Tabla33.A"/>
                    <table:table-column table:style-name="Tabla33.B"/>
                    <table:table-row>
                      <table:table-cell table:style-name="Tabla33.A1" office:value-type="string">
                        <text:p text:style-name="P115">219</text:p>
                      </table:table-cell>
                      <table:table-cell table:style-name="Tabla33.B1" office:value-type="string">
                        <text:p text:style-name="P115">16</text:p>
                      </table:table-cell>
                    </table:table-row>
                    <table:table-row>
                      <table:table-cell table:style-name="Tabla33.A1" office:value-type="string">
                        <text:p text:style-name="P162">11</text:p>
                      </table:table-cell>
                      <table:table-cell table:style-name="Tabla33.B2" office:value-type="string">
                        <text:p text:style-name="P162">13</text:p>
                      </table:table-cell>
                    </table:table-row>
                  </table:table>
                  <text:p text:style-name="P17"><text:span text:style-name="T31">2</text:span><text:span text:style-name="T30">19</text:span><text:span text:style-name="T18">10 </text:span><text:span text:style-name="T30">= </text:span><text:span text:style-name="T33">DB</text:span><text:span text:style-name="T22">16</text:span></text:p>
                  <text:p text:style-name="P16"><text:span text:style-name="T31"/></text:p>
                  <text:p text:style-name="P16"><text:span text:style-name="T31">4.</text:span><text:span text:style-name="T30">3) 6560</text:span><text:span text:style-name="T18">10</text:span></text:p>
                  <table:table table:name="Tabla34" table:style-name="Tabla34">
                    <table:table-column table:style-name="Tabla34.A"/>
                    <table:table-column table:style-name="Tabla34.B"/>
                    <table:table-column table:style-name="Tabla34.C"/>
                    <table:table-column table:style-name="Tabla34.B"/>
                    <table:table-row>
                      <table:table-cell table:style-name="Tabla34.A1" office:value-type="string">
                        <text:p text:style-name="P115">6560</text:p>
                      </table:table-cell>
                      <table:table-cell table:style-name="Tabla34.B1" office:value-type="string">
                        <text:p text:style-name="P115">16</text:p>
                      </table:table-cell>
                      <table:table-cell table:style-name="Tabla34.A1" office:value-type="string">
                        <text:p text:style-name="P87"/>
                      </table:table-cell>
                      <table:table-cell table:style-name="Tabla34.A1" office:value-type="string">
                        <text:p text:style-name="P87"/>
                      </table:table-cell>
                    </table:table-row>
                    <table:table-row>
                      <table:table-cell table:style-name="Tabla34.A1" office:value-type="string">
                        <text:p text:style-name="P162">0</text:p>
                      </table:table-cell>
                      <table:table-cell table:style-name="Tabla34.A1" office:value-type="string">
                        <text:p text:style-name="P115">410</text:p>
                      </table:table-cell>
                      <table:table-cell table:style-name="Tabla34.B1" office:value-type="string">
                        <text:p text:style-name="P115">16</text:p>
                      </table:table-cell>
                      <table:table-cell table:style-name="Tabla34.D2" office:value-type="string">
                        <text:p text:style-name="P115"/>
                      </table:table-cell>
                    </table:table-row>
                    <table:table-row>
                      <table:table-cell table:style-name="Tabla34.A1" office:value-type="string">
                        <text:p text:style-name="P100"/>
                      </table:table-cell>
                      <table:table-cell table:style-name="Tabla34.A1" office:value-type="string">
                        <text:p text:style-name="P162">10</text:p>
                      </table:table-cell>
                      <table:table-cell table:style-name="Tabla34.D2" office:value-type="string">
                        <text:p text:style-name="P71">25</text:p>
                      </table:table-cell>
                      <table:table-cell table:style-name="Tabla34.B1" office:value-type="string">
                        <text:p text:style-name="P71">16</text:p>
                      </table:table-cell>
                    </table:table-row>
                    <table:table-row>
                      <table:table-cell table:style-name="Tabla34.A1" office:value-type="string">
                        <text:p text:style-name="P100"/>
                      </table:table-cell>
                      <table:table-cell table:style-name="Tabla34.A1" office:value-type="string">
                        <text:p text:style-name="P162"/>
                      </table:table-cell>
                      <table:table-cell table:style-name="Tabla34.D2" office:value-type="string">
                        <text:p text:style-name="P162">9</text:p>
                      </table:table-cell>
                      <table:table-cell table:style-name="Tabla34.D2" office:value-type="string">
                        <text:p text:style-name="P162">1</text:p>
                      </table:table-cell>
                    </table:table-row>
                  </table:table>
                  <text:p text:style-name="P17"><text:span text:style-name="T30">6560</text:span><text:span text:style-name="T18">10 </text:span><text:span text:style-name="T30">= </text:span><text:span text:style-name="T33">19A0</text:span><text:span text:style-name="T22">16</text:span></text:p>
                  <text:p text:style-name="P7"><text:span text:style-name="T46"><text:line-break/>4.4) 110</text:span><text:span text:style-name="T18">2</text:span></text:p>
                  <table:table table:name="Tabla35" table:style-name="Tabla35">
                    <table:table-column table:style-name="Tabla35.A" table:number-columns-repeated="8"/>
                    <table:table-column table:style-name="Tabla35.I"/>
                    <table:table-row>
                      <table:table-cell office:value-type="string">
                        <text:p text:style-name="P142">8</text:p>
                      </table:table-cell>
                      <table:table-cell office:value-type="string">
                        <text:p text:style-name="P163">4</text:p>
                      </table:table-cell>
                      <table:table-cell office:value-type="string">
                        <text:p text:style-name="P142">2</text:p>
                      </table:table-cell>
                      <table:table-cell office:value-type="string">
                        <text:p text:style-name="P163">1</text:p>
                      </table:table-cell>
                      <table:table-cell office:value-type="string">
                        <text:p text:style-name="P142">8</text:p>
                      </table:table-cell>
                      <table:table-cell office:value-type="string">
                        <text:p text:style-name="P142">4</text:p>
                      </table:table-cell>
                      <table:table-cell office:value-type="string">
                        <text:p text:style-name="P142">2</text:p>
                      </table:table-cell>
                      <table:table-cell office:value-type="string">
                        <text:p text:style-name="P142">1</text:p>
                      </table:table-cell>
                      <table:table-cell office:value-type="string">
                        <text:p text:style-name="P88"/>
                      </table:table-cell>
                    </table:table-row>
                    <table:table-row>
                      <table:table-cell office:value-type="string">
                        <text:p text:style-name="P88"/>
                      </table:table-cell>
                      <table:table-cell office:value-type="string">
                        <text:p text:style-name="P88"/>
                      </table:table-cell>
                      <table:table-cell office:value-type="string">
                        <text:p text:style-name="P103"/>
                      </table:table-cell>
                      <table:table-cell office:value-type="string">
                        <text:p text:style-name="P103"/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59"/>
                      </table:table-cell>
                    </table:table-row>
                    <table:table-row>
                      <table:table-cell table:number-columns-spanned="4" office:value-type="string">
                        <text:p text:style-name="P88"/>
                      </table:table-cell>
                      <table:covered-table-cell/>
                      <table:covered-table-cell/>
                      <table:covered-table-cell/>
                      <table:table-cell table:number-columns-spanned="4" office:value-type="string">
                        <text:p text:style-name="P163">6</text:p>
                      </table:table-cell>
                      <table:covered-table-cell/>
                      <table:covered-table-cell/>
                      <table:covered-table-cell/>
                      <table:table-cell office:value-type="string">
                        <text:p text:style-name="P163">6</text:p>
                      </table:table-cell>
                    </table:table-row>
                  </table:table>
                  <text:p text:style-name="P10">110<text:span text:style-name="T2">2</text:span> = <text:span text:style-name="T60">6</text:span><text:span text:style-name="T5">16</text:span></text:p>
                  <text:p text:style-name="P9">4.5) 10001011<text:span text:style-name="T2">2</text:span></text:p>
                  <table:table table:name="Tabla36" table:style-name="Tabla36">
                    <table:table-column table:style-name="Tabla36.A" table:number-columns-repeated="8"/>
                    <table:table-column table:style-name="Tabla36.I"/>
                    <table:table-row>
                      <table:table-cell office:value-type="string">
                        <text:p text:style-name="P142">8</text:p>
                      </table:table-cell>
                      <table:table-cell office:value-type="string">
                        <text:p text:style-name="P163">4</text:p>
                      </table:table-cell>
                      <table:table-cell office:value-type="string">
                        <text:p text:style-name="P142">2</text:p>
                      </table:table-cell>
                      <table:table-cell office:value-type="string">
                        <text:p text:style-name="P163">1</text:p>
                      </table:table-cell>
                      <table:table-cell office:value-type="string">
                        <text:p text:style-name="P142">8</text:p>
                      </table:table-cell>
                      <table:table-cell office:value-type="string">
                        <text:p text:style-name="P142">4</text:p>
                      </table:table-cell>
                      <table:table-cell office:value-type="string">
                        <text:p text:style-name="P142">2</text:p>
                      </table:table-cell>
                      <table:table-cell office:value-type="string">
                        <text:p text:style-name="P142">1</text:p>
                      </table:table-cell>
                      <table:table-cell office:value-type="string">
                        <text:p text:style-name="P88"/>
                      </table:table-cell>
                    </table:table-row>
                    <table:table-row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17">0</text:p>
                      </table:table-cell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17">1</text:p>
                      </table:table-cell>
                      <table:table-cell office:value-type="string">
                        <text:p text:style-name="P159"/>
                      </table:table-cell>
                    </table:table-row>
                    <table:table-row>
                      <table:table-cell table:number-columns-spanned="4" office:value-type="string">
                        <text:p text:style-name="P163">8</text:p>
                      </table:table-cell>
                      <table:covered-table-cell/>
                      <table:covered-table-cell/>
                      <table:covered-table-cell/>
                      <table:table-cell table:number-columns-spanned="4" office:value-type="string">
                        <text:p text:style-name="P163">11</text:p>
                      </table:table-cell>
                      <table:covered-table-cell/>
                      <table:covered-table-cell/>
                      <table:covered-table-cell/>
                      <table:table-cell office:value-type="string">
                        <text:p text:style-name="P163">8B</text:p>
                      </table:table-cell>
                    </table:table-row>
                  </table:table>
                  <text:p text:style-name="P18">10001011<text:span text:style-name="T2">2</text:span> = <text:span text:style-name="T60">8B</text:span><text:span text:style-name="T5">16</text:span></text:p>
                  <text:p text:style-name="P9"/>
                  <text:p text:style-name="P9"><text:span text:style-name="T69">4</text:span>.6)<text:span text:style-name="T63">728</text:span><text:span text:style-name="T20">10</text:span></text:p>
                  <table:table table:name="Tabla37" table:style-name="Tabla37">
                    <table:table-column table:style-name="Tabla37.A"/>
                    <table:table-column table:style-name="Tabla37.B"/>
                    <table:table-column table:style-name="Tabla37.C"/>
                    <table:table-row>
                      <table:table-cell table:style-name="Tabla37.A1" office:value-type="string">
                        <text:p text:style-name="P120">728</text:p>
                      </table:table-cell>
                      <table:table-cell table:style-name="Tabla37.B1" office:value-type="string">
                        <text:p text:style-name="P116">16</text:p>
                      </table:table-cell>
                      <table:table-cell table:style-name="Tabla37.A1" office:value-type="string">
                        <text:p text:style-name="P89"/>
                      </table:table-cell>
                    </table:table-row>
                    <table:table-row>
                      <table:table-cell table:style-name="Tabla37.A1" office:value-type="string">
                        <text:p text:style-name="P164">8</text:p>
                      </table:table-cell>
                      <table:table-cell table:style-name="Tabla37.A1" office:value-type="string">
                        <text:p text:style-name="P116">4<text:span text:style-name="T64">5</text:span></text:p>
                      </table:table-cell>
                      <table:table-cell table:style-name="Tabla37.B1" office:value-type="string">
                        <text:p text:style-name="P116">16</text:p>
                      </table:table-cell>
                    </table:table-row>
                    <table:table-row>
                      <table:table-cell table:style-name="Tabla37.A1" office:value-type="string">
                        <text:p text:style-name="P101"/>
                      </table:table-cell>
                      <table:table-cell table:style-name="Tabla37.A1" office:value-type="string">
                        <text:p text:style-name="P164">13</text:p>
                      </table:table-cell>
                      <table:table-cell table:style-name="Tabla37.C3" office:value-type="string">
                        <text:p text:style-name="P164">2</text:p>
                      </table:table-cell>
                    </table:table-row>
                  </table:table>
                  <text:p text:style-name="P186"><text:span text:style-name="T50">7</text:span><text:span text:style-name="T49">28</text:span><text:span text:style-name="T14">10</text:span><text:span text:style-name="T49"> = </text:span><text:span text:style-name="T51">2D8</text:span><text:span text:style-name="T17">16</text:span></text:p>
                </text:section>
                <text:p text:style-name="P173"/>
              </text:section>
              <text:section text:style-name="Sect2" text:name="Sección15">
                <text:section text:style-name="Sect5" text:name="Sección18">
                  <text:p text:style-name="P19"><text:span text:style-name="T30">5.1) </text:span><text:span text:style-name="T32">3AE</text:span><text:span text:style-name="T21">16</text:span></text:p>
                  <table:table table:name="Tabla38" table:style-name="Tabla38">
                    <table:table-column table:style-name="Tabla38.A"/>
                    <table:table-column table:style-name="Tabla38.B"/>
                    <table:table-column table:style-name="Tabla38.A"/>
                    <table:table-column table:style-name="Tabla38.B"/>
                    <table:table-row>
                      <table:table-cell office:value-type="string">
                        <text:p text:style-name="P165">256</text:p>
                      </table:table-cell>
                      <table:table-cell office:value-type="string">
                        <text:p text:style-name="P165">16</text:p>
                      </table:table-cell>
                      <table:table-cell office:value-type="string">
                        <text:p text:style-name="P143">1</text:p>
                      </table:table-cell>
                      <table:table-cell office:value-type="string">
                        <text:p text:style-name="P90"/>
                      </table:table-cell>
                    </table:table-row>
                    <table:table-row>
                      <table:table-cell office:value-type="string">
                        <text:p text:style-name="P121">256*3</text:p>
                      </table:table-cell>
                      <table:table-cell office:value-type="string">
                        <text:p text:style-name="P121">16*10</text:p>
                      </table:table-cell>
                      <table:table-cell office:value-type="string">
                        <text:p text:style-name="P121">1*14</text:p>
                      </table:table-cell>
                      <table:table-cell office:value-type="string">
                        <text:p text:style-name="P165"/>
                      </table:table-cell>
                    </table:table-row>
                    <table:table-row>
                      <table:table-cell office:value-type="string">
                        <text:p text:style-name="P124">768</text:p>
                      </table:table-cell>
                      <table:table-cell office:value-type="string">
                        <text:p text:style-name="P124">160</text:p>
                      </table:table-cell>
                      <table:table-cell office:value-type="string">
                        <text:p text:style-name="P124">14</text:p>
                      </table:table-cell>
                      <table:table-cell office:value-type="string">
                        <text:p text:style-name="P165">942</text:p>
                      </table:table-cell>
                    </table:table-row>
                  </table:table>
                  <text:p text:style-name="P24"><text:span text:style-name="T35">3</text:span><text:span text:style-name="T34">AE</text:span><text:span text:style-name="T23">16</text:span><text:span text:style-name="T34"> = </text:span><text:span text:style-name="T40">942</text:span><text:span text:style-name="T28">10</text:span></text:p>
                  <text:p text:style-name="P20"><text:span text:style-name="T35">5.</text:span><text:span text:style-name="T34">2) FFF</text:span><text:span text:style-name="T23">16</text:span></text:p>
                  <table:table table:name="Tabla39" table:style-name="Tabla39">
                    <table:table-column table:style-name="Tabla39.A"/>
                    <table:table-column table:style-name="Tabla39.B"/>
                    <table:table-column table:style-name="Tabla39.A"/>
                    <table:table-column table:style-name="Tabla39.B"/>
                    <table:table-row>
                      <table:table-cell office:value-type="string">
                        <text:p text:style-name="P165">256</text:p>
                      </table:table-cell>
                      <table:table-cell office:value-type="string">
                        <text:p text:style-name="P165">16</text:p>
                      </table:table-cell>
                      <table:table-cell office:value-type="string">
                        <text:p text:style-name="P143">1</text:p>
                      </table:table-cell>
                      <table:table-cell office:value-type="string">
                        <text:p text:style-name="P90"/>
                      </table:table-cell>
                    </table:table-row>
                    <table:table-row>
                      <table:table-cell office:value-type="string">
                        <text:p text:style-name="P121">15*256</text:p>
                      </table:table-cell>
                      <table:table-cell office:value-type="string">
                        <text:p text:style-name="P121">15*16</text:p>
                      </table:table-cell>
                      <table:table-cell office:value-type="string">
                        <text:p text:style-name="P121">15*1</text:p>
                      </table:table-cell>
                      <table:table-cell office:value-type="string">
                        <text:p text:style-name="P165"/>
                      </table:table-cell>
                    </table:table-row>
                    <table:table-row>
                      <table:table-cell office:value-type="string">
                        <text:p text:style-name="P121">3840</text:p>
                      </table:table-cell>
                      <table:table-cell office:value-type="string">
                        <text:p text:style-name="P121">240</text:p>
                      </table:table-cell>
                      <table:table-cell office:value-type="string">
                        <text:p text:style-name="P121">15</text:p>
                      </table:table-cell>
                      <table:table-cell office:value-type="string">
                        <text:p text:style-name="P168">4095</text:p>
                      </table:table-cell>
                    </table:table-row>
                  </table:table>
                  <text:p text:style-name="P188"><text:span text:style-name="T39">FFF</text:span><text:span text:style-name="T27">16</text:span><text:span text:style-name="T39"> = </text:span><text:span text:style-name="T43">4095</text:span><text:span text:style-name="T29">10</text:span></text:p>
                  <text:p text:style-name="P23"><text:span text:style-name="T36">5.3) 6AF</text:span><text:span text:style-name="T24">16</text:span></text:p>
                  <table:table table:name="Tabla40" table:style-name="Tabla40">
                    <table:table-column table:style-name="Tabla40.A"/>
                    <table:table-column table:style-name="Tabla40.B"/>
                    <table:table-column table:style-name="Tabla40.A"/>
                    <table:table-column table:style-name="Tabla40.B"/>
                    <table:table-row>
                      <table:table-cell office:value-type="string">
                        <text:p text:style-name="P166">256</text:p>
                      </table:table-cell>
                      <table:table-cell office:value-type="string">
                        <text:p text:style-name="P166">16</text:p>
                      </table:table-cell>
                      <table:table-cell office:value-type="string">
                        <text:p text:style-name="P144">1</text:p>
                      </table:table-cell>
                      <table:table-cell office:value-type="string">
                        <text:p text:style-name="P91"/>
                      </table:table-cell>
                    </table:table-row>
                    <table:table-row>
                      <table:table-cell office:value-type="string">
                        <text:p text:style-name="P124">6*256</text:p>
                      </table:table-cell>
                      <table:table-cell office:value-type="string">
                        <text:p text:style-name="P122"><text:span text:style-name="T67">10</text:span>*16</text:p>
                      </table:table-cell>
                      <table:table-cell office:value-type="string">
                        <text:p text:style-name="P122">15*1</text:p>
                      </table:table-cell>
                      <table:table-cell office:value-type="string">
                        <text:p text:style-name="P166"/>
                      </table:table-cell>
                    </table:table-row>
                    <table:table-row>
                      <table:table-cell office:value-type="string">
                        <text:p text:style-name="P124">1536</text:p>
                      </table:table-cell>
                      <table:table-cell office:value-type="string">
                        <text:p text:style-name="P124">160</text:p>
                      </table:table-cell>
                      <table:table-cell office:value-type="string">
                        <text:p text:style-name="P122">15</text:p>
                      </table:table-cell>
                      <table:table-cell office:value-type="string">
                        <text:p text:style-name="P168">1711</text:p>
                      </table:table-cell>
                    </table:table-row>
                  </table:table>
                  <text:p text:style-name="P24"><text:span text:style-name="T35">6</text:span><text:span text:style-name="T34">AF</text:span><text:span text:style-name="T23">16</text:span><text:span text:style-name="T34"> = </text:span><text:span text:style-name="T40">1711</text:span><text:span text:style-name="T28">10</text:span></text:p>
                  <text:p text:style-name="P20"><text:span text:style-name="T35">5.</text:span><text:span text:style-name="T34">4) C20</text:span><text:span text:style-name="T23">16</text:span></text:p>
                  <table:table table:name="Tabla41" table:style-name="Tabla41">
                    <table:table-column table:style-name="Tabla41.A"/>
                    <table:table-column table:style-name="Tabla41.B"/>
                    <table:table-column table:style-name="Tabla41.A"/>
                    <table:table-column table:style-name="Tabla41.B"/>
                    <table:table-row>
                      <table:table-cell office:value-type="string">
                        <text:p text:style-name="P166">256</text:p>
                      </table:table-cell>
                      <table:table-cell office:value-type="string">
                        <text:p text:style-name="P166">16</text:p>
                      </table:table-cell>
                      <table:table-cell office:value-type="string">
                        <text:p text:style-name="P144">1</text:p>
                      </table:table-cell>
                      <table:table-cell office:value-type="string">
                        <text:p text:style-name="P91"/>
                      </table:table-cell>
                    </table:table-row>
                    <table:table-row>
                      <table:table-cell office:value-type="string">
                        <text:p text:style-name="P124">12*256</text:p>
                      </table:table-cell>
                      <table:table-cell office:value-type="string">
                        <text:p text:style-name="P124">2*16</text:p>
                      </table:table-cell>
                      <table:table-cell office:value-type="string">
                        <text:p text:style-name="P122"><text:span text:style-name="T67">0</text:span>*1</text:p>
                      </table:table-cell>
                      <table:table-cell office:value-type="string">
                        <text:p text:style-name="P166"/>
                      </table:table-cell>
                    </table:table-row>
                    <table:table-row>
                      <table:table-cell office:value-type="string">
                        <text:p text:style-name="P124">3072</text:p>
                      </table:table-cell>
                      <table:table-cell office:value-type="string">
                        <text:p text:style-name="P124">32</text:p>
                      </table:table-cell>
                      <table:table-cell office:value-type="string">
                        <text:p text:style-name="P124">0</text:p>
                      </table:table-cell>
                      <table:table-cell office:value-type="string">
                        <text:p text:style-name="P168">3104</text:p>
                      </table:table-cell>
                    </table:table-row>
                  </table:table>
                  <text:p text:style-name="P25"><text:span text:style-name="T34">C20</text:span><text:span text:style-name="T23">16</text:span><text:span text:style-name="T34"> = </text:span><text:span text:style-name="T40">3104</text:span><text:span text:style-name="T28">10</text:span></text:p>
                  <text:p text:style-name="P21"><text:span text:style-name="T34">5.5) A2E</text:span><text:span text:style-name="T23">16</text:span></text:p>
                  <table:table table:name="Tabla52" table:style-name="Tabla52">
                    <table:table-column table:style-name="Tabla52.A"/>
                    <table:table-column table:style-name="Tabla52.B"/>
                    <table:table-column table:style-name="Tabla52.A"/>
                    <table:table-column table:style-name="Tabla52.B"/>
                    <table:table-row>
                      <table:table-cell office:value-type="string">
                        <text:p text:style-name="P166">256</text:p>
                      </table:table-cell>
                      <table:table-cell office:value-type="string">
                        <text:p text:style-name="P166">16</text:p>
                      </table:table-cell>
                      <table:table-cell office:value-type="string">
                        <text:p text:style-name="P144">1</text:p>
                      </table:table-cell>
                      <table:table-cell office:value-type="string">
                        <text:p text:style-name="P91"/>
                      </table:table-cell>
                    </table:table-row>
                    <table:table-row>
                      <table:table-cell office:value-type="string">
                        <text:p text:style-name="P124"><text:span text:style-name="T68">10</text:span>*256</text:p>
                      </table:table-cell>
                      <table:table-cell office:value-type="string">
                        <text:p text:style-name="P126">2*16</text:p>
                      </table:table-cell>
                      <table:table-cell office:value-type="string">
                        <text:p text:style-name="P122"><text:span text:style-name="T68">14</text:span>*1</text:p>
                      </table:table-cell>
                      <table:table-cell office:value-type="string">
                        <text:p text:style-name="P166"/>
                      </table:table-cell>
                    </table:table-row>
                    <table:table-row>
                      <table:table-cell office:value-type="string">
                        <text:p text:style-name="P126">2560</text:p>
                      </table:table-cell>
                      <table:table-cell office:value-type="string">
                        <text:p text:style-name="P126">32</text:p>
                      </table:table-cell>
                      <table:table-cell office:value-type="string">
                        <text:p text:style-name="P126">14</text:p>
                      </table:table-cell>
                      <table:table-cell office:value-type="string">
                        <text:p text:style-name="P169">2606</text:p>
                      </table:table-cell>
                    </table:table-row>
                  </table:table>
                  <text:p text:style-name="P25"><text:span text:style-name="T34">A2E</text:span><text:span text:style-name="T23">16</text:span><text:span text:style-name="T34"> = </text:span><text:span text:style-name="T40">2606</text:span><text:span text:style-name="T28">10</text:span></text:p>
                  <text:p text:style-name="P22"><text:span text:style-name="T34">5.6) 20</text:span><text:span text:style-name="T23">8</text:span></text:p>
                  <table:table table:name="Tabla53" table:style-name="Tabla53">
                    <table:table-column table:style-name="Tabla53.A"/>
                    <table:table-column table:style-name="Tabla53.B"/>
                    <table:table-column table:style-name="Tabla53.C"/>
                    <table:table-row>
                      <table:table-cell office:value-type="string">
                        <text:p text:style-name="P169">8</text:p>
                      </table:table-cell>
                      <table:table-cell office:value-type="string">
                        <text:p text:style-name="P145">1</text:p>
                      </table:table-cell>
                      <table:table-cell office:value-type="string">
                        <text:p text:style-name="P92"/>
                      </table:table-cell>
                    </table:table-row>
                    <table:table-row>
                      <table:table-cell office:value-type="string">
                        <text:p text:style-name="P126">2*8</text:p>
                      </table:table-cell>
                      <table:table-cell office:value-type="string">
                        <text:p text:style-name="P126">0</text:p>
                      </table:table-cell>
                      <table:table-cell office:value-type="string">
                        <text:p text:style-name="P167"/>
                      </table:table-cell>
                    </table:table-row>
                    <table:table-row>
                      <table:table-cell office:value-type="string">
                        <text:p text:style-name="P126">16</text:p>
                      </table:table-cell>
                      <table:table-cell office:value-type="string">
                        <text:p text:style-name="P126">0</text:p>
                      </table:table-cell>
                      <table:table-cell office:value-type="string">
                        <text:p text:style-name="P169">16</text:p>
                      </table:table-cell>
                    </table:table-row>
                  </table:table>
                  <text:p text:style-name="P25"><text:span text:style-name="T34">20</text:span><text:span text:style-name="T23">8</text:span><text:span text:style-name="T34"> = </text:span><text:span text:style-name="T40">16</text:span><text:span text:style-name="T28">10</text:span></text:p>
                  <text:p text:style-name="P22"><text:span text:style-name="T34">5.7) 125</text:span><text:span text:style-name="T23">8</text:span></text:p>
                  <table:table table:name="Tabla54" table:style-name="Tabla54">
                    <table:table-column table:style-name="Tabla54.A"/>
                    <table:table-column table:style-name="Tabla54.B" table:number-columns-repeated="2"/>
                    <table:table-column table:style-name="Tabla54.A"/>
                    <table:table-row>
                      <table:table-cell office:value-type="string">
                        <text:p text:style-name="P169">64</text:p>
                      </table:table-cell>
                      <table:table-cell office:value-type="string">
                        <text:p text:style-name="P169">8</text:p>
                      </table:table-cell>
                      <table:table-cell office:value-type="string">
                        <text:p text:style-name="P145">1</text:p>
                      </table:table-cell>
                      <table:table-cell office:value-type="string">
                        <text:p text:style-name="P92"/>
                      </table:table-cell>
                    </table:table-row>
                    <table:table-row>
                      <table:table-cell office:value-type="string">
                        <text:p text:style-name="P125"><text:span text:style-name="T68">1</text:span>*<text:span text:style-name="T68">64</text:span></text:p>
                      </table:table-cell>
                      <table:table-cell office:value-type="string">
                        <text:p text:style-name="P126">2*8</text:p>
                      </table:table-cell>
                      <table:table-cell office:value-type="string">
                        <text:p text:style-name="P123"><text:span text:style-name="T68">5</text:span>*1</text:p>
                      </table:table-cell>
                      <table:table-cell office:value-type="string">
                        <text:p text:style-name="P167"/>
                      </table:table-cell>
                    </table:table-row>
                    <table:table-row>
                      <table:table-cell office:value-type="string">
                        <text:p text:style-name="P126">64</text:p>
                      </table:table-cell>
                      <table:table-cell office:value-type="string">
                        <text:p text:style-name="P126">16</text:p>
                      </table:table-cell>
                      <table:table-cell office:value-type="string">
                        <text:p text:style-name="P126">5</text:p>
                      </table:table-cell>
                      <table:table-cell office:value-type="string">
                        <text:p text:style-name="P169">85</text:p>
                      </table:table-cell>
                    </table:table-row>
                  </table:table>
                  <text:p text:style-name="P25"><text:span text:style-name="T34">125</text:span><text:span text:style-name="T23">8</text:span><text:span text:style-name="T34"> = </text:span><text:span text:style-name="T40">85</text:span><text:span text:style-name="T28">10</text:span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  <text:p text:style-name="P191"><text:span text:style-name="T28"/></text:p>
                </text:section>
              </text:section>
              <text:section text:style-name="Sect4" text:name="Sección16">
                <text:p text:style-name="P192"><text:span text:style-name="T34">6.1) </text:span><text:span text:style-name="T37">3167</text:span><text:span text:style-name="T25">10</text:span></text:p>
                <table:table table:name="Tabla55" table:style-name="Tabla55">
                  <table:table-column table:style-name="Tabla55.A"/>
                  <table:table-column table:style-name="Tabla55.B" table:number-columns-repeated="2"/>
                  <table:table-column table:style-name="Tabla55.A"/>
                  <table:table-row>
                    <table:table-cell table:style-name="Tabla55.A1" office:value-type="string">
                      <text:p text:style-name="P127">3167</text:p>
                    </table:table-cell>
                    <table:table-cell table:style-name="Tabla55.B1" office:value-type="string">
                      <text:p text:style-name="P127">8</text:p>
                    </table:table-cell>
                    <table:table-cell table:style-name="Tabla55.C1" office:value-type="string">
                      <text:p text:style-name="P93"/>
                    </table:table-cell>
                    <table:table-cell table:style-name="Tabla55.C1" office:value-type="string">
                      <text:p text:style-name="P93"/>
                    </table:table-cell>
                  </table:table-row>
                  <table:table-row>
                    <table:table-cell table:style-name="Tabla55.C1" office:value-type="string">
                      <text:p text:style-name="P170">7</text:p>
                    </table:table-cell>
                    <table:table-cell table:style-name="Tabla55.C1" office:value-type="string">
                      <text:p text:style-name="P127">395</text:p>
                    </table:table-cell>
                    <table:table-cell table:style-name="Tabla55.B1" office:value-type="string">
                      <text:p text:style-name="P127">8</text:p>
                    </table:table-cell>
                    <table:table-cell table:style-name="Tabla55.C1" office:value-type="string">
                      <text:p text:style-name="P93"/>
                    </table:table-cell>
                  </table:table-row>
                  <table:table-row>
                    <table:table-cell table:style-name="Tabla55.C1" office:value-type="string">
                      <text:p text:style-name="P93"/>
                    </table:table-cell>
                    <table:table-cell table:style-name="Tabla55.C1" office:value-type="string">
                      <text:p text:style-name="P170">3</text:p>
                    </table:table-cell>
                    <table:table-cell table:style-name="Tabla55.C1" office:value-type="string">
                      <text:p text:style-name="P127">49</text:p>
                    </table:table-cell>
                    <table:table-cell table:style-name="Tabla55.B1" office:value-type="string">
                      <text:p text:style-name="P127">8</text:p>
                    </table:table-cell>
                  </table:table-row>
                  <table:table-row table:style-name="Tabla55.4">
                    <table:table-cell table:style-name="Tabla55.C1" office:value-type="string">
                      <text:p text:style-name="P93"/>
                    </table:table-cell>
                    <table:table-cell table:style-name="Tabla55.C1" office:value-type="string">
                      <text:p text:style-name="P80"/>
                    </table:table-cell>
                    <table:table-cell table:style-name="Tabla55.C1" office:value-type="string">
                      <text:p text:style-name="P140">1</text:p>
                    </table:table-cell>
                    <table:table-cell table:style-name="Tabla55.A1" office:value-type="string">
                      <text:p text:style-name="P170">6</text:p>
                    </table:table-cell>
                  </table:table-row>
                </table:table>
                <text:p text:style-name="P28"><text:span text:style-name="T37">3</text:span><text:span text:style-name="T34">167</text:span><text:span text:style-name="T23">10</text:span><text:span text:style-name="T34"> = </text:span><text:span text:style-name="T40">6137</text:span><text:span text:style-name="T28">8</text:span></text:p>
                <text:p text:style-name="P27"><text:span text:style-name="T34">6.2) 219</text:span><text:span text:style-name="T23">10</text:span></text:p>
                <table:table table:name="Tabla56" table:style-name="Tabla56">
                  <table:table-column table:style-name="Tabla56.A"/>
                  <table:table-column table:style-name="Tabla56.B"/>
                  <table:table-column table:style-name="Tabla56.C"/>
                  <table:table-row>
                    <table:table-cell table:style-name="Tabla56.A1" office:value-type="string">
                      <text:p text:style-name="P127">219</text:p>
                    </table:table-cell>
                    <table:table-cell table:style-name="Tabla56.B1" office:value-type="string">
                      <text:p text:style-name="P127">8</text:p>
                    </table:table-cell>
                    <table:table-cell table:style-name="Tabla56.C1" office:value-type="string">
                      <text:p text:style-name="P93"/>
                    </table:table-cell>
                  </table:table-row>
                  <table:table-row>
                    <table:table-cell table:style-name="Tabla56.C1" office:value-type="string">
                      <text:p text:style-name="P170">3</text:p>
                    </table:table-cell>
                    <table:table-cell table:style-name="Tabla56.C1" office:value-type="string">
                      <text:p text:style-name="P127">27</text:p>
                    </table:table-cell>
                    <table:table-cell table:style-name="Tabla56.B1" office:value-type="string">
                      <text:p text:style-name="P127">8</text:p>
                    </table:table-cell>
                  </table:table-row>
                  <table:table-row table:style-name="Tabla56.3">
                    <table:table-cell table:style-name="Tabla56.C1" office:value-type="string">
                      <text:p text:style-name="P80"/>
                    </table:table-cell>
                    <table:table-cell table:style-name="Tabla56.C1" office:value-type="string">
                      <text:p text:style-name="P170">3</text:p>
                    </table:table-cell>
                    <table:table-cell table:style-name="Tabla56.A1" office:value-type="string">
                      <text:p text:style-name="P170">3</text:p>
                    </table:table-cell>
                  </table:table-row>
                </table:table>
                <text:p text:style-name="P28"><text:span text:style-name="T34">219</text:span><text:span text:style-name="T23">10</text:span><text:span text:style-name="T34"> = </text:span><text:span text:style-name="T40">333</text:span><text:span text:style-name="T28">8</text:span></text:p>
                <text:p text:style-name="P175">6.3) 304<text:span text:style-name="T10">10</text:span></text:p>
                <table:table table:name="Tabla59" table:style-name="Tabla59">
                  <table:table-column table:style-name="Tabla59.A"/>
                  <table:table-column table:style-name="Tabla59.B" table:number-columns-repeated="2"/>
                  <table:table-row>
                    <table:table-cell table:style-name="Tabla59.A1" office:value-type="string">
                      <text:p text:style-name="P199">304</text:p>
                    </table:table-cell>
                    <table:table-cell table:style-name="Tabla59.B1" office:value-type="string">
                      <text:p text:style-name="P196">8</text:p>
                    </table:table-cell>
                    <table:table-cell table:style-name="Tabla59.C1" office:value-type="string">
                      <text:p text:style-name="P197"/>
                    </table:table-cell>
                  </table:table-row>
                  <table:table-row>
                    <table:table-cell table:style-name="Tabla59.C1" office:value-type="string">
                      <text:p text:style-name="P204">0</text:p>
                    </table:table-cell>
                    <table:table-cell table:style-name="Tabla59.C1" office:value-type="string">
                      <text:p text:style-name="P199">38</text:p>
                    </table:table-cell>
                    <table:table-cell table:style-name="Tabla59.B1" office:value-type="string">
                      <text:p text:style-name="P196">8</text:p>
                    </table:table-cell>
                  </table:table-row>
                  <table:table-row>
                    <table:table-cell table:style-name="Tabla59.C1" office:value-type="string">
                      <text:p text:style-name="P197"/>
                    </table:table-cell>
                    <table:table-cell table:style-name="Tabla59.C1" office:value-type="string">
                      <text:p text:style-name="P204">6</text:p>
                    </table:table-cell>
                    <table:table-cell table:style-name="Tabla59.A1" office:value-type="string">
                      <text:p text:style-name="P204">4</text:p>
                    </table:table-cell>
                  </table:table-row>
                </table:table>
                <text:p text:style-name="P176">304<text:span text:style-name="T2">10</text:span> = <text:span text:style-name="T60">460</text:span><text:span text:style-name="T5">8</text:span></text:p>
                <text:p text:style-name="P27"><text:span text:style-name="T34">6.4) 101</text:span><text:span text:style-name="T23">2</text:span></text:p>
                <table:table table:name="Tabla57" table:style-name="Tabla57">
                  <table:table-column table:style-name="Tabla57.A" table:number-columns-repeated="6"/>
                  <table:table-column table:style-name="Tabla57.G"/>
                  <table:table-row>
                    <table:table-cell office:value-type="string">
                      <text:p text:style-name="P171">4</text:p>
                    </table:table-cell>
                    <table:table-cell office:value-type="string">
                      <text:p text:style-name="P171">2</text:p>
                    </table:table-cell>
                    <table:table-cell office:value-type="string">
                      <text:p text:style-name="P171">1</text:p>
                    </table:table-cell>
                    <table:table-cell office:value-type="string">
                      <text:p text:style-name="P171">4</text:p>
                    </table:table-cell>
                    <table:table-cell office:value-type="string">
                      <text:p text:style-name="P171">2</text:p>
                    </table:table-cell>
                    <table:table-cell office:value-type="string">
                      <text:p text:style-name="P146">1</text:p>
                    </table:table-cell>
                    <table:table-cell office:value-type="string">
                      <text:p text:style-name="P93"/>
                    </table:table-cell>
                  </table:table-row>
                  <table:table-row>
                    <table:table-cell office:value-type="string">
                      <text:p text:style-name="P118">0</text:p>
                    </table:table-cell>
                    <table:table-cell office:value-type="string">
                      <text:p text:style-name="P118">0</text:p>
                    </table:table-cell>
                    <table:table-cell office:value-type="string">
                      <text:p text:style-name="P128">0</text:p>
                    </table:table-cell>
                    <table:table-cell office:value-type="string">
                      <text:p text:style-name="P128">1*4</text:p>
                    </table:table-cell>
                    <table:table-cell office:value-type="string">
                      <text:p text:style-name="P128">0*2</text:p>
                    </table:table-cell>
                    <table:table-cell office:value-type="string">
                      <text:p text:style-name="P118">1*<text:span text:style-name="T70">1</text:span></text:p>
                    </table:table-cell>
                    <table:table-cell office:value-type="string">
                      <text:p text:style-name="P160"/>
                    </table:table-cell>
                  </table:table-row>
                  <table:table-row>
                    <table:table-cell office:value-type="string">
                      <text:p text:style-name="P118"/>
                    </table:table-cell>
                    <table:table-cell office:value-type="string">
                      <text:p text:style-name="P118"/>
                    </table:table-cell>
                    <table:table-cell office:value-type="string">
                      <text:p text:style-name="P128"/>
                    </table:table-cell>
                    <table:table-cell office:value-type="string">
                      <text:p text:style-name="P128">4</text:p>
                    </table:table-cell>
                    <table:table-cell office:value-type="string">
                      <text:p text:style-name="P128">0</text:p>
                    </table:table-cell>
                    <table:table-cell office:value-type="string">
                      <text:p text:style-name="P128">1</text:p>
                    </table:table-cell>
                    <table:table-cell office:value-type="string">
                      <text:p text:style-name="P171">5</text:p>
                    </table:table-cell>
                  </table:table-row>
                </table:table>
                <text:p text:style-name="P28"><text:span text:style-name="T34">101</text:span><text:span text:style-name="T23">2</text:span><text:span text:style-name="T34"> = </text:span><text:span text:style-name="T41">5</text:span><text:span text:style-name="T28">8</text:span></text:p>
                <text:p text:style-name="P26"/>
                <text:p text:style-name="P181"><text:span text:style-name="T34">6.5) 110</text:span></text:p>
                <table:table table:name="Tabla60" table:style-name="Tabla60">
                  <table:table-column table:style-name="Tabla60.A" table:number-columns-repeated="2"/>
                  <table:table-column table:style-name="Tabla60.C"/>
                  <table:table-column table:style-name="Tabla60.A" table:number-columns-repeated="2"/>
                  <table:table-column table:style-name="Tabla60.C"/>
                  <table:table-column table:style-name="Tabla60.G"/>
                  <table:table-row>
                    <table:table-cell office:value-type="string">
                      <text:p text:style-name="P205">4</text:p>
                    </table:table-cell>
                    <table:table-cell office:value-type="string">
                      <text:p text:style-name="P205">2</text:p>
                    </table:table-cell>
                    <table:table-cell office:value-type="string">
                      <text:p text:style-name="P205">1</text:p>
                    </table:table-cell>
                    <table:table-cell office:value-type="string">
                      <text:p text:style-name="P205">4</text:p>
                    </table:table-cell>
                    <table:table-cell office:value-type="string">
                      <text:p text:style-name="P205">2</text:p>
                    </table:table-cell>
                    <table:table-cell office:value-type="string">
                      <text:p text:style-name="P206">1</text:p>
                    </table:table-cell>
                    <table:table-cell office:value-type="string">
                      <text:p text:style-name="P198"/>
                    </table:table-cell>
                  </table:table-row>
                  <table:table-row>
                    <table:table-cell office:value-type="string">
                      <text:p text:style-name="P200">0</text:p>
                    </table:table-cell>
                    <table:table-cell office:value-type="string">
                      <text:p text:style-name="P200">0</text:p>
                    </table:table-cell>
                    <table:table-cell office:value-type="string">
                      <text:p text:style-name="P201">0</text:p>
                    </table:table-cell>
                    <table:table-cell office:value-type="string">
                      <text:p text:style-name="P201">1*4</text:p>
                    </table:table-cell>
                    <table:table-cell office:value-type="string">
                      <text:p text:style-name="P201"><text:span text:style-name="T71">1</text:span>*2</text:p>
                    </table:table-cell>
                    <table:table-cell office:value-type="string">
                      <text:p text:style-name="P200"><text:span text:style-name="T71">0</text:span>*<text:span text:style-name="T70">1</text:span></text:p>
                    </table:table-cell>
                    <table:table-cell office:value-type="string">
                      <text:p text:style-name="P207"/>
                    </table:table-cell>
                  </table:table-row>
                  <table:table-row>
                    <table:table-cell office:value-type="string">
                      <text:p text:style-name="P200"/>
                    </table:table-cell>
                    <table:table-cell office:value-type="string">
                      <text:p text:style-name="P200"/>
                    </table:table-cell>
                    <table:table-cell office:value-type="string">
                      <text:p text:style-name="P201"/>
                    </table:table-cell>
                    <table:table-cell office:value-type="string">
                      <text:p text:style-name="P201">4</text:p>
                    </table:table-cell>
                    <table:table-cell office:value-type="string">
                      <text:p text:style-name="P202">2</text:p>
                    </table:table-cell>
                    <table:table-cell office:value-type="string">
                      <text:p text:style-name="P202">0</text:p>
                    </table:table-cell>
                    <table:table-cell office:value-type="string">
                      <text:p text:style-name="P208">6</text:p>
                    </table:table-cell>
                  </table:table-row>
                </table:table>
                <text:p text:style-name="P182"><text:span text:style-name="T34">1</text:span><text:span text:style-name="T38">1</text:span><text:span text:style-name="T34">1</text:span><text:span text:style-name="T23">2</text:span><text:span text:style-name="T34"> = </text:span><text:span text:style-name="T42">6</text:span><text:span text:style-name="T28">8</text:span></text:p>
                <text:p text:style-name="P26"><text:span text:style-name="T34">6</text:span><text:span text:style-name="T38">.6</text:span><text:span text:style-name="T34">) 1001011</text:span><text:span text:style-name="T26">2</text:span></text:p>
                <table:table table:name="Tabla58" table:style-name="Tabla58">
                  <table:table-column table:style-name="Tabla58.A"/>
                  <table:table-column table:style-name="Tabla58.B" table:number-columns-repeated="5"/>
                  <table:table-column table:style-name="Tabla58.A"/>
                  <table:table-column table:style-name="Tabla58.H"/>
                  <table:table-row>
                    <table:table-cell table:style-name="Tabla58.A1" office:value-type="string">
                      <text:p text:style-name="P171">1</text:p>
                    </table:table-cell>
                    <table:table-cell table:style-name="Tabla58.A1" office:value-type="string">
                      <text:p text:style-name="P171">4</text:p>
                    </table:table-cell>
                    <table:table-cell table:style-name="Tabla58.A1" office:value-type="string">
                      <text:p text:style-name="P171">2</text:p>
                    </table:table-cell>
                    <table:table-cell table:style-name="Tabla58.A1" office:value-type="string">
                      <text:p text:style-name="P171">1</text:p>
                    </table:table-cell>
                    <table:table-cell table:style-name="Tabla58.A1" office:value-type="string">
                      <text:p text:style-name="P171">4</text:p>
                    </table:table-cell>
                    <table:table-cell table:style-name="Tabla58.A1" office:value-type="string">
                      <text:p text:style-name="P171">2</text:p>
                    </table:table-cell>
                    <table:table-cell table:style-name="Tabla58.A1" office:value-type="string">
                      <text:p text:style-name="P147">1</text:p>
                    </table:table-cell>
                    <table:table-cell table:style-name="Tabla58.A1" office:value-type="string">
                      <text:p text:style-name="P94"/>
                    </table:table-cell>
                  </table:table-row>
                  <table:table-row>
                    <table:table-cell table:style-name="Tabla58.A1" office:value-type="string">
                      <text:p text:style-name="P128">1*1</text:p>
                    </table:table-cell>
                    <table:table-cell table:style-name="Tabla58.A1" office:value-type="string">
                      <text:p text:style-name="P119">0*<text:span text:style-name="T70">4</text:span></text:p>
                    </table:table-cell>
                    <table:table-cell table:style-name="Tabla58.A1" office:value-type="string">
                      <text:p text:style-name="P128">0*2</text:p>
                    </table:table-cell>
                    <table:table-cell table:style-name="Tabla58.A1" office:value-type="string">
                      <text:p text:style-name="P128">1*1</text:p>
                    </table:table-cell>
                    <table:table-cell table:style-name="Tabla58.A1" office:value-type="string">
                      <text:p text:style-name="P128">0*4</text:p>
                    </table:table-cell>
                    <table:table-cell table:style-name="Tabla58.A1" office:value-type="string">
                      <text:p text:style-name="P128">1*2</text:p>
                    </table:table-cell>
                    <table:table-cell table:style-name="Tabla58.A1" office:value-type="string">
                      <text:p text:style-name="P128">1*1</text:p>
                    </table:table-cell>
                    <table:table-cell table:style-name="Tabla58.A1" office:value-type="string">
                      <text:p text:style-name="P161"/>
                    </table:table-cell>
                  </table:table-row>
                  <table:table-row>
                    <table:table-cell table:style-name="Tabla58.A1" office:value-type="string">
                      <text:p text:style-name="P128">1</text:p>
                    </table:table-cell>
                    <table:table-cell table:style-name="Tabla58.A1" table:number-columns-spanned="3" office:value-type="string">
                      <text:p text:style-name="P128">1</text:p>
                    </table:table-cell>
                    <table:covered-table-cell/>
                    <table:covered-table-cell/>
                    <table:table-cell table:style-name="Tabla58.A1" table:number-columns-spanned="3" office:value-type="string">
                      <text:p text:style-name="P128">3</text:p>
                    </table:table-cell>
                    <table:covered-table-cell/>
                    <table:covered-table-cell/>
                    <table:table-cell table:style-name="Tabla58.A1" office:value-type="string">
                      <text:p text:style-name="P171">113</text:p>
                    </table:table-cell>
                  </table:table-row>
                </table:table>
                <text:p text:style-name="P187"><text:span text:style-name="T34">1001011</text:span><text:span text:style-name="T23">2</text:span><text:span text:style-name="T34"> = </text:span><text:span text:style-name="T40">113</text:span><text:span text:style-name="T28">8</text:span></text:p>
                <text:p text:style-name="P187"><text:span text:style-name="T28"/></text:p>
                <text:p text:style-name="P177"><text:span text:style-name="T2"/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ost-conten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11-09T10:21:42.784670963</dc:date>
    <meta:editing-cycles>118</meta:editing-cycles>
    <meta:editing-duration>PT8H56M41S</meta:editing-duration>
    <meta:generator>LibreOffice/5.3.7.2.0$Linux_X86_64 LibreOffice_project/30$Build-2</meta:generator>
    <meta:document-statistic meta:table-count="61" meta:image-count="0" meta:object-count="0" meta:page-count="5" meta:paragraph-count="964" meta:word-count="1323" meta:character-count="3991" meta:non-whitespace-character-count="3663"/>
  </office:meta>
</office:document-meta>
</file>